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 svg:font-family="Consolas"/>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style:font-name="Consolas" fo:font-size="8pt" style:font-name-asian="Consolas" style:font-size-asian="8pt" style:font-name-complex="Consolas" style:font-size-complex="8pt"/>
    </style:style>
    <style:style style:name="P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style:font-name="Consolas" fo:font-size="9pt" style:font-name-asian="Consolas" style:font-size-asian="9pt" style:font-name-complex="Consolas" style:font-size-complex="9pt"/>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font-size="10pt" style:font-size-asian="10pt" style:font-size-complex="10pt"/>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font-size="12pt" style:font-size-asian="12pt" style:font-size-complex="12pt"/>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style:font-name="Courier New" fo:font-size="8pt" style:font-name-asian="Courier New" style:font-size-asian="8pt" style:font-name-complex="Courier New" style:font-size-complex="8pt"/>
    </style:style>
    <style:style style:name="P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font-size="8pt" style:font-size-asian="8pt" style:font-size-complex="8pt"/>
    </style:style>
    <style:style style:name="P10" style:family="paragraph" style:parent-style-name="Standard">
      <style:paragraph-properties fo:margin-left="0cm" fo:margin-right="0cm" fo:text-indent="0cm" style:auto-text-indent="false" fo:break-before="auto" fo:break-after="auto" style:writing-mode="lr-tb"/>
    </style:style>
    <style:style style:name="P11" style:family="paragraph" style:parent-style-name="Standard">
      <style:paragraph-properties fo:margin-left="5.08cm" fo:margin-right="0cm" fo:text-indent="0cm" style:auto-text-indent="false" fo:break-before="auto" fo:break-after="auto" style:writing-mode="lr-tb"/>
    </style:style>
    <style:style style:name="P12" style:family="paragraph" style:parent-style-name="Standard">
      <style:paragraph-properties fo:margin-left="3.81cm" fo:margin-right="0cm" fo:text-indent="1.27cm" style:auto-text-indent="false" fo:break-before="auto" fo:break-after="auto" style:writing-mode="lr-tb"/>
    </style:style>
    <style:style style:name="P13" style:family="paragraph" style:parent-style-name="Standard">
      <style:paragraph-properties fo:margin-left="0cm" fo:margin-right="0cm" fo:margin-top="0cm" fo:margin-bottom="0cm" fo:line-height="115%" fo:text-align="start" style:justify-single-word="false" fo:text-indent="1.27cm" style:auto-text-indent="false" fo:break-before="auto" fo:break-after="auto" style:writing-mode="lr-tb"/>
    </style:style>
    <style:style style:name="P14" style:family="paragraph" style:parent-style-name="Standard">
      <style:paragraph-properties fo:margin-left="0cm" fo:margin-right="0cm" fo:text-indent="1.27cm" style:auto-text-indent="false" fo:break-before="auto" fo:break-after="auto" style:writing-mode="lr-tb"/>
    </style:style>
    <style:style style:name="P15" style:family="paragraph" style:parent-style-name="Standard">
      <style:paragraph-properties fo:margin-left="1.27cm" fo:margin-right="0cm" fo:margin-top="0cm" fo:margin-bottom="0cm" fo:line-height="115%" fo:text-indent="0cm" style:auto-text-indent="false" fo:break-before="auto" fo:break-after="auto" style:writing-mode="lr-tb"/>
    </style:style>
    <style:style style:name="P16"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writing-mode="lr-tb"/>
    </style:style>
    <style:style style:name="P17" style:family="paragraph" style:parent-style-name="Standard">
      <style:paragraph-properties fo:margin-left="2.54cm" fo:margin-right="0cm" fo:margin-top="0cm" fo:margin-bottom="0cm" fo:line-height="115%" fo:text-align="start" style:justify-single-word="false" fo:text-indent="0cm" style:auto-text-indent="false" fo:break-before="auto" fo:break-after="auto" style:writing-mode="lr-tb"/>
    </style:style>
    <style:style style:name="P18" style:family="paragraph" style:parent-style-name="Standard">
      <style:paragraph-properties fo:margin-left="1.27cm" fo:margin-right="0cm" fo:margin-top="0cm" fo:margin-bottom="0cm" fo:line-height="115%" fo:text-align="start" style:justify-single-word="false" fo:text-indent="1.27cm" style:auto-text-indent="false" fo:break-before="auto" fo:break-after="auto" style:writing-mode="lr-tb"/>
    </style:style>
    <style:style style:name="P19" style:family="paragraph" style:parent-style-name="Standard">
      <style:paragraph-properties fo:margin-left="2.54cm" fo:margin-right="0cm" fo:margin-top="0cm" fo:margin-bottom="0cm" fo:line-height="115%" fo:text-align="start" style:justify-single-word="false" fo:text-indent="1.27cm" style:auto-text-indent="false" fo:break-before="auto" fo:break-after="auto" style:writing-mode="lr-tb"/>
    </style:style>
    <style:style style:name="P20" style:family="paragraph" style:parent-style-name="Standard">
      <style:paragraph-properties fo:margin-left="6.35cm" fo:margin-right="0cm" fo:margin-top="0cm" fo:margin-bottom="0cm" fo:line-height="115%" fo:text-align="start" style:justify-single-word="false" fo:text-indent="0cm" style:auto-text-indent="false" fo:break-before="auto" fo:break-after="auto" style:writing-mode="lr-tb"/>
    </style:style>
    <style:style style:name="P21" style:family="paragraph" style:parent-style-name="Heading_20_2">
      <style:paragraph-properties fo:break-before="auto" fo:break-after="auto" style:writing-mode="lr-tb"/>
    </style:style>
    <style:style style:name="P22" style:family="paragraph" style:parent-style-name="Heading_20_3">
      <style:paragraph-properties fo:break-before="auto" fo:break-after="auto" style:writing-mode="lr-tb"/>
    </style:style>
    <style:style style:name="P23" style:family="paragraph" style:parent-style-name="Heading_20_4">
      <style:paragraph-properties fo:break-before="auto" fo:break-after="auto" style:writing-mode="lr-tb"/>
    </style:style>
    <style:style style:name="P24" style:family="paragraph" style:parent-style-name="Heading_20_1" style:master-page-name="Standard">
      <style:paragraph-properties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onsolas" fo:font-size="9pt" style:font-name-asian="Consolas" style:font-size-asian="9pt" style:font-name-complex="Consolas" style:font-size-complex="9pt"/>
    </style:style>
    <style:style style:name="T4" style:family="text">
      <style:text-properties style:font-name="Consolas" fo:font-size="8pt" style:font-name-asian="Consolas" style:font-size-asian="8pt" style:font-name-complex="Consolas" style:font-size-complex="8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color="#696969" style:font-name="Courier New" fo:font-size="8pt" style:font-name-asian="Courier New" style:font-size-asian="8pt" style:font-name-complex="Courier New" style:font-size-complex="8pt"/>
    </style:style>
    <style:style style:name="T8" style:family="text">
      <style:text-properties fo:color="#696969" style:font-name="Courier New" style:font-name-asian="Courier New" style:font-name-complex="Courier New"/>
    </style:style>
    <style:style style:name="T9" style:family="text">
      <style:text-properties style:font-name="Courier New" fo:font-size="8pt" style:font-name-asian="Courier New" style:font-size-asian="8pt" style:font-name-complex="Courier New" style:font-size-complex="8pt"/>
    </style:style>
    <style:style style:name="T10" style:family="text">
      <style:text-properties style:font-name="Courier New" style:font-name-asian="Courier New" style:font-name-complex="Courier New"/>
    </style:style>
    <style:style style:name="T11" style:family="text">
      <style:text-properties fo:color="#800000" style:font-name="Courier New" fo:font-size="8pt" fo:font-weight="bold" style:font-name-asian="Courier New" style:font-size-asian="8pt" style:font-weight-asian="bold" style:font-name-complex="Courier New" style:font-size-complex="8pt" style:font-weight-complex="bold"/>
    </style:style>
    <style:style style:name="T12" style:family="text">
      <style:text-properties fo:color="#800000" style:font-name="Courier New" fo:font-weight="bold" style:font-name-asian="Courier New" style:font-weight-asian="bold" style:font-name-complex="Courier New" style:font-weight-complex="bold"/>
    </style:style>
    <style:style style:name="T13" style:family="text">
      <style:text-properties fo:color="#808030" style:font-name="Courier New" fo:font-size="8pt" style:font-name-asian="Courier New" style:font-size-asian="8pt" style:font-name-complex="Courier New" style:font-size-complex="8pt"/>
    </style:style>
    <style:style style:name="T14" style:family="text">
      <style:text-properties fo:color="#808030" style:font-name="Courier New" style:font-name-asian="Courier New" style:font-name-complex="Courier New"/>
    </style:style>
    <style:style style:name="T15" style:family="text">
      <style:text-properties fo:color="#0000e6" style:font-name="Courier New" fo:font-size="8pt" style:font-name-asian="Courier New" style:font-size-asian="8pt" style:font-name-complex="Courier New" style:font-size-complex="8pt"/>
    </style:style>
    <style:style style:name="T16" style:family="text">
      <style:text-properties fo:color="#0000e6" style:font-name="Courier New" style:font-name-asian="Courier New" style:font-name-complex="Courier New"/>
    </style:style>
    <style:style style:name="T17" style:family="text">
      <style:text-properties fo:color="#074726" style:font-name="Courier New" fo:font-size="8pt" style:font-name-asian="Courier New" style:font-size-asian="8pt" style:font-name-complex="Courier New" style:font-size-complex="8pt"/>
    </style:style>
    <style:style style:name="T18" style:family="text">
      <style:text-properties fo:color="#074726" style:font-name="Courier New" style:font-name-asian="Courier New" style:font-name-complex="Courier New"/>
    </style:style>
    <style:style style:name="T19" style:family="text">
      <style:text-properties fo:color="#400000" style:font-name="Courier New" fo:font-size="8pt" style:font-name-asian="Courier New" style:font-size-asian="8pt" style:font-name-complex="Courier New" style:font-size-complex="8pt"/>
    </style:style>
    <style:style style:name="T20" style:family="text">
      <style:text-properties fo:color="#400000" style:font-name="Courier New" style:font-name-asian="Courier New" style:font-name-complex="Courier New"/>
    </style:style>
    <style:style style:name="T21" style:family="text">
      <style:text-properties fo:color="#44aadd" style:font-name="Courier New" fo:font-size="8pt" style:font-name-asian="Courier New" style:font-size-asian="8pt" style:font-name-complex="Courier New" style:font-size-complex="8pt"/>
    </style:style>
    <style:style style:name="T22" style:family="text">
      <style:text-properties fo:color="#008c00" style:font-name="Courier New" fo:font-size="8pt" style:font-name-asian="Courier New" style:font-size-asian="8pt" style:font-name-complex="Courier New" style:font-size-complex="8pt"/>
    </style:style>
    <style:style style:name="T23" style:family="text">
      <style:text-properties fo:color="#0f69ff" style:font-name="Courier New" fo:font-size="8pt" style:font-name-asian="Courier New" style:font-size-asian="8pt" style:font-name-complex="Courier New" style:font-size-complex="8pt"/>
    </style:style>
    <style:style style:name="T24" style:family="text">
      <style:text-properties fo:color="#008000" style:font-name="Courier New" style:font-name-asian="Courier New" style:font-name-complex="Courier New"/>
    </style:style>
    <style:style style:name="T25" style:family="text">
      <style:text-properties officeooo:rsid="00095bb4"/>
    </style:style>
    <style:style style:name="T26" style:family="text">
      <style:text-properties officeooo:rsid="0009f5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0"><text:bookmark-start text:name="h.x4gbcuxqf21x"/>Quick<text:bookmark-end text:name="h.x4gbcuxqf21x"/> Instructions:</text:h>
      <text:p text:style-name="P1"/>
      <text:p text:style-name="P1">Quick instructions updated 27.4.2012.</text:p>
      <text:p text:style-name="P2">Currently confirmed working operations as of 27.4.2012 against Osuuspankki web service are certificate request and transaction query.</text:p>
      <text:p text:style-name="P2">For the transaction-query, Osuuspankki supports only requesting of the current date’s transactions, so it would be advisable to perform transaction-query against web service -channel close to midnight.</text:p>
      <text:p text:style-name="P2"/>
      <text:p text:style-name="P2">In case of technical error from the bank, call <text:span text:style-name="T26">+358 1</text:span>00 05151 if you’re using Osuuspankki.</text:p>
      <text:h text:style-name="P21" text:outline-level="10"><text:bookmark-start text:name="h.o2lij47lbn8j"/>Software<text:bookmark-end text:name="h.o2lij47lbn8j"/> requirements:</text:h>
      <text:p text:style-name="P1"/>
      <text:p text:style-name="P1">Before starting anything else, the following software and libraries need to be installed.</text:p>
      <text:p text:style-name="P1"/>
      <text:p text:style-name="P1"><text:tab/>- Python 3.1 -&gt;</text:p>
      <text:p text:style-name="P1"><text:tab/>- OpenSSL</text:p>
      <text:p text:style-name="P1"><text:tab/>- Suds<text:tab/><text:tab/><text:tab/>( <text:a xlink:type="simple" xlink:href="https://bitbucket.org/bernh/suds-python-3-patches/wiki/Home"><text:span text:style-name="T1">https</text:span></text:a><text:a xlink:type="simple" xlink:href="https://bitbucket.org/bernh/suds-python-3-patches/wiki/Home"><text:span text:style-name="T1">://</text:span></text:a><text:a xlink:type="simple" xlink:href="https://bitbucket.org/bernh/suds-python-3-patches/wiki/Home"><text:span text:style-name="T1">bitbucket</text:span></text:a><text:a xlink:type="simple" xlink:href="https://bitbucket.org/bernh/suds-python-3-patches/wiki/Home"><text:span text:style-name="T1">.</text:span></text:a><text:a xlink:type="simple" xlink:href="https://bitbucket.org/bernh/suds-python-3-patches/wiki/Home"><text:span text:style-name="T1">org</text:span></text:a><text:a xlink:type="simple" xlink:href="https://bitbucket.org/bernh/suds-python-3-patches/wiki/Home"><text:span text:style-name="T1">/</text:span></text:a><text:a xlink:type="simple" xlink:href="https://bitbucket.org/bernh/suds-python-3-patches/wiki/Home"><text:span text:style-name="T1">bernh</text:span></text:a><text:a xlink:type="simple" xlink:href="https://bitbucket.org/bernh/suds-python-3-patches/wiki/Home"><text:span text:style-name="T1">/</text:span></text:a><text:a xlink:type="simple" xlink:href="https://bitbucket.org/bernh/suds-python-3-patches/wiki/Home"><text:span text:style-name="T1">suds</text:span></text:a><text:a xlink:type="simple" xlink:href="https://bitbucket.org/bernh/suds-python-3-patches/wiki/Home"><text:span text:style-name="T1">-</text:span></text:a><text:a xlink:type="simple" xlink:href="https://bitbucket.org/bernh/suds-python-3-patches/wiki/Home"><text:span text:style-name="T1">python</text:span></text:a><text:a xlink:type="simple" xlink:href="https://bitbucket.org/bernh/suds-python-3-patches/wiki/Home"><text:span text:style-name="T1">-3-</text:span></text:a><text:a xlink:type="simple" xlink:href="https://bitbucket.org/bernh/suds-python-3-patches/wiki/Home"><text:span text:style-name="T1">patches</text:span></text:a><text:a xlink:type="simple" xlink:href="https://bitbucket.org/bernh/suds-python-3-patches/wiki/Home"><text:span text:style-name="T1">/</text:span></text:a><text:a xlink:type="simple" xlink:href="https://bitbucket.org/bernh/suds-python-3-patches/wiki/Home"><text:span text:style-name="T1">wiki</text:span></text:a><text:a xlink:type="simple" xlink:href="https://bitbucket.org/bernh/suds-python-3-patches/wiki/Home"><text:span text:style-name="T1">/</text:span></text:a><text:a xlink:type="simple" xlink:href="https://bitbucket.org/bernh/suds-python-3-patches/wiki/Home"><text:span text:style-name="T1">Home</text:span></text:a> </text:p>
      <text:p text:style-name="P11">The easies way is to download suds_patched.zip directly and install from it)</text:p>
      <text:p text:style-name="P1"><text:tab/>- PyOpenSSL 0.13<text:tab/>( <text:a xlink:type="simple" xlink:href="http://pypi.python.org/pypi/pyOpenSSL/0.13"><text:span text:style-name="T1">http</text:span></text:a><text:a xlink:type="simple" xlink:href="http://pypi.python.org/pypi/pyOpenSSL/0.13"><text:span text:style-name="T1">://</text:span></text:a><text:a xlink:type="simple" xlink:href="http://pypi.python.org/pypi/pyOpenSSL/0.13"><text:span text:style-name="T1">pypi</text:span></text:a><text:a xlink:type="simple" xlink:href="http://pypi.python.org/pypi/pyOpenSSL/0.13"><text:span text:style-name="T1">.</text:span></text:a><text:a xlink:type="simple" xlink:href="http://pypi.python.org/pypi/pyOpenSSL/0.13"><text:span text:style-name="T1">python</text:span></text:a><text:a xlink:type="simple" xlink:href="http://pypi.python.org/pypi/pyOpenSSL/0.13"><text:span text:style-name="T1">.</text:span></text:a><text:a xlink:type="simple" xlink:href="http://pypi.python.org/pypi/pyOpenSSL/0.13"><text:span text:style-name="T1">org</text:span></text:a><text:a xlink:type="simple" xlink:href="http://pypi.python.org/pypi/pyOpenSSL/0.13"><text:span text:style-name="T1">/</text:span></text:a><text:a xlink:type="simple" xlink:href="http://pypi.python.org/pypi/pyOpenSSL/0.13"><text:span text:style-name="T1">pypi</text:span></text:a><text:a xlink:type="simple" xlink:href="http://pypi.python.org/pypi/pyOpenSSL/0.13"><text:span text:style-name="T1">/</text:span></text:a><text:a xlink:type="simple" xlink:href="http://pypi.python.org/pypi/pyOpenSSL/0.13"><text:span text:style-name="T1">pyOpenSSL</text:span></text:a><text:a xlink:type="simple" xlink:href="http://pypi.python.org/pypi/pyOpenSSL/0.13"><text:span text:style-name="T1">/0.13</text:span></text:a></text:p>
      <text:p text:style-name="P12">You need to install python header files if you install it from source)</text:p>
      <text:p text:style-name="P1"><text:tab/>- LXML<text:tab/><text:tab/><text:tab/>( <text:a xlink:type="simple" xlink:href="http://lxml.de/index.html#download"><text:span text:style-name="T1">http</text:span></text:a><text:a xlink:type="simple" xlink:href="http://lxml.de/index.html#download"><text:span text:style-name="T1">://</text:span></text:a><text:a xlink:type="simple" xlink:href="http://lxml.de/index.html#download"><text:span text:style-name="T1">lxml</text:span></text:a><text:a xlink:type="simple" xlink:href="http://lxml.de/index.html#download"><text:span text:style-name="T1">.</text:span></text:a><text:a xlink:type="simple" xlink:href="http://lxml.de/index.html#download"><text:span text:style-name="T1">de</text:span></text:a><text:a xlink:type="simple" xlink:href="http://lxml.de/index.html#download"><text:span text:style-name="T1">/</text:span></text:a><text:a xlink:type="simple" xlink:href="http://lxml.de/index.html#download"><text:span text:style-name="T1">index</text:span></text:a><text:a xlink:type="simple" xlink:href="http://lxml.de/index.html#download"><text:span text:style-name="T1">.</text:span></text:a><text:a xlink:type="simple" xlink:href="http://lxml.de/index.html#download"><text:span text:style-name="T1">html</text:span></text:a><text:a xlink:type="simple" xlink:href="http://lxml.de/index.html#download"><text:span text:style-name="T1">#</text:span></text:a><text:a xlink:type="simple" xlink:href="http://lxml.de/index.html#download"><text:span text:style-name="T1">download</text:span></text:a> or apt-get install python3-lxml</text:p>
      <text:p text:style-name="P1"><text:s/><text:tab/><text:tab/><text:tab/><text:tab/>in Debian and Ubuntu or python3-lxml in Fedora (-&gt;13))</text:p>
      <text:p text:style-name="P1"><text:tab/>- PyCrypto<text:tab/><text:tab/>( <text:a xlink:type="simple" xlink:href="http://www.pycrypto.org/"><text:span text:style-name="T1">http</text:span></text:a><text:a xlink:type="simple" xlink:href="http://www.pycrypto.org/"><text:span text:style-name="T1">://</text:span></text:a><text:a xlink:type="simple" xlink:href="http://www.pycrypto.org/"><text:span text:style-name="T1">www</text:span></text:a><text:a xlink:type="simple" xlink:href="http://www.pycrypto.org/"><text:span text:style-name="T1">.</text:span></text:a><text:a xlink:type="simple" xlink:href="http://www.pycrypto.org/"><text:span text:style-name="T1">pycrypto</text:span></text:a><text:a xlink:type="simple" xlink:href="http://www.pycrypto.org/"><text:span text:style-name="T1">.</text:span></text:a><text:a xlink:type="simple" xlink:href="http://www.pycrypto.org/"><text:span text:style-name="T1">org</text:span></text:a><text:a xlink:type="simple" xlink:href="http://www.pycrypto.org/"><text:span text:style-name="T1">/</text:span></text:a> , <text:a xlink:type="simple" xlink:href="http://pypi.python.org/pypi/pycrypto/2.5"><text:span text:style-name="T1">http</text:span></text:a><text:a xlink:type="simple" xlink:href="http://pypi.python.org/pypi/pycrypto/2.5"><text:span text:style-name="T1">://</text:span></text:a><text:a xlink:type="simple" xlink:href="http://pypi.python.org/pypi/pycrypto/2.5"><text:span text:style-name="T1">pypi</text:span></text:a><text:a xlink:type="simple" xlink:href="http://pypi.python.org/pypi/pycrypto/2.5"><text:span text:style-name="T1">.</text:span></text:a><text:a xlink:type="simple" xlink:href="http://pypi.python.org/pypi/pycrypto/2.5"><text:span text:style-name="T1">python</text:span></text:a><text:a xlink:type="simple" xlink:href="http://pypi.python.org/pypi/pycrypto/2.5"><text:span text:style-name="T1">.</text:span></text:a><text:a xlink:type="simple" xlink:href="http://pypi.python.org/pypi/pycrypto/2.5"><text:span text:style-name="T1">org</text:span></text:a><text:a xlink:type="simple" xlink:href="http://pypi.python.org/pypi/pycrypto/2.5"><text:span text:style-name="T1">/</text:span></text:a><text:a xlink:type="simple" xlink:href="http://pypi.python.org/pypi/pycrypto/2.5"><text:span text:style-name="T1">pypi</text:span></text:a><text:a xlink:type="simple" xlink:href="http://pypi.python.org/pypi/pycrypto/2.5"><text:span text:style-name="T1">/</text:span></text:a><text:a xlink:type="simple" xlink:href="http://pypi.python.org/pypi/pycrypto/2.5"><text:span text:style-name="T1">pycrypto</text:span></text:a><text:a xlink:type="simple" xlink:href="http://pypi.python.org/pypi/pycrypto/2.5"><text:span text:style-name="T1">/2.5</text:span></text:a></text:p>
      <text:p text:style-name="P12">or apt-get install python3-crypto in Debian (testing, unstable) and</text:p>
      <text:p text:style-name="P12">Ubuntu (precise) or python3-crypto in Fedora (-&gt;17))</text:p>
      <text:p text:style-name="P1"><text:tab/></text:p>
      <text:h text:style-name="P21" text:outline-level="10"><text:bookmark-start text:name="h.kp1h5pb0xr08"/>Other<text:bookmark-end text:name="h.kp1h5pb0xr08"/> requirements:</text:h>
      <text:p text:style-name="P1"><text:tab/>- CustomerID (Käyttäjätunnus) 10 characters </text:p>
      <text:p text:style-name="P2"><text:tab/>- Transfer key (siirtoavain) 16 characters</text:p>
      <text:p text:style-name="P13">Which are given by the bank when user makes deal with them (or actually user gets only</text:p>
      <text:p text:style-name="P13">first 8 characters for transfer key, rest is send by SMS or letter)</text:p>
      <text:p text:style-name="P13"><text:span text:style-name="T2">NOTE</text:span><text:span text:style-name="T2">: <text:s/></text:span>With Osuuspankki, your transfer key will expire in 3 months after issuing!</text:p>
      <text:p text:style-name="P2"/>
      <text:p text:style-name="P2"><text:tab/>- 2048 bit RSA key</text:p>
      <text:p text:style-name="P2"><text:tab/>- PKCS#10 formatted certificate request.</text:p>
      <text:p text:style-name="P2">Which need to be generated by user (Next chapter tells how you can do it with OpenSSL)</text:p>
      <text:p text:style-name="P2"/>
      <text:p text:style-name="P2"><text:span text:style-name="T2">Generating</text:span><text:span text:style-name="T2"> </text:span><text:span text:style-name="T2">key</text:span><text:span text:style-name="T2"> </text:span><text:span text:style-name="T2">and</text:span><text:span text:style-name="T2"> </text:span><text:span text:style-name="T2">certificate</text:span><text:span text:style-name="T2"> </text:span><text:span text:style-name="T2">request</text:span><text:span text:style-name="T2"> </text:span><text:span text:style-name="T2">with</text:span><text:span text:style-name="T2"> </text:span><text:span text:style-name="T2">OpenSSL</text:span><text:span text:style-name="T2">-</text:span><text:span text:style-name="T2">software</text:span><text:span text:style-name="T2">:</text:span></text:p>
      <text:p text:style-name="P2"><text:soft-page-break/></text:p>
      <text:p text:style-name="P2"><text:s text:c="3"/><text:span text:style-name="T3"><text:s/></text:span><text:span text:style-name="T3">user</text:span><text:span text:style-name="T3">@</text:span><text:span text:style-name="T3">host</text:span><text:span text:style-name="T3">:~$ </text:span><text:span text:style-name="T3">openssl</text:span><text:span text:style-name="T3"> </text:span><text:span text:style-name="T3">req</text:span><text:span text:style-name="T3"> -</text:span><text:span text:style-name="T3">newkey</text:span><text:span text:style-name="T3"> </text:span><text:span text:style-name="T3">rsa</text:span><text:span text:style-name="T3">:2048 -</text:span><text:span text:style-name="T3">keyout</text:span><text:span text:style-name="T3"> </text:span><text:span text:style-name="T3">key</text:span><text:span text:style-name="T3">.</text:span><text:span text:style-name="T3">pem</text:span><text:span text:style-name="T3"> -</text:span><text:span text:style-name="T3">out</text:span><text:span text:style-name="T3"> </text:span><text:span text:style-name="T3">req</text:span><text:span text:style-name="T3">.</text:span><text:span text:style-name="T3">der</text:span><text:span text:style-name="T3"> -</text:span><text:span text:style-name="T3">outform</text:span><text:span text:style-name="T3"> </text:span><text:span text:style-name="T3">DER</text:span></text:p>
      <text:p text:style-name="P2"/>
      <text:p text:style-name="P2">Password will be removed later so just put something simple on it.</text:p>
      <text:p text:style-name="P2">After key has been generated OpenSSL will ask some information. </text:p>
      <text:p text:style-name="P2"><text:tab/>- Put FI in country field.</text:p>
      <text:p text:style-name="P2"><text:tab/>- Put your CustomerID to Common Name</text:p>
      <text:p text:style-name="P2"><text:tab/>- Rest of the fields can be nulled with ‘.’, even the challenge password.<text:line-break/></text:p>
      <text:p text:style-name="P2">Remove pass phrase from private key as PyCrypto doesn’t support it<text:line-break/> <text:s text:c="3"/><text:span text:style-name="T3">user</text:span><text:span text:style-name="T3">@</text:span><text:span text:style-name="T3">host</text:span><text:span text:style-name="T3">:~$ </text:span><text:span text:style-name="T3">cp</text:span><text:span text:style-name="T3"> </text:span><text:span text:style-name="T3">key</text:span><text:span text:style-name="T3">.</text:span><text:span text:style-name="T3">pem</text:span><text:span text:style-name="T3"> <text:s/></text:span><text:span text:style-name="T3">key</text:span><text:span text:style-name="T3">.</text:span><text:span text:style-name="T3">pem</text:span><text:span text:style-name="T3">.</text:span><text:span text:style-name="T3">org</text:span><text:line-break/> <text:s text:c="3"/><text:span text:style-name="T3">user</text:span><text:span text:style-name="T3">@</text:span><text:span text:style-name="T3">host</text:span><text:span text:style-name="T3">:~$ </text:span><text:span text:style-name="T3">openssl</text:span><text:span text:style-name="T3"> </text:span><text:span text:style-name="T3">rsa</text:span><text:span text:style-name="T3"> -</text:span><text:span text:style-name="T3">in</text:span><text:span text:style-name="T3"> </text:span><text:span text:style-name="T3">key</text:span><text:span text:style-name="T3">.</text:span><text:span text:style-name="T3">pem</text:span><text:span text:style-name="T3">.</text:span><text:span text:style-name="T3">org</text:span><text:span text:style-name="T3"> -</text:span><text:span text:style-name="T3">out</text:span><text:span text:style-name="T3"> </text:span><text:span text:style-name="T3">key</text:span><text:span text:style-name="T3">.</text:span><text:span text:style-name="T3">pem</text:span> (will ask the password you previously gave)</text:p>
      <text:p text:style-name="P2"/>
      <text:p text:style-name="P2"/>
      <text:p text:style-name="P2"><text:span text:style-name="T2">Security</text:span><text:span text:style-name="T2"> </text:span><text:span text:style-name="T2">notice</text:span><text:span text:style-name="T2">: </text:span>Keep your private key and certificate safe. If you suspect that your private key has fall into the wrong hands contact your bank immediately so they can put your certificate to revocation list. If you need to revoke your certificate, call 010 252 8470 (Osuuspankki)</text:p>
      <text:h text:style-name="P21" text:outline-level="10"><text:bookmark-start text:name="h.wgyejo1gca8"/>Step<text:bookmark-end text:name="h.wgyejo1gca8"/>-by-step instructions:</text:h>
      <text:p text:style-name="P3"/>
      <text:p text:style-name="P2">These can be inserted directly in python interpreter or preferably in separate python source-file.</text:p>
      <text:h text:style-name="P22" text:outline-level="10"><text:bookmark-start text:name="h.rh3f17o04fxl"/>Certificate<text:bookmark-end text:name="h.rh3f17o04fxl"/> related stuff:</text:h>
      <text:p text:style-name="P1"/>
      <text:p text:style-name="P2">If you don’t have certificate or your old certificate isn’t valid any more.</text:p>
      <text:p text:style-name="P2"><text:tab/>0. Import required modules.</text:p>
      <text:p text:style-name="P2"><text:tab/><text:tab/><text:span text:style-name="T4">&gt;&gt;&gt; </text:span><text:span text:style-name="T4">from</text:span><text:span text:style-name="T4"> </text:span><text:span text:style-name="T4">bankws</text:span><text:span text:style-name="T4">.</text:span><text:span text:style-name="T4">idservice</text:span><text:span text:style-name="T4"> </text:span><text:span text:style-name="T4">import</text:span><text:span text:style-name="T4"> </text:span><text:span text:style-name="T4">OPCertificateRequest</text:span></text:p>
      <text:p text:style-name="P13">1. Create OPCertificateRequest object depending on environment.</text:p>
      <text:p text:style-name="P13"><text:span text:style-name="T4"><text:tab/># </text:span><text:span text:style-name="T4">OPCertificateRequest</text:span><text:span text:style-name="T4">(</text:span><text:span text:style-name="T4">CustomerID</text:span><text:span text:style-name="T4">, </text:span><text:span text:style-name="T4">Environment</text:span><text:span text:style-name="T4">)</text:span></text:p>
      <text:p text:style-name="P13"><text:span text:style-name="T4"><text:tab/>&gt;&gt;&gt; </text:span><text:span text:style-name="T4">opc</text:span><text:span text:style-name="T4"> = </text:span><text:span text:style-name="T4">OPCertificateRequest</text:span><text:span text:style-name="T4">(“1000000000”, “</text:span><text:span text:style-name="T4">TEST</text:span><text:span text:style-name="T4">”)</text:span></text:p>
      <text:p text:style-name="P2"><text:span text:style-name="T4"><text:tab/><text:tab/></text:span><text:span text:style-name="T4">or</text:span></text:p>
      <text:p text:style-name="P2"><text:span text:style-name="T4"><text:tab/><text:tab/>&gt;&gt;&gt; </text:span><text:span text:style-name="T4">opc</text:span><text:span text:style-name="T4"> = </text:span><text:span text:style-name="T4">OPCertificateRequest</text:span><text:span text:style-name="T4">(“1000000000”, “</text:span><text:span text:style-name="T4">PRODUCTION</text:span><text:span text:style-name="T4">”)</text:span></text:p>
      <text:p text:style-name="P16">2. Use request_with_transferkey to get first certificate (certificate will be written to file)</text:p>
      <text:p text:style-name="P17"><text:span text:style-name="T4"># </text:span><text:span text:style-name="T4">opc</text:span><text:span text:style-name="T4">.</text:span><text:span text:style-name="T4">request</text:span><text:span text:style-name="T4">_</text:span><text:span text:style-name="T4">with</text:span><text:span text:style-name="T4">_</text:span><text:span text:style-name="T4">transferkey</text:span><text:span text:style-name="T4">(</text:span><text:span text:style-name="T4">Transferkey</text:span><text:span text:style-name="T4">, </text:span><text:span text:style-name="T4">Certificate</text:span><text:span text:style-name="T4"> </text:span><text:span text:style-name="T4">request</text:span><text:span text:style-name="T4"> </text:span><text:span text:style-name="T4">filename</text:span><text:span text:style-name="T4">, </text:span><text:span text:style-name="T4">certificate</text:span></text:p>
      <text:p text:style-name="P17"><text:span text:style-name="T4"># </text:span><text:span text:style-name="T4">filename</text:span><text:span text:style-name="T4">)</text:span></text:p>
      <text:p text:style-name="P16"><text:span text:style-name="T4"><text:tab/>&gt;&gt;&gt; </text:span><text:span text:style-name="T4">opc</text:span><text:span text:style-name="T4">.</text:span><text:span text:style-name="T4">request</text:span><text:span text:style-name="T4">_</text:span><text:span text:style-name="T4">with</text:span><text:span text:style-name="T4">_</text:span><text:span text:style-name="T4">transferkey</text:span><text:span text:style-name="T4">(“1234567890123456”, “</text:span><text:span text:style-name="T4">req</text:span><text:span text:style-name="T4">.</text:span><text:span text:style-name="T4">der</text:span><text:span text:style-name="T4">”, “</text:span><text:span text:style-name="T4">op</text:span><text:span text:style-name="T4">.</text:span><text:span text:style-name="T4">crt</text:span><text:span text:style-name="T4">”)</text:span></text:p>
      <text:p text:style-name="P4"/>
      <text:p text:style-name="P2"><text:span text:style-name="T2">NOTE</text:span><text:span text:style-name="T2">:</text:span> At least currently(spring 2012) Osuuspankki returns 26 technical error if your transferkey has expired.</text:p>
      <text:p text:style-name="P2"/>
      <text:p text:style-name="P2">If you have certificate:</text:p>
      <text:p text:style-name="P2"><text:tab/>0. Import needed modules.</text:p>
      <text:p text:style-name="P2"><text:span text:style-name="T4"><text:tab/><text:tab/>&gt;&gt; </text:span><text:span text:style-name="T4">from</text:span><text:span text:style-name="T4"> </text:span><text:span text:style-name="T4">bankws</text:span><text:span text:style-name="T4">.</text:span><text:span text:style-name="T4">idservice</text:span><text:span text:style-name="T4"> </text:span><text:span text:style-name="T4">import</text:span><text:span text:style-name="T4"> </text:span><text:span text:style-name="T4">OPCertificateRequest</text:span></text:p>
      <text:p text:style-name="P2"><text:span text:style-name="T4"><text:tab/><text:tab/>&gt;&gt; </text:span><text:span text:style-name="T4">from</text:span><text:span text:style-name="T4"> </text:span><text:span text:style-name="T4">bankws</text:span><text:span text:style-name="T4">.</text:span><text:span text:style-name="T4">certificate</text:span><text:span text:style-name="T4"> </text:span><text:span text:style-name="T4">import</text:span><text:span text:style-name="T4"> </text:span><text:span text:style-name="T4">check</text:span><text:span text:style-name="T4">_</text:span><text:span text:style-name="T4">renewable</text:span><text:span text:style-name="T4">_</text:span><text:span text:style-name="T4">status</text:span></text:p>
      <text:p text:style-name="P16">1. Check certificate status with check_renewable_status</text:p>
      <text:p text:style-name="P16"><text:span text:style-name="T4"><text:tab/># </text:span><text:span text:style-name="T4">check</text:span><text:span text:style-name="T4">_</text:span><text:span text:style-name="T4">renewable</text:span><text:span text:style-name="T4">_</text:span><text:span text:style-name="T4">status</text:span><text:span text:style-name="T4">(</text:span><text:span text:style-name="T4">certificate</text:span><text:span text:style-name="T4"> </text:span><text:span text:style-name="T4">filename</text:span><text:span text:style-name="T4">)</text:span></text:p>
      <text:p text:style-name="P16"><text:span text:style-name="T4"><text:tab/>&gt;&gt; </text:span><text:span text:style-name="T4">check</text:span><text:span text:style-name="T4">_</text:span><text:span text:style-name="T4">renewable</text:span><text:span text:style-name="T4">_</text:span><text:span text:style-name="T4">status</text:span><text:span text:style-name="T4">(“</text:span><text:span text:style-name="T4">op</text:span><text:span text:style-name="T4">.</text:span><text:span text:style-name="T4">crt</text:span><text:span text:style-name="T4">”)</text:span></text:p>
      <text:p text:style-name="P16"><text:soft-page-break/>1.1. Check_renewable_status returns False:</text:p>
      <text:p text:style-name="P16"><text:s text:c="4"/>- You don’t need to do anything</text:p>
      <text:p text:style-name="P16">1.2 Check_renawable_status returns True:</text:p>
      <text:p text:style-name="P16"><text:s text:c="4"/>- You need to generate new Private key and Certificate Request</text:p>
      <text:p text:style-name="P16"><text:s text:c="4"/>- Get them signed by sending request_with_old_certificate</text:p>
      <text:p text:style-name="P16"><text:span text:style-name="T4"><text:tab/># </text:span><text:span text:style-name="T4">OPCertificateRequest</text:span><text:span text:style-name="T4">(</text:span><text:span text:style-name="T4">CustomerID</text:span><text:span text:style-name="T4">, </text:span><text:span text:style-name="T4">Environment</text:span><text:span text:style-name="T4">)<text:line-break/><text:tab/>&gt;&gt;&gt; </text:span><text:span text:style-name="T4">opc</text:span><text:span text:style-name="T4"> = </text:span><text:span text:style-name="T4">OPCertificateRequest</text:span><text:span text:style-name="T4">(“1000000000”, “</text:span><text:span text:style-name="T4">TEST</text:span><text:span text:style-name="T4">”)</text:span></text:p>
      <text:p text:style-name="P16"><text:span text:style-name="T4"><text:tab/># </text:span><text:span text:style-name="T4">request</text:span><text:span text:style-name="T4">_</text:span><text:span text:style-name="T4">with</text:span><text:span text:style-name="T4">_</text:span><text:span text:style-name="T4">old</text:span><text:span text:style-name="T4">_</text:span><text:span text:style-name="T4">certificate</text:span><text:span text:style-name="T4">(</text:span><text:span text:style-name="T4">RSA</text:span><text:span text:style-name="T4">-</text:span><text:span text:style-name="T4">key</text:span><text:span text:style-name="T4">, </text:span><text:span text:style-name="T4">Certificate</text:span><text:span text:style-name="T4"> </text:span><text:span text:style-name="T4">request</text:span><text:span text:style-name="T4">, </text:span><text:span text:style-name="T4">old</text:span><text:span text:style-name="T4"> </text:span><text:span text:style-name="T4">certificate</text:span><text:span text:style-name="T4">, </text:span><text:span text:style-name="T4">new</text:span></text:p>
      <text:p text:style-name="P18"><text:span text:style-name="T4"># </text:span><text:span text:style-name="T4">certificate</text:span><text:span text:style-name="T4"> </text:span><text:span text:style-name="T4">filename</text:span><text:span text:style-name="T4">)</text:span></text:p>
      <text:p text:style-name="P16"><text:span text:style-name="T4"><text:tab/>&gt;&gt;&gt; </text:span><text:span text:style-name="T4">opc</text:span><text:span text:style-name="T4">.</text:span><text:span text:style-name="T4">request</text:span><text:span text:style-name="T4">_</text:span><text:span text:style-name="T4">with</text:span><text:span text:style-name="T4">_</text:span><text:span text:style-name="T4">old</text:span><text:span text:style-name="T4">_</text:span><text:span text:style-name="T4">certificate</text:span><text:span text:style-name="T4">(“</text:span><text:span text:style-name="T4">priv</text:span><text:span text:style-name="T4">_</text:span><text:span text:style-name="T4">key</text:span><text:span text:style-name="T4">.</text:span><text:span text:style-name="T4">pem</text:span><text:span text:style-name="T4">”, “</text:span><text:span text:style-name="T4">newreq</text:span><text:span text:style-name="T4">.</text:span><text:span text:style-name="T4">der</text:span><text:span text:style-name="T4">”, “</text:span><text:span text:style-name="T4">op</text:span><text:span text:style-name="T4">.</text:span><text:span text:style-name="T4">crt</text:span><text:span text:style-name="T4">”, “</text:span><text:span text:style-name="T4">new</text:span><text:span text:style-name="T4">.</text:span><text:span text:style-name="T4">crt</text:span><text:span text:style-name="T4">”)</text:span></text:p>
      <text:p text:style-name="P16">1.3 Check_renewable_status raises exception:</text:p>
      <text:p text:style-name="P16"><text:s text:c="4"/>- Certificate is not valid anymore, you need to contact bank to get new transfer key.</text:p>
      <text:p text:style-name="P2"/>
      <text:h text:style-name="P22" text:outline-level="10"><text:bookmark-start text:name="h.7y5f3zwl81q0"/>Make<text:bookmark-end text:name="h.7y5f3zwl81q0"/> Transaction query (Tapahtumaotekysely):</text:h>
      <text:p text:style-name="P1"><text:tab/>0. Import required modules</text:p>
      <text:p text:style-name="P1"><text:span text:style-name="T4"><text:tab/><text:tab/>&gt;&gt; </text:span><text:span text:style-name="T4">from</text:span><text:span text:style-name="T4"> </text:span><text:span text:style-name="T4">bankws</text:span><text:span text:style-name="T4">.</text:span><text:span text:style-name="T4">webservice</text:span><text:span text:style-name="T4"> </text:span><text:span text:style-name="T4">import</text:span><text:span text:style-name="T4"> </text:span><text:span text:style-name="T4">WebService</text:span></text:p>
      <text:p text:style-name="P2"><text:span text:style-name="T4"><text:tab/><text:tab/>&gt;&gt; </text:span><text:span text:style-name="T4">from</text:span><text:span text:style-name="T4"> </text:span><text:span text:style-name="T4">bankws</text:span><text:span text:style-name="T4">.</text:span><text:span text:style-name="T4">bank</text:span><text:span text:style-name="T4"> </text:span><text:span text:style-name="T4">import</text:span><text:span text:style-name="T4"> </text:span><text:span text:style-name="T4">OP</text:span></text:p>
      <text:p text:style-name="P4"><text:tab/></text:p>
      <text:p text:style-name="P2"><text:tab/>(1. Check certificate status ) </text:p>
      <text:p text:style-name="P13">2. Create WebService object.</text:p>
      <text:p text:style-name="P2"><text:span text:style-name="T4"><text:tab/><text:tab/># <text:s text:c="2"/></text:span><text:span text:style-name="T4">Ws</text:span><text:span text:style-name="T4"> = </text:span><text:span text:style-name="T4">WebService</text:span><text:span text:style-name="T4">(</text:span><text:span text:style-name="T4">CustomerID</text:span><text:span text:style-name="T4">, </text:span><text:span text:style-name="T4">RSA</text:span><text:span text:style-name="T4"> - </text:span><text:span text:style-name="T4">key</text:span><text:span text:style-name="T4">, </text:span><text:span text:style-name="T4">Certificate</text:span><text:span text:style-name="T4">, </text:span><text:span text:style-name="T4">Bank</text:span><text:span text:style-name="T4">, </text:span><text:span text:style-name="T4">environment</text:span><text:span text:style-name="T4">)</text:span></text:p>
      <text:p text:style-name="P2"><text:span text:style-name="T4"><text:tab/><text:tab/>&gt;&gt;&gt; </text:span><text:span text:style-name="T4">ws</text:span><text:span text:style-name="T4"> = </text:span><text:span text:style-name="T4">WebService</text:span><text:span text:style-name="T4">(“1000000000”, “</text:span><text:span text:style-name="T4">privkey</text:span><text:span text:style-name="T4">.</text:span><text:span text:style-name="T4">pem</text:span><text:span text:style-name="T4">”, “</text:span><text:span text:style-name="T4">op</text:span><text:span text:style-name="T4">.</text:span><text:span text:style-name="T4">crt</text:span><text:span text:style-name="T4">”, </text:span><text:span text:style-name="T4">OP</text:span><text:span text:style-name="T4">, “</text:span><text:span text:style-name="T4">TEST</text:span><text:span text:style-name="T4">”)</text:span></text:p>
      <text:p text:style-name="P2"><text:span text:style-name="T4"><text:tab/><text:tab/></text:span><text:span text:style-name="T4">or</text:span></text:p>
      <text:p text:style-name="P2"><text:span text:style-name="T4"><text:tab/><text:tab/>&gt;&gt;&gt; </text:span><text:span text:style-name="T4">ws</text:span><text:span text:style-name="T4"> = </text:span><text:span text:style-name="T4">WebService</text:span><text:span text:style-name="T4">(“1000000000”, “</text:span><text:span text:style-name="T4">privkey</text:span><text:span text:style-name="T4">.</text:span><text:span text:style-name="T4">pem</text:span><text:span text:style-name="T4">”, “</text:span><text:span text:style-name="T4">op</text:span><text:span text:style-name="T4">.</text:span><text:span text:style-name="T4">crt</text:span><text:span text:style-name="T4">”, </text:span><text:span text:style-name="T4">OP</text:span><text:span text:style-name="T4">, “</text:span><text:span text:style-name="T4">PRODUCTION</text:span><text:span text:style-name="T4">”)</text:span></text:p>
      <text:p text:style-name="P2"><text:tab/>3. Call transaction_query(account_number) method.</text:p>
      <text:p text:style-name="P2"><text:tab/><text:tab/><text:span text:style-name="T4">&gt;&gt;&gt; </text:span><text:span text:style-name="T4">TLR</text:span><text:span text:style-name="T4"> = </text:span><text:span text:style-name="T4">ws</text:span><text:span text:style-name="T4">.</text:span><text:span text:style-name="T4">transaction</text:span><text:span text:style-name="T4">_</text:span><text:span text:style-name="T4">query</text:span><text:span text:style-name="T4">(“112233-44556677”)</text:span></text:p>
      <text:p text:style-name="P2"><text:span text:style-name="T4"><text:tab/><text:tab/></text:span><text:span text:style-name="T4">or</text:span></text:p>
      <text:p text:style-name="P2"><text:span text:style-name="T4"><text:tab/><text:tab/>&gt;&gt;&gt; </text:span><text:span text:style-name="T4">TLR</text:span><text:span text:style-name="T4"> = </text:span><text:span text:style-name="T4">ws</text:span><text:span text:style-name="T4">.</text:span><text:span text:style-name="T4">transaction</text:span><text:span text:style-name="T4">_</text:span><text:span text:style-name="T4">query</text:span><text:span text:style-name="T4">(“</text:span><text:span text:style-name="T4">FI</text:span><text:span text:style-name="T4">1122334455667788”)</text:span></text:p>
      <text:p text:style-name="P4"><text:tab/></text:p>
      <text:p text:style-name="P13">4. Check did the response contain information record. (If response contains information</text:p>
      <text:p text:style-name="P13"><text:s text:c="4"/>record it means that bank had some problem in the request processing.) </text:p>
      <text:p text:style-name="P2"><text:tab/><text:tab/><text:span text:style-name="T4">&gt;&gt;&gt; </text:span><text:span text:style-name="T4">result</text:span><text:span text:style-name="T4"> = </text:span><text:span text:style-name="T4">TLR</text:span><text:span text:style-name="T4">.</text:span><text:span text:style-name="T4">is</text:span><text:span text:style-name="T4">_</text:span><text:span text:style-name="T4">problem</text:span><text:span text:style-name="T4">_</text:span><text:span text:style-name="T4">free</text:span><text:span text:style-name="T4">()</text:span></text:p>
      <text:p text:style-name="P13">5. Get values that you need from returned object.</text:p>
      <text:p text:style-name="P13"><text:tab/># If result is True</text:p>
      <text:p text:style-name="P2"><text:span text:style-name="T4"><text:tab/><text:tab/>&gt;&gt;&gt; </text:span><text:span text:style-name="T4">for</text:span><text:span text:style-name="T4"> </text:span><text:span text:style-name="T4">transaction</text:span><text:span text:style-name="T4"> </text:span><text:span text:style-name="T4">in</text:span><text:span text:style-name="T4"> </text:span><text:span text:style-name="T4">TLR</text:span><text:span text:style-name="T4">.</text:span><text:span text:style-name="T4">transactions</text:span><text:span text:style-name="T4">:</text:span></text:p>
      <text:p text:style-name="P2"><text:span text:style-name="T4"><text:tab/><text:tab/><text:tab/><text:tab/></text:span><text:span text:style-name="T4">print</text:span><text:span text:style-name="T4">(</text:span><text:span text:style-name="T4">transaction</text:span><text:span text:style-name="T4">.</text:span><text:span text:style-name="T4">name</text:span><text:span text:style-name="T4">)<text:tab/><text:tab/><text:tab/># </text:span><text:span text:style-name="T4">Payer</text:span><text:span text:style-name="T4">/</text:span><text:span text:style-name="T4">Payee</text:span><text:span text:style-name="T4"> </text:span><text:span text:style-name="T4">name</text:span></text:p>
      <text:p text:style-name="P2"><text:span text:style-name="T4"><text:tab/><text:tab/><text:tab/><text:tab/></text:span><text:span text:style-name="T4">print</text:span><text:span text:style-name="T4">(</text:span><text:span text:style-name="T4">transaction</text:span><text:span text:style-name="T4">.</text:span><text:span text:style-name="T4">reference</text:span><text:span text:style-name="T4">_</text:span><text:span text:style-name="T4">number</text:span><text:span text:style-name="T4">)<text:tab/># </text:span><text:span text:style-name="T4">Reference</text:span><text:span text:style-name="T4"> </text:span><text:span text:style-name="T4">number</text:span></text:p>
      <text:p text:style-name="P2"><text:span text:style-name="T4"><text:tab/><text:tab/><text:tab/><text:tab/></text:span><text:span text:style-name="T4">print</text:span><text:span text:style-name="T4">(</text:span><text:span text:style-name="T4">transaction</text:span><text:span text:style-name="T4">.</text:span><text:span text:style-name="T4">money</text:span><text:span text:style-name="T4">)<text:tab/><text:tab/># </text:span><text:span text:style-name="T4">Amount</text:span><text:span text:style-name="T4"> </text:span><text:span text:style-name="T4">of</text:span><text:span text:style-name="T4"> </text:span><text:span text:style-name="T4">money</text:span><text:span text:style-name="T4"> </text:span><text:span text:style-name="T4">moved</text:span></text:p>
      <text:p text:style-name="P2"><text:span text:style-name="T4"><text:tab/><text:tab/># </text:span><text:span text:style-name="T4">If</text:span><text:span text:style-name="T4"> </text:span><text:span text:style-name="T4">Result</text:span><text:span text:style-name="T4"> </text:span><text:span text:style-name="T4">is</text:span><text:span text:style-name="T4"> </text:span><text:span text:style-name="T4">False</text:span></text:p>
      <text:p text:style-name="P2"><text:span text:style-name="T4"><text:tab/><text:tab/>&gt;&gt;&gt; </text:span><text:span text:style-name="T4">for</text:span><text:span text:style-name="T4"> </text:span><text:span text:style-name="T4">message</text:span><text:span text:style-name="T4"> </text:span><text:span text:style-name="T4">in</text:span><text:span text:style-name="T4"> </text:span><text:span text:style-name="T4">TLR</text:span><text:span text:style-name="T4">.</text:span><text:span text:style-name="T4">information</text:span><text:span text:style-name="T4">_</text:span><text:span text:style-name="T4">record</text:span><text:span text:style-name="T4">.</text:span><text:span text:style-name="T4">messages</text:span><text:span text:style-name="T4">:</text:span></text:p>
      <text:p text:style-name="P2"><text:span text:style-name="T4"><text:tab/><text:tab/><text:tab/><text:tab/></text:span><text:span text:style-name="T4">print</text:span><text:span text:style-name="T4">(</text:span><text:span text:style-name="T4">message</text:span><text:span text:style-name="T4">)</text:span></text:p>
      <text:p text:style-name="P2"/>
      <text:h text:style-name="P22" text:outline-level="10"><text:bookmark-start text:name="h.eazogmhxmc4s"/>Create<text:bookmark-end text:name="h.eazogmhxmc4s"/> C2B-request:</text:h>
      <text:p text:style-name="P2"/>
      <text:p text:style-name="P2">To create the C2B-request (a request to make a payment) to be sent to the bank, there are a lot of different variables needed for the message. At the end of this document, the same steps are illustrated with an example values (though, for security reasons, still without the identification information for particular customer)</text:p>
      <text:p text:style-name="P2"/>
      <text:p text:style-name="P2"><text:soft-page-break/>The steps for creating the payment:</text:p>
      <text:p text:style-name="P2"/>
      <text:p text:style-name="P2">1. Import the required modules:</text:p>
      <text:p text:style-name="P2"/>
      <text:p text:style-name="P2"><text:span text:style-name="T4">&gt;&gt;&gt; </text:span><text:span text:style-name="T4">from</text:span><text:span text:style-name="T4"> </text:span><text:span text:style-name="T4">bankws</text:span><text:span text:style-name="T4"> </text:span><text:span text:style-name="T4">import</text:span><text:span text:style-name="T4"> </text:span><text:span text:style-name="T4">c</text:span><text:span text:style-name="T4">2</text:span><text:span text:style-name="T4">b</text:span></text:p>
      <text:p text:style-name="P2"><text:span text:style-name="T4">&gt;&gt;&gt; </text:span><text:span text:style-name="T4">from</text:span><text:span text:style-name="T4"> </text:span><text:span text:style-name="T4">bankws</text:span><text:span text:style-name="T4"> </text:span><text:span text:style-name="T4">import</text:span><text:span text:style-name="T4"> </text:span><text:span text:style-name="T4">c</text:span><text:span text:style-name="T4">2</text:span><text:span text:style-name="T4">bhelper</text:span></text:p>
      <text:p text:style-name="P2"><text:span text:style-name="T4">&gt;&gt;&gt; </text:span><text:span text:style-name="T4">from</text:span><text:span text:style-name="T4"> </text:span><text:span text:style-name="T4">bankws</text:span><text:span text:style-name="T4"> </text:span><text:span text:style-name="T4">import</text:span><text:span text:style-name="T4"> </text:span><text:span text:style-name="T4">entity</text:span></text:p>
      <text:p text:style-name="P2"><text:span text:style-name="T4">&gt;&gt;&gt; </text:span><text:span text:style-name="T4">from</text:span><text:span text:style-name="T4"> </text:span><text:span text:style-name="T4">bankws</text:span><text:span text:style-name="T4"> </text:span><text:span text:style-name="T4">import</text:span><text:span text:style-name="T4"> </text:span><text:span text:style-name="T4">webservice</text:span></text:p>
      <text:p text:style-name="P2"><text:span text:style-name="T4">&gt;&gt;&gt; </text:span><text:span text:style-name="T4">from</text:span><text:span text:style-name="T4"> </text:span><text:span text:style-name="T4">bankws</text:span><text:span text:style-name="T4"> </text:span><text:span text:style-name="T4">import</text:span><text:span text:style-name="T4"> </text:span><text:span text:style-name="T4">bank</text:span></text:p>
      <text:p text:style-name="P2"/>
      <text:p text:style-name="P2">2. Create the entities used in the message:</text:p>
      <text:p text:style-name="P2"/>
      <text:p text:style-name="P2"><text:span text:style-name="T4">&gt;&gt;&gt; </text:span><text:span text:style-name="T4">company</text:span><text:span text:style-name="T4"> = </text:span><text:span text:style-name="T4">entity</text:span><text:span text:style-name="T4">.</text:span><text:span text:style-name="T4">Entity</text:span><text:span text:style-name="T4">(</text:span><text:span text:style-name="T4">CompanyName</text:span><text:span text:style-name="T4">, </text:span><text:span text:style-name="T4">CompanyCountry</text:span><text:span text:style-name="T4">, </text:span><text:span text:style-name="T4">CompanyAddressLine</text:span><text:span text:style-name="T4">, </text:span><text:span text:style-name="T4">CompanyAddressLine</text:span><text:span text:style-name="T4">, </text:span><text:span text:style-name="T4">CompanyAddressLine</text:span><text:span text:style-name="T4">)</text:span></text:p>
      <text:p text:style-name="P1"/>
      <text:p text:style-name="P1"><text:tab/><text:span text:style-name="T2">company</text:span>: Object holding debtor’s information</text:p>
      <text:p text:style-name="P1">(string)<text:tab/><text:span text:style-name="T2">CompanyName</text:span>: Company’s name who originates the payment</text:p>
      <text:p text:style-name="P1">(string)<text:tab/><text:span text:style-name="T2">CompanyCountry</text:span>: Company’s country of residence</text:p>
      <text:p text:style-name="P10">(string)<text:span text:style-name="T2"><text:tab/></text:span><text:span text:style-name="T2">CompanyAddressLine</text:span>: Company’s address line, e.g. “Teollisuuskatu 2” or “90800”.</text:p>
      <text:p text:style-name="P14">Maximum of 5 address lines are supported</text:p>
      <text:p text:style-name="P10"><text:span text:style-name="T4">&gt;&gt;&gt; </text:span><text:span text:style-name="T4">receiver</text:span><text:span text:style-name="T4"> = </text:span><text:span text:style-name="T4">entity</text:span><text:span text:style-name="T4">.</text:span><text:span text:style-name="T4">Entity</text:span><text:span text:style-name="T4">(</text:span><text:span text:style-name="T4">CreditorName</text:span><text:span text:style-name="T4">, </text:span><text:span text:style-name="T4">CreditorCountry</text:span><text:span text:style-name="T4">, </text:span><text:span text:style-name="T4">CreditorAddressLine</text:span><text:span text:style-name="T4">, </text:span><text:span text:style-name="T4">CreditorAddressLine</text:span><text:span text:style-name="T4">, </text:span><text:span text:style-name="T4">CreditorAddressLine</text:span><text:span text:style-name="T4">)</text:span></text:p>
      <text:p text:style-name="P2"/>
      <text:p text:style-name="P1"><text:tab/><text:span text:style-name="T2">receiver</text:span>: Object holding creditor’s information</text:p>
      <text:p text:style-name="P1">(string)<text:tab/><text:span text:style-name="T2">CreditorName</text:span>: Creditor’s name</text:p>
      <text:p text:style-name="P1">(string)<text:tab/><text:span text:style-name="T2">CreditorCountry</text:span>: Creditor’s country</text:p>
      <text:p text:style-name="P1">(string)<text:tab/><text:span text:style-name="T2">CreditorAddressLine</text:span>: Creditor’s address line, e.g. “Kotikatu 1” or “10231” or “OULU”.</text:p>
      <text:p text:style-name="P14">Maximum of 5 address lines are supported</text:p>
      <text:p text:style-name="P2"/>
      <text:p text:style-name="P2">3. Create the payment-message and add the group header for the payment</text:p>
      <text:p text:style-name="P2"/>
      <text:p text:style-name="P2"><text:span text:style-name="T4">&gt;&gt;&gt; </text:span><text:span text:style-name="T4">payment</text:span><text:span text:style-name="T4"> = </text:span><text:span text:style-name="T4">c</text:span><text:span text:style-name="T4">2</text:span><text:span text:style-name="T4">b</text:span><text:span text:style-name="T4">.</text:span><text:span text:style-name="T4">C</text:span><text:span text:style-name="T4">2</text:span><text:span text:style-name="T4">B</text:span><text:span text:style-name="T4">(</text:span><text:span text:style-name="T4">company</text:span><text:span text:style-name="T4">)</text:span></text:p>
      <text:p text:style-name="P2"><text:span text:style-name="T4">&gt;&gt;&gt; </text:span><text:span text:style-name="T4">payment</text:span><text:span text:style-name="T4">.</text:span><text:span text:style-name="T4">group</text:span><text:span text:style-name="T4">_</text:span><text:span text:style-name="T4">header</text:span><text:span text:style-name="T4">(</text:span><text:span text:style-name="T4">MessageID</text:span><text:span text:style-name="T4">, </text:span><text:span text:style-name="T4">Grpg</text:span><text:span text:style-name="T4">)</text:span></text:p>
      <text:p text:style-name="P2"/>
      <text:p text:style-name="P13"><text:span text:style-name="T2">company</text:span>: Object holding debtor’s information</text:p>
      <text:p text:style-name="P13"><text:span text:style-name="T2">payment</text:span>: Object holding the information to be sent to bank</text:p>
      <text:p text:style-name="P1">(string)<text:tab/><text:span text:style-name="T2">MessageID</text:span>: Message ID, unique for atleast 3 months</text:p>
      <text:p text:style-name="P1">(string)<text:tab/><text:span text:style-name="T2">Grpg</text:span>: Use value “MIXD” if there is one or more transactions in one payment</text:p>
      <text:p text:style-name="P2"/>
      <text:p text:style-name="P2">4. Create the SEPA-payment</text:p>
      <text:p text:style-name="P2"/>
      <text:p text:style-name="P2"><text:span text:style-name="T4">&gt;&gt;&gt; </text:span><text:span text:style-name="T4">sepa</text:span><text:span text:style-name="T4"> = </text:span><text:span text:style-name="T4">c</text:span><text:span text:style-name="T4">2</text:span><text:span text:style-name="T4">bhelper</text:span><text:span text:style-name="T4">.</text:span><text:span text:style-name="T4">SEPA</text:span><text:span text:style-name="T4">(</text:span><text:span text:style-name="T4">company</text:span><text:span text:style-name="T4">, </text:span><text:span text:style-name="T4">PaymentMethod</text:span><text:span text:style-name="T4">, </text:span><text:span text:style-name="T4">ServiceLevel</text:span><text:span text:style-name="T4">, </text:span><text:span text:style-name="T4">ReqdExctnDt</text:span><text:span text:style-name="T4">,</text:span></text:p>
      <text:p text:style-name="P2"><text:span text:style-name="T4"><text:s text:c="15"/><text:tab/></text:span><text:span text:style-name="T4">MaterialId</text:span><text:span text:style-name="T4">, </text:span><text:span text:style-name="T4">DbtrIBAN</text:span><text:span text:style-name="T4">, </text:span><text:span text:style-name="T4">DbtrBIC</text:span><text:span text:style-name="T4">, </text:span><text:span text:style-name="T4">ChrgBr</text:span><text:span text:style-name="T4">, </text:span><text:span text:style-name="T4">PmtInfId</text:span><text:span text:style-name="T4">, </text:span><text:span text:style-name="T4">InstrPrty</text:span><text:span text:style-name="T4">,</text:span></text:p>
      <text:p text:style-name="P2"><text:span text:style-name="T4"><text:s text:c="15"/><text:tab/></text:span><text:span text:style-name="T4">CCY</text:span><text:span text:style-name="T4">, </text:span><text:span text:style-name="T4">UltmtDbtr</text:span><text:span text:style-name="T4">)</text:span></text:p>
      <text:p text:style-name="P2"/>
      <text:p text:style-name="P2"><text:tab/><text:span text:style-name="T2">sepa</text:span>: Object holding payment’s information</text:p>
      <text:p text:style-name="P1">(string)<text:tab/><text:span text:style-name="T2">PaymentMethod</text:span>: Use value “TRF” in SEPA-payments</text:p>
      <text:p text:style-name="P1">(string)<text:tab/><text:span text:style-name="T2">ServiceLevel</text:span>: Use “SEPA” in service level code</text:p>
      <text:p text:style-name="P1">(string)<text:tab/><text:span text:style-name="T2">ReqdExctnDt</text:span>: Requested expiration date for the payment in form “YYYY-MM-DD”</text:p>
      <text:p text:style-name="P1"><text:soft-page-break/>(string)<text:tab/><text:span text:style-name="T2">MaterialID</text:span>: Value is “Maksatustunnus” from debtor’s C2B-contract</text:p>
      <text:p text:style-name="P1">(string)<text:tab/><text:span text:style-name="T2">DbtrIBAN</text:span>: Debtor’s bank account number in IBAN-format</text:p>
      <text:p text:style-name="P1">(string)<text:tab/><text:span text:style-name="T2">DbtrBIC</text:span>: Debtor’s BIC-code</text:p>
      <text:p text:style-name="P1">(string)<text:tab/><text:span text:style-name="T2">ChrgBr</text:span>: “Kulukoodi”, use “SLEV” in SEPA-payments</text:p>
      <text:p text:style-name="P2">(string)<text:tab/><text:span text:style-name="T2">PmtInfId</text:span>: Identification for the instalment (seen only by the debtor). Use “None” if nothing <text:s text:c="32"/>else if given</text:p>
      <text:p text:style-name="P2">(string)<text:tab/><text:span text:style-name="T2">InstrPrty</text:span>: Instruction priority, available values for this are “HIGH” or “NORM”. Use “None” and priority is read from the transaction.</text:p>
      <text:p text:style-name="P10">(string)<text:tab/><text:span text:style-name="T2">CCY</text:span>: Currency for the payment, the use of “EUR” is recommended. Use “None” if the currency is unspecified.</text:p>
      <text:p text:style-name="P10">(string)<text:tab/><text:span text:style-name="T2">UltmtDbtr</text:span>: Ultimate debtor for this payment. Use “None” if nothing else is specified</text:p>
      <text:p text:style-name="P2"/>
      <text:p text:style-name="P2">5. Create a transaction and add it to the list of transactions in the SEPA-payment</text:p>
      <text:p text:style-name="P2"/>
      <text:p text:style-name="P2"><text:span text:style-name="T4">&gt;&gt;&gt; </text:span><text:span text:style-name="T4">tr</text:span><text:span text:style-name="T4"> = </text:span><text:span text:style-name="T4">c</text:span><text:span text:style-name="T4">2</text:span><text:span text:style-name="T4">bhelper</text:span><text:span text:style-name="T4">.</text:span><text:span text:style-name="T4">CdtTrfTxInf</text:span><text:span text:style-name="T4">(</text:span><text:span text:style-name="T4">receiver</text:span><text:span text:style-name="T4">, </text:span><text:span text:style-name="T4">PmtPurp</text:span><text:span text:style-name="T4">, </text:span><text:span text:style-name="T4">EndToEndId</text:span><text:span text:style-name="T4">, </text:span><text:span text:style-name="T4">InstdAmt</text:span><text:span text:style-name="T4">, </text:span><text:span text:style-name="T4">InstdAmtCurr</text:span><text:span text:style-name="T4">, </text:span><text:span text:style-name="T4">CdtrBIC</text:span><text:span text:style-name="T4">,</text:span></text:p>
      <text:p text:style-name="P2"><text:span text:style-name="T4"><text:s text:c="31"/></text:span><text:span text:style-name="T4">CdtrAcct</text:span><text:span text:style-name="T4">, </text:span><text:span text:style-name="T4">ChrgBr</text:span><text:span text:style-name="T4">, </text:span><text:span text:style-name="T4">InstrId</text:span><text:span text:style-name="T4">, </text:span><text:span text:style-name="T4">InstrPrty</text:span><text:span text:style-name="T4">, </text:span><text:span text:style-name="T4">SosSecNbr</text:span><text:span text:style-name="T4">,</text:span></text:p>
      <text:p text:style-name="P19"><text:span text:style-name="T4"><text:s text:c="7"/></text:span><text:span text:style-name="T4">UstrdMsg</text:span><text:span text:style-name="T4">, </text:span><text:span text:style-name="T4">UltmtCdtr</text:span><text:span text:style-name="T4">)</text:span></text:p>
      <text:p text:style-name="P2"><text:span text:style-name="T4">&gt;&gt;&gt; </text:span><text:span text:style-name="T4">sepa</text:span><text:span text:style-name="T4">.</text:span><text:span text:style-name="T4">add</text:span><text:span text:style-name="T4">_</text:span><text:span text:style-name="T4">transaction</text:span><text:span text:style-name="T4">(</text:span><text:span text:style-name="T4">tr</text:span><text:span text:style-name="T4">)</text:span></text:p>
      <text:p text:style-name="P2"/>
      <text:p text:style-name="P2"><text:tab/><text:span text:style-name="T2">receiver</text:span>: Object holding creditor’s information</text:p>
      <text:p text:style-name="P2"><text:tab/><text:span text:style-name="T2">tr</text:span>: Object holding transaction’s information</text:p>
      <text:p text:style-name="P2"><text:tab/><text:span text:style-name="T2">sepa</text:span>: Object holding payment’s information</text:p>
      <text:p text:style-name="P10">(string)<text:tab/><text:span text:style-name="T2">PmtPurp</text:span>: One of [STDY, BECH, PENS, BENE, SSBE, AGRT, SALA, TAXS] or use</text:p>
      <text:p text:style-name="P14"><text:s/>“None” if none of aforesaid are eligible</text:p>
      <text:p text:style-name="P10">(string)<text:tab/><text:span text:style-name="T2">EndToEndId</text:span>: ID used to uniquely identify the transaction</text:p>
      <text:p text:style-name="P10">(float)<text:tab/><text:span text:style-name="T2">InstdAmt</text:span>: The amount for the transaction</text:p>
      <text:p text:style-name="P10">(string)<text:tab/><text:span text:style-name="T2">InstrdAmtCurr</text:span>: The currency for the transaction</text:p>
      <text:p text:style-name="P10">(string)<text:tab/><text:span text:style-name="T2">CdtrBIC</text:span>: Creditor’s BIC</text:p>
      <text:p text:style-name="P10">(string)<text:tab/><text:span text:style-name="T2">CdtrAcct</text:span>: Creditor’s account number in IBAN-format</text:p>
      <text:p text:style-name="P10">(string)<text:tab/><text:span text:style-name="T2">ChrgBr</text:span>: “Kulukoodi”, use “SLEV” in SEPA-payments</text:p>
      <text:p text:style-name="P1">(string)<text:tab/><text:span text:style-name="T2">InstrId</text:span>: Transaction ID, seen on debtor’s account statement. Use “None” if no ID is given</text:p>
      <text:p text:style-name="P1">(string)<text:tab/><text:span text:style-name="T2">InstrPrty</text:span>: Transaction priority, values are “HIGH” or “NORM”. If not given, use “None”</text:p>
      <text:p text:style-name="P1">(string)<text:tab/><text:span text:style-name="T2">SosSecNbr</text:span>: Social security number of the creditor, if not known, use “None”</text:p>
      <text:p text:style-name="P1">(string)<text:tab/><text:span text:style-name="T2">UstrdMsg</text:span>: Free-text message for the creditor, use “None” if nothing is specified</text:p>
      <text:p text:style-name="P1">(string)<text:tab/><text:span text:style-name="T2">UltmtCdtr</text:span>: Ultimate creditor, use “None” if not eligible</text:p>
      <text:p text:style-name="P2"/>
      <text:p text:style-name="P2">6. Add the SEPA-payment to the message</text:p>
      <text:p text:style-name="P2"/>
      <text:p text:style-name="P2"><text:span text:style-name="T4">&gt;&gt;&gt; </text:span><text:span text:style-name="T4">payment</text:span><text:span text:style-name="T4">.</text:span><text:span text:style-name="T4">add</text:span><text:span text:style-name="T4">_</text:span><text:span text:style-name="T4">SEPA</text:span><text:span text:style-name="T4">_</text:span><text:span text:style-name="T4">payment</text:span><text:span text:style-name="T4">(</text:span><text:span text:style-name="T4">sepa</text:span><text:span text:style-name="T4">)</text:span></text:p>
      <text:p text:style-name="P2"/>
      <text:p text:style-name="P2"><text:tab/><text:span text:style-name="T2">sepa</text:span>: Object holding payment’s information</text:p>
      <text:p text:style-name="P13"><text:span text:style-name="T2">payment</text:span>: Object holding the information to be sent to bank</text:p>
      <text:p text:style-name="P2"/>
      <text:p text:style-name="P2">7. Create the XML-file in string-format and put it in a variable</text:p>
      <text:p text:style-name="P2"/>
      <text:p text:style-name="P2"><text:span text:style-name="T3">&gt;&gt;&gt; </text:span><text:span text:style-name="T3">payment</text:span><text:span text:style-name="T3">_</text:span><text:span text:style-name="T3">xml</text:span><text:span text:style-name="T3"> = </text:span><text:span text:style-name="T3">str</text:span><text:span text:style-name="T3">(</text:span><text:span text:style-name="T3">payment</text:span><text:span text:style-name="T3">)</text:span></text:p>
      <text:p text:style-name="P2"><text:soft-page-break/></text:p>
      <text:p text:style-name="P2">Repeat steps 4 and 5 as necessary. After these seven (7) steps, the message is ready to be handed over to WebService’s upload_file()-method to be sent to the bank.</text:p>
      <text:p text:style-name="P2"/>
      <text:h text:style-name="P22" text:outline-level="10"><text:bookmark-start text:name="h.wtlt41u1u1xq"/>Debugging<text:bookmark-end text:name="h.wtlt41u1u1xq"/>/Logging:</text:h>
      <text:p text:style-name="P1">If you ran into problems or are just curious about what’s happening you can increase verbosity level of logger.</text:p>
      <text:p text:style-name="P4"/>
      <text:p text:style-name="P2"><text:span text:style-name="T4">&gt;&gt;&gt; </text:span><text:span text:style-name="T4">import</text:span><text:span text:style-name="T4"> </text:span><text:span text:style-name="T4">logging</text:span></text:p>
      <text:p text:style-name="P2"><text:span text:style-name="T4">&gt;&gt;&gt; </text:span><text:span text:style-name="T4">logging</text:span><text:span text:style-name="T4">.</text:span><text:span text:style-name="T4">basicConfig</text:span><text:span text:style-name="T4">(</text:span><text:span text:style-name="T4">level</text:span><text:span text:style-name="T4">=</text:span><text:span text:style-name="T4">logging</text:span><text:span text:style-name="T4">.</text:span><text:span text:style-name="T4">INFO</text:span><text:span text:style-name="T4">) <text:tab/><text:tab/></text:span></text:p>
      <text:p text:style-name="P2"><text:span text:style-name="T4">&gt;&gt;&gt; </text:span><text:span text:style-name="T4">logging</text:span><text:span text:style-name="T4">.</text:span><text:span text:style-name="T4">getLogger</text:span><text:span text:style-name="T4">(“</text:span><text:span text:style-name="T4">bankws</text:span><text:span text:style-name="T4">”).</text:span><text:span text:style-name="T4">setLevel</text:span><text:span text:style-name="T4">(</text:span><text:span text:style-name="T4">logging</text:span><text:span text:style-name="T4">.</text:span><text:span text:style-name="T4">DEBUG</text:span><text:span text:style-name="T4">) <text:s/></text:span></text:p>
      <text:p text:style-name="P2">If that is not enough you can try:</text:p>
      <text:p text:style-name="P2"><text:span text:style-name="T3">&gt;&gt;&gt; </text:span><text:span text:style-name="T3">logging</text:span><text:span text:style-name="T3">.</text:span><text:span text:style-name="T3">basicConfig</text:span><text:span text:style-name="T3">(</text:span><text:span text:style-name="T3">level</text:span><text:span text:style-name="T3">=</text:span><text:span text:style-name="T3">logging</text:span><text:span text:style-name="T3">.</text:span><text:span text:style-name="T3">DEBUG</text:span><text:span text:style-name="T3">) </text:span></text:p>
      <text:p text:style-name="P5"/>
      <text:p text:style-name="P2"/>
      <text:h text:style-name="P21" text:outline-level="10"><text:bookmark-start text:name="h.hx8965d1498c"/>Quick<text:bookmark-end text:name="h.hx8965d1498c"/> reference:</text:h>
      <text:p text:style-name="P3"/>
      <text:p text:style-name="P2"><text:span text:style-name="T2">Checks</text:span><text:span text:style-name="T2"> </text:span><text:span text:style-name="T2">does</text:span><text:span text:style-name="T2"> </text:span><text:span text:style-name="T2">certificate</text:span><text:span text:style-name="T2"> </text:span><text:span text:style-name="T2">need</text:span><text:span text:style-name="T2"> </text:span><text:span text:style-name="T2">renewal</text:span><text:span text:style-name="T2">:</text:span><text:line-break/><text:tab/><text:span text:style-name="T4">&gt;&gt;&gt; </text:span><text:span text:style-name="T4">check</text:span><text:span text:style-name="T4">_</text:span><text:span text:style-name="T4">renewable</text:span><text:span text:style-name="T4">_</text:span><text:span text:style-name="T4">status</text:span><text:span text:style-name="T4">(</text:span><text:span text:style-name="T4">certificate</text:span><text:span text:style-name="T4">_</text:span><text:span text:style-name="T4">filename</text:span><text:span text:style-name="T4">) </text:span></text:p>
      <text:p text:style-name="P13"><text:span text:style-name="T5">Arguments</text:span><text:span text:style-name="T5">:</text:span><text:span text:style-name="T6"><text:tab/></text:span><text:span text:style-name="T6">certificate</text:span><text:span text:style-name="T6"> </text:span><text:span text:style-name="T6">filename</text:span><text:span text:style-name="T6"> </text:span><text:span text:style-name="T6">as</text:span><text:span text:style-name="T6"> </text:span><text:span text:style-name="T6">a</text:span><text:span text:style-name="T6"> </text:span><text:span text:style-name="T6">string</text:span></text:p>
      <text:p text:style-name="P2"><text:span text:style-name="T6"><text:tab/></text:span><text:span text:style-name="T5">Return</text:span><text:span text:style-name="T5"> </text:span><text:span text:style-name="T5">value</text:span><text:span text:style-name="T5">:</text:span><text:span text:style-name="T6"><text:tab/></text:span><text:span text:style-name="T6">Boolean</text:span><text:span text:style-name="T6"> (</text:span><text:span text:style-name="T6">is</text:span><text:span text:style-name="T6"> </text:span><text:span text:style-name="T6">the</text:span><text:span text:style-name="T6"> </text:span><text:span text:style-name="T6">certificate</text:span><text:span text:style-name="T6"> </text:span><text:span text:style-name="T6">renewable</text:span><text:span text:style-name="T6"> </text:span><text:span text:style-name="T6">or</text:span><text:span text:style-name="T6"> </text:span><text:span text:style-name="T6">not</text:span><text:span text:style-name="T6">)</text:span></text:p>
      <text:p text:style-name="P2"><text:span text:style-name="T6"><text:tab/></text:span><text:span text:style-name="T5">Exceptions</text:span><text:span text:style-name="T5">:</text:span><text:span text:style-name="T6"><text:tab/></text:span><text:span text:style-name="T6">RuntimeError</text:span><text:span text:style-name="T6"> <text:tab/> <text:s/>(</text:span><text:span text:style-name="T6">Certificate</text:span><text:span text:style-name="T6"> </text:span><text:span text:style-name="T6">has</text:span><text:span text:style-name="T6"> </text:span><text:span text:style-name="T6">expired</text:span><text:span text:style-name="T6">.)</text:span></text:p>
      <text:p text:style-name="P19"><text:span text:style-name="T6">EnvironmentError</text:span><text:span text:style-name="T6"> (</text:span><text:span text:style-name="T6">filename</text:span><text:span text:style-name="T6"> </text:span><text:span text:style-name="T6">points</text:span><text:span text:style-name="T6"> </text:span><text:span text:style-name="T6">to</text:span><text:span text:style-name="T6"> </text:span><text:span text:style-name="T6">non</text:span><text:span text:style-name="T6">-</text:span><text:span text:style-name="T6">existing</text:span><text:span text:style-name="T6"> </text:span><text:span text:style-name="T6">file</text:span><text:span text:style-name="T6">)<text:tab/></text:span></text:p>
      <text:p text:style-name="P2"/>
      <text:p text:style-name="P2"><text:span text:style-name="T2">Get</text:span><text:span text:style-name="T2"> </text:span><text:span text:style-name="T2">new</text:span><text:span text:style-name="T2"> </text:span><text:span text:style-name="T2">certificate</text:span><text:span text:style-name="T2"> </text:span><text:span text:style-name="T2">with</text:span><text:span text:style-name="T2"> </text:span><text:span text:style-name="T2">transfer</text:span><text:span text:style-name="T2"> </text:span><text:span text:style-name="T2">key</text:span><text:span text:style-name="T2">:</text:span></text:p>
      <text:p text:style-name="P2"><text:tab/><text:span text:style-name="T4">&gt;&gt;&gt; </text:span><text:span text:style-name="T4">op</text:span><text:span text:style-name="T4"> = </text:span><text:span text:style-name="T4">OPCertificateRequest</text:span><text:span text:style-name="T4">(</text:span><text:span text:style-name="T4">CustomerID</text:span><text:span text:style-name="T4">, </text:span><text:span text:style-name="T4">environment</text:span><text:span text:style-name="T4">)</text:span></text:p>
      <text:p text:style-name="P13"><text:span text:style-name="T5">Arguments</text:span><text:span text:style-name="T5">:</text:span><text:span text:style-name="T6"> <text:tab/></text:span><text:span text:style-name="T6">CustomerID</text:span><text:span text:style-name="T6"> </text:span><text:span text:style-name="T6">as</text:span><text:span text:style-name="T6"> </text:span><text:span text:style-name="T6">a</text:span><text:span text:style-name="T6"> </text:span><text:span text:style-name="T6">string</text:span><text:span text:style-name="T6"> (</text:span><text:span text:style-name="T6">or</text:span><text:span text:style-name="T6"> </text:span><text:span text:style-name="T6">int</text:span><text:span text:style-name="T6">)</text:span></text:p>
      <text:p text:style-name="P2"><text:span text:style-name="T6"><text:tab/><text:tab/><text:tab/></text:span><text:span text:style-name="T6">environment</text:span><text:span text:style-name="T6"> </text:span><text:span text:style-name="T6">as</text:span><text:span text:style-name="T6"> </text:span><text:span text:style-name="T6">a</text:span><text:span text:style-name="T6"> </text:span><text:span text:style-name="T6">string</text:span><text:span text:style-name="T6"> ( </text:span><text:span text:style-name="T6">either</text:span><text:span text:style-name="T6"> </text:span><text:span text:style-name="T6">TEST</text:span><text:span text:style-name="T6"> </text:span><text:span text:style-name="T6">or</text:span><text:span text:style-name="T6"> </text:span><text:span text:style-name="T6">PRODUCTION</text:span><text:span text:style-name="T6">)</text:span></text:p>
      <text:p text:style-name="P2"><text:span text:style-name="T6"><text:tab/></text:span><text:span text:style-name="T5">Exceptions</text:span><text:span text:style-name="T5">:</text:span><text:span text:style-name="T6"><text:tab/></text:span><text:span text:style-name="T6">ValueError</text:span><text:span text:style-name="T6"><text:tab/>(</text:span><text:span text:style-name="T6">environment</text:span><text:span text:style-name="T6"> </text:span><text:span text:style-name="T6">doesn</text:span><text:span text:style-name="T6">’</text:span><text:span text:style-name="T6">t</text:span><text:span text:style-name="T6"> </text:span><text:span text:style-name="T6">contain</text:span><text:span text:style-name="T6"> </text:span><text:span text:style-name="T6">supported</text:span><text:span text:style-name="T6"> </text:span><text:span text:style-name="T6">value</text:span><text:span text:style-name="T6">)<text:tab/></text:span></text:p>
      <text:p text:style-name="P6"><text:tab/></text:p>
      <text:p text:style-name="P13"><text:span text:style-name="T4">&gt;&gt;&gt; </text:span><text:span text:style-name="T4">op</text:span><text:span text:style-name="T4">.</text:span><text:span text:style-name="T4">request</text:span><text:span text:style-name="T4">_</text:span><text:span text:style-name="T4">with</text:span><text:span text:style-name="T4">_</text:span><text:span text:style-name="T4">transferkey</text:span><text:span text:style-name="T4">(</text:span><text:span text:style-name="T4">Transferkey</text:span><text:span text:style-name="T4">, </text:span><text:span text:style-name="T4">Certificate</text:span><text:span text:style-name="T4"> </text:span><text:span text:style-name="T4">request</text:span><text:span text:style-name="T4"> </text:span><text:span text:style-name="T4">filename</text:span><text:span text:style-name="T4">, </text:span><text:span text:style-name="T4">filename</text:span><text:span text:style-name="T4"> </text:span><text:span text:style-name="T4">for</text:span><text:span text:style-name="T4"> </text:span><text:span text:style-name="T4">new</text:span></text:p>
      <text:p text:style-name="P13"><text:span text:style-name="T4"><text:s/><text:tab/><text:tab/><text:tab/><text:tab/></text:span><text:span text:style-name="T4">certificate</text:span><text:span text:style-name="T4">)</text:span><text:line-break/><text:tab/><text:span text:style-name="T5">Arguments</text:span><text:span text:style-name="T5">:</text:span><text:span text:style-name="T6"><text:tab/></text:span><text:span text:style-name="T6">Transfer</text:span><text:span text:style-name="T6"> </text:span><text:span text:style-name="T6">key</text:span><text:span text:style-name="T6"> </text:span><text:span text:style-name="T6">as</text:span><text:span text:style-name="T6"> </text:span><text:span text:style-name="T6">a</text:span><text:span text:style-name="T6"> </text:span><text:span text:style-name="T6">number</text:span><text:span text:style-name="T6"> </text:span><text:span text:style-name="T6">sequence</text:span></text:p>
      <text:p text:style-name="P2"><text:span text:style-name="T6"><text:tab/><text:tab/><text:tab/></text:span><text:span text:style-name="T6">Certificate</text:span><text:span text:style-name="T6"> </text:span><text:span text:style-name="T6">request</text:span><text:span text:style-name="T6"> </text:span><text:span text:style-name="T6">as</text:span><text:span text:style-name="T6"> </text:span><text:span text:style-name="T6">filename</text:span><text:span text:style-name="T6"> </text:span><text:span text:style-name="T6">that</text:span><text:span text:style-name="T6"> </text:span><text:span text:style-name="T6">points</text:span><text:span text:style-name="T6"> </text:span><text:span text:style-name="T6">to</text:span><text:span text:style-name="T6"> </text:span><text:span text:style-name="T6">certificate</text:span><text:span text:style-name="T6"> </text:span><text:span text:style-name="T6">request</text:span><text:span text:style-name="T6">.</text:span></text:p>
      <text:p text:style-name="P2"><text:span text:style-name="T6"><text:tab/><text:tab/><text:tab/></text:span><text:span text:style-name="T6">Filename</text:span><text:span text:style-name="T6"> </text:span><text:span text:style-name="T6">for</text:span><text:span text:style-name="T6"> </text:span><text:span text:style-name="T6">the</text:span><text:span text:style-name="T6"> </text:span><text:span text:style-name="T6">returned</text:span><text:span text:style-name="T6"> </text:span><text:span text:style-name="T6">certificate</text:span><text:span text:style-name="T6">.</text:span></text:p>
      <text:p text:style-name="P13"><text:span text:style-name="T5">Return</text:span><text:span text:style-name="T5"> </text:span><text:span text:style-name="T5">value</text:span><text:span text:style-name="T5">:</text:span><text:span text:style-name="T6"><text:tab/></text:span><text:span text:style-name="T6">Boolean</text:span><text:span text:style-name="T6"> </text:span><text:span text:style-name="T6">telling</text:span><text:span text:style-name="T6"> </text:span><text:span text:style-name="T6">was</text:span><text:span text:style-name="T6"> </text:span><text:span text:style-name="T6">the</text:span><text:span text:style-name="T6"> </text:span><text:span text:style-name="T6">request</text:span><text:span text:style-name="T6"> </text:span><text:span text:style-name="T6">successful</text:span></text:p>
      <text:p text:style-name="P13"/>
      <text:p text:style-name="P2"><text:span text:style-name="T2">Renew</text:span><text:span text:style-name="T2"> </text:span><text:span text:style-name="T2">certificate</text:span><text:span text:style-name="T2">:</text:span></text:p>
      <text:p text:style-name="P2"><text:tab/><text:span text:style-name="T4">&gt;&gt;&gt; </text:span><text:span text:style-name="T4">op</text:span><text:span text:style-name="T4"> = </text:span><text:span text:style-name="T4">OPCertificateRequest</text:span><text:span text:style-name="T4">(</text:span><text:span text:style-name="T4">CustomerID</text:span><text:span text:style-name="T4">, </text:span><text:span text:style-name="T4">environment</text:span><text:span text:style-name="T4">)<text:line-break/> <text:s text:c="7"/>&gt;&gt;&gt; </text:span><text:span text:style-name="T4">op</text:span><text:span text:style-name="T4">.</text:span><text:span text:style-name="T4">request</text:span><text:span text:style-name="T4">_</text:span><text:span text:style-name="T4">with</text:span><text:span text:style-name="T4">_</text:span><text:span text:style-name="T4">old</text:span><text:span text:style-name="T4">_</text:span><text:span text:style-name="T4">certificate</text:span><text:span text:style-name="T4">(</text:span><text:span text:style-name="T4">RSA</text:span><text:span text:style-name="T4">-</text:span><text:span text:style-name="T4">key</text:span><text:span text:style-name="T4"> </text:span><text:span text:style-name="T4">filename</text:span><text:span text:style-name="T4">, </text:span><text:span text:style-name="T4">Certificate</text:span><text:span text:style-name="T4"> </text:span><text:span text:style-name="T4">request</text:span><text:span text:style-name="T4"> </text:span><text:span text:style-name="T4">filename</text:span><text:span text:style-name="T4">, </text:span></text:p>
      <text:p text:style-name="P20"><text:span text:style-name="T4"><text:s text:c="4"/></text:span><text:span text:style-name="T4">old</text:span><text:span text:style-name="T4"> </text:span><text:span text:style-name="T4">certificate</text:span><text:span text:style-name="T4"> </text:span><text:span text:style-name="T4">filename</text:span><text:span text:style-name="T4">, </text:span><text:span text:style-name="T4">new</text:span><text:span text:style-name="T4"> </text:span><text:span text:style-name="T4">certificate</text:span><text:span text:style-name="T4"> </text:span><text:span text:style-name="T4">filename</text:span><text:span text:style-name="T4">)</text:span></text:p>
      <text:p text:style-name="P2"><text:span text:style-name="T6"><text:tab/></text:span><text:span text:style-name="T5">Arguments</text:span><text:span text:style-name="T5">:</text:span><text:span text:style-name="T6"><text:tab/></text:span><text:span text:style-name="T6">RSA</text:span><text:span text:style-name="T6">-</text:span><text:span text:style-name="T6">key</text:span><text:span text:style-name="T6"> </text:span><text:span text:style-name="T6">as</text:span><text:span text:style-name="T6"> </text:span><text:span text:style-name="T6">a</text:span><text:span text:style-name="T6"> </text:span><text:span text:style-name="T6">filename</text:span><text:span text:style-name="T6"> </text:span><text:span text:style-name="T6">that</text:span><text:span text:style-name="T6"> </text:span><text:span text:style-name="T6">points</text:span><text:span text:style-name="T6"> </text:span><text:span text:style-name="T6">to</text:span><text:span text:style-name="T6"> </text:span><text:span text:style-name="T6">the</text:span><text:span text:style-name="T6"> </text:span><text:span text:style-name="T6">RSA</text:span><text:span text:style-name="T6">-</text:span><text:span text:style-name="T6">key</text:span><text:span text:style-name="T6">.</text:span></text:p>
      <text:p text:style-name="P2"><text:span text:style-name="T6"><text:tab/><text:tab/><text:tab/></text:span><text:span text:style-name="T6">Certificate</text:span><text:span text:style-name="T6"> </text:span><text:span text:style-name="T6">request</text:span><text:span text:style-name="T6"> </text:span><text:span text:style-name="T6">as</text:span><text:span text:style-name="T6"> </text:span><text:span text:style-name="T6">filename</text:span><text:span text:style-name="T6"> </text:span><text:span text:style-name="T6">that</text:span><text:span text:style-name="T6"> </text:span><text:span text:style-name="T6">points</text:span><text:span text:style-name="T6"> </text:span><text:span text:style-name="T6">to</text:span><text:span text:style-name="T6"> </text:span><text:span text:style-name="T6">certificate</text:span><text:span text:style-name="T6"> </text:span><text:span text:style-name="T6">request</text:span><text:span text:style-name="T6">.</text:span></text:p>
      <text:p text:style-name="P2"><text:span text:style-name="T6"><text:tab/><text:tab/><text:tab/></text:span><text:span text:style-name="T6">Old</text:span><text:span text:style-name="T6"> </text:span><text:span text:style-name="T6">certificate</text:span><text:span text:style-name="T6"> </text:span><text:span text:style-name="T6">as</text:span><text:span text:style-name="T6"> </text:span><text:span text:style-name="T6">filename</text:span><text:span text:style-name="T6"> </text:span><text:span text:style-name="T6">that</text:span><text:span text:style-name="T6"> </text:span><text:span text:style-name="T6">points</text:span><text:span text:style-name="T6"> </text:span><text:span text:style-name="T6">to</text:span><text:span text:style-name="T6"> </text:span><text:span text:style-name="T6">old</text:span><text:span text:style-name="T6"> </text:span><text:span text:style-name="T6">certificate</text:span><text:span text:style-name="T6">.</text:span></text:p>
      <text:p text:style-name="P2"><text:span text:style-name="T6"><text:tab/><text:tab/><text:tab/></text:span><text:span text:style-name="T6">Filename</text:span><text:span text:style-name="T6"> </text:span><text:span text:style-name="T6">to</text:span><text:span text:style-name="T6"> </text:span><text:span text:style-name="T6">where</text:span><text:span text:style-name="T6"> </text:span><text:span text:style-name="T6">new</text:span><text:span text:style-name="T6"> </text:span><text:span text:style-name="T6">certificate</text:span><text:span text:style-name="T6"> </text:span><text:span text:style-name="T6">will</text:span><text:span text:style-name="T6"> </text:span><text:span text:style-name="T6">be</text:span><text:span text:style-name="T6"> </text:span><text:span text:style-name="T6">saved</text:span><text:span text:style-name="T6">.</text:span></text:p>
      <text:p text:style-name="P2"><text:span text:style-name="T6"><text:tab/></text:span><text:span text:style-name="T5">Return</text:span><text:span text:style-name="T5"> </text:span><text:span text:style-name="T5">value</text:span><text:span text:style-name="T5">:</text:span><text:span text:style-name="T6"><text:tab/></text:span><text:span text:style-name="T6">Boolean</text:span><text:span text:style-name="T6"> </text:span><text:span text:style-name="T6">telling</text:span><text:span text:style-name="T6"> </text:span><text:span text:style-name="T6">was</text:span><text:span text:style-name="T6"> </text:span><text:span text:style-name="T6">the</text:span><text:span text:style-name="T6"> </text:span><text:span text:style-name="T6">request</text:span><text:span text:style-name="T6"> </text:span><text:span text:style-name="T6">successful</text:span><text:span text:style-name="T6">.</text:span></text:p>
      <text:p text:style-name="P4"/>
      <text:p text:style-name="P2"><text:soft-page-break/><text:span text:style-name="T2">Send</text:span><text:span text:style-name="T2"> (</text:span><text:span text:style-name="T2">XML</text:span><text:span text:style-name="T2">) </text:span><text:span text:style-name="T2">data</text:span><text:span text:style-name="T2"> </text:span><text:span text:style-name="T2">to</text:span><text:span text:style-name="T2"> </text:span><text:span text:style-name="T2">bank</text:span><text:span text:style-name="T2">:</text:span></text:p>
      <text:p text:style-name="P2"><text:tab/><text:span text:style-name="T4">&gt;&gt;&gt; </text:span><text:span text:style-name="T4">ws</text:span><text:span text:style-name="T4"> = </text:span><text:span text:style-name="T4">WebService</text:span><text:span text:style-name="T4">(</text:span><text:span text:style-name="T4">CustomerID</text:span><text:span text:style-name="T4">, </text:span><text:span text:style-name="T4">RSA</text:span><text:span text:style-name="T4"> - </text:span><text:span text:style-name="T4">key</text:span><text:span text:style-name="T4"> </text:span><text:span text:style-name="T4">filename</text:span><text:span text:style-name="T4">, </text:span><text:span text:style-name="T4">Certificate</text:span><text:span text:style-name="T4"> </text:span><text:span text:style-name="T4">filename</text:span><text:span text:style-name="T4">, </text:span><text:span text:style-name="T4">Bank</text:span><text:span text:style-name="T4">, </text:span><text:span text:style-name="T4">environment</text:span><text:span text:style-name="T4">)</text:span></text:p>
      <text:p text:style-name="P2"><text:span text:style-name="T6"><text:tab/></text:span><text:span text:style-name="T5">Arguments</text:span><text:span text:style-name="T5">:</text:span><text:span text:style-name="T6"><text:tab/></text:span><text:span text:style-name="T6">CustomerID</text:span><text:span text:style-name="T6"> </text:span><text:span text:style-name="T6">as</text:span><text:span text:style-name="T6"> </text:span><text:span text:style-name="T6">a</text:span><text:span text:style-name="T6"> </text:span><text:span text:style-name="T6">string</text:span></text:p>
      <text:p text:style-name="P2"><text:span text:style-name="T6"><text:tab/><text:tab/><text:tab/></text:span><text:span text:style-name="T6">RSA</text:span><text:span text:style-name="T6"> - </text:span><text:span text:style-name="T6">key</text:span><text:span text:style-name="T6"> </text:span><text:span text:style-name="T6">as</text:span><text:span text:style-name="T6"> </text:span><text:span text:style-name="T6">a</text:span><text:span text:style-name="T6"> </text:span><text:span text:style-name="T6">filename</text:span><text:span text:style-name="T6"> </text:span><text:span text:style-name="T6">that</text:span><text:span text:style-name="T6"> </text:span><text:span text:style-name="T6">points</text:span><text:span text:style-name="T6"> </text:span><text:span text:style-name="T6">to</text:span><text:span text:style-name="T6"> </text:span><text:span text:style-name="T6">the</text:span><text:span text:style-name="T6"> </text:span><text:span text:style-name="T6">RSA</text:span><text:span text:style-name="T6">-</text:span><text:span text:style-name="T6">key</text:span></text:p>
      <text:p text:style-name="P2"><text:span text:style-name="T6"><text:tab/><text:tab/><text:tab/></text:span><text:span text:style-name="T6">Certificate</text:span><text:span text:style-name="T6"> </text:span><text:span text:style-name="T6">as</text:span><text:span text:style-name="T6"> </text:span><text:span text:style-name="T6">a</text:span><text:span text:style-name="T6"> </text:span><text:span text:style-name="T6">filename</text:span><text:span text:style-name="T6"> </text:span><text:span text:style-name="T6">that</text:span><text:span text:style-name="T6"> </text:span><text:span text:style-name="T6">points</text:span><text:span text:style-name="T6"> </text:span><text:span text:style-name="T6">to</text:span><text:span text:style-name="T6"> </text:span><text:span text:style-name="T6">the</text:span><text:span text:style-name="T6"> </text:span><text:span text:style-name="T6">signed</text:span><text:span text:style-name="T6"> </text:span><text:span text:style-name="T6">certificate</text:span></text:p>
      <text:p text:style-name="P2"><text:span text:style-name="T6"><text:tab/><text:tab/><text:tab/></text:span><text:span text:style-name="T6">Bank</text:span><text:span text:style-name="T6"> </text:span><text:span text:style-name="T6">as</text:span><text:span text:style-name="T6"> </text:span><text:span text:style-name="T6">a</text:span><text:span text:style-name="T6"> </text:span><text:span text:style-name="T6">Bank</text:span><text:span text:style-name="T6"> </text:span><text:span text:style-name="T6">object</text:span><text:span text:style-name="T6"> </text:span><text:span text:style-name="T6">that</text:span><text:span text:style-name="T6"> </text:span><text:span text:style-name="T6">holds</text:span><text:span text:style-name="T6"> </text:span><text:span text:style-name="T6">webservice</text:span><text:span text:style-name="T6"> </text:span><text:span text:style-name="T6">addresses</text:span><text:span text:style-name="T6"> </text:span><text:span text:style-name="T6">and</text:span><text:span text:style-name="T6"> </text:span><text:span text:style-name="T6">BIC</text:span><text:span text:style-name="T6"> </text:span><text:span text:style-name="T6">number</text:span><text:span text:style-name="T6">.</text:span></text:p>
      <text:p text:style-name="P2"><text:span text:style-name="T6"><text:tab/><text:tab/><text:tab/></text:span><text:span text:style-name="T6">Environment</text:span><text:span text:style-name="T6"> </text:span><text:span text:style-name="T6">as</text:span><text:span text:style-name="T6"> </text:span><text:span text:style-name="T6">string</text:span><text:span text:style-name="T6"> (</text:span><text:span text:style-name="T6">TEST</text:span><text:span text:style-name="T6"> </text:span><text:span text:style-name="T6">or</text:span><text:span text:style-name="T6"> </text:span><text:span text:style-name="T6">PRODUCTION</text:span><text:span text:style-name="T6">, </text:span><text:span text:style-name="T6">defaults</text:span><text:span text:style-name="T6"> </text:span><text:span text:style-name="T6">TEST</text:span><text:span text:style-name="T6">)</text:span></text:p>
      <text:p text:style-name="P2"><text:span text:style-name="T6"><text:tab/></text:span><text:span text:style-name="T5">Exceptions</text:span><text:span text:style-name="T5">:</text:span><text:span text:style-name="T6"><text:tab/></text:span><text:span text:style-name="T6">ValueError</text:span><text:span text:style-name="T6"> <text:tab/>(</text:span><text:span text:style-name="T6">If</text:span><text:span text:style-name="T6"> </text:span><text:span text:style-name="T6">Environment</text:span><text:span text:style-name="T6"> </text:span><text:span text:style-name="T6">contains</text:span><text:span text:style-name="T6"> </text:span><text:span text:style-name="T6">unsupported</text:span><text:span text:style-name="T6"> </text:span><text:span text:style-name="T6">value</text:span><text:span text:style-name="T6">)</text:span></text:p>
      <text:p text:style-name="P2"><text:span text:style-name="T6"><text:tab/><text:tab/><text:tab/></text:span><text:span text:style-name="T6">ValueError</text:span><text:span text:style-name="T6"><text:tab/>(</text:span><text:span text:style-name="T6">RSA</text:span><text:span text:style-name="T6">-</text:span><text:span text:style-name="T6">key</text:span><text:span text:style-name="T6"> </text:span><text:span text:style-name="T6">or</text:span><text:span text:style-name="T6"> </text:span><text:span text:style-name="T6">Certificate</text:span><text:span text:style-name="T6"> </text:span><text:span text:style-name="T6">points</text:span><text:span text:style-name="T6"> </text:span><text:span text:style-name="T6">to</text:span><text:span text:style-name="T6"> </text:span><text:span text:style-name="T6">non</text:span><text:span text:style-name="T6">-</text:span><text:span text:style-name="T6">existing</text:span><text:span text:style-name="T6"> </text:span><text:span text:style-name="T6">file</text:span><text:span text:style-name="T6">.)</text:span></text:p>
      <text:p text:style-name="P2"><text:span text:style-name="T6"><text:tab/><text:tab/><text:tab/></text:span><text:span text:style-name="T6">ValueError</text:span><text:span text:style-name="T6"><text:tab/>(</text:span><text:span text:style-name="T6">Bank</text:span><text:span text:style-name="T6"> </text:span><text:span text:style-name="T6">object</text:span><text:span text:style-name="T6"> </text:span><text:span text:style-name="T6">is</text:span><text:span text:style-name="T6"> </text:span><text:span text:style-name="T6">missing</text:span><text:span text:style-name="T6"> </text:span><text:span text:style-name="T6">needed</text:span><text:span text:style-name="T6"> </text:span><text:span text:style-name="T6">fields</text:span><text:span text:style-name="T6">.)</text:span></text:p>
      <text:p text:style-name="P6"/>
      <text:p text:style-name="P13"><text:span text:style-name="T4">&gt;&gt;&gt; </text:span><text:span text:style-name="T4">ar</text:span><text:span text:style-name="T4"> = </text:span><text:span text:style-name="T4">ws</text:span><text:span text:style-name="T4">.</text:span><text:span text:style-name="T4">upload</text:span><text:span text:style-name="T4">_</text:span><text:span text:style-name="T4">file</text:span><text:span text:style-name="T4">(</text:span><text:span text:style-name="T4">content</text:span><text:span text:style-name="T4">, </text:span><text:span text:style-name="T4">filetype</text:span><text:span text:style-name="T4">)</text:span></text:p>
      <text:p text:style-name="P13"><text:span text:style-name="T5">Arguments</text:span><text:span text:style-name="T5">:</text:span><text:span text:style-name="T6"><text:tab/></text:span><text:span text:style-name="T6">Content</text:span><text:span text:style-name="T6"> </text:span><text:span text:style-name="T6">as</text:span><text:span text:style-name="T6"> </text:span><text:span text:style-name="T6">a</text:span><text:span text:style-name="T6"> </text:span><text:span text:style-name="T6">string</text:span><text:span text:style-name="T6"> (</text:span><text:span text:style-name="T6">Data</text:span><text:span text:style-name="T6"> </text:span><text:span text:style-name="T6">that</text:span><text:span text:style-name="T6"> </text:span><text:span text:style-name="T6">you</text:span><text:span text:style-name="T6"> </text:span><text:span text:style-name="T6">want</text:span><text:span text:style-name="T6"> </text:span><text:span text:style-name="T6">upload</text:span><text:span text:style-name="T6"> </text:span><text:span text:style-name="T6">to</text:span><text:span text:style-name="T6"> </text:span><text:span text:style-name="T6">bank</text:span><text:span text:style-name="T6">)</text:span></text:p>
      <text:p text:style-name="P15"><text:span text:style-name="T6"><text:tab/><text:tab/></text:span><text:span text:style-name="T6">filetype</text:span><text:span text:style-name="T6"> </text:span><text:span text:style-name="T6">of</text:span><text:span text:style-name="T6"> </text:span><text:span text:style-name="T6">uploaded</text:span><text:span text:style-name="T6"> </text:span><text:span text:style-name="T6">data</text:span><text:span text:style-name="T6"> </text:span><text:span text:style-name="T6">as</text:span><text:span text:style-name="T6"> </text:span><text:span text:style-name="T6">a</text:span><text:span text:style-name="T6"> </text:span><text:span text:style-name="T6">string</text:span><text:span text:style-name="T6">. (</text:span><text:span text:style-name="T6">default</text:span><text:span text:style-name="T6"> </text:span><text:span text:style-name="T6">value</text:span><text:span text:style-name="T6"> </text:span><text:span text:style-name="T6">is</text:span><text:span text:style-name="T6"> </text:span><text:span text:style-name="T6">pain</text:span><text:span text:style-name="T6">.001.001.02 </text:span><text:span text:style-name="T6">which</text:span><text:span text:style-name="T6"> </text:span><text:span text:style-name="T6">is</text:span></text:p>
      <text:p text:style-name="P16"><text:span text:style-name="T6"><text:s text:c="24"/></text:span><text:span text:style-name="T6">meant</text:span><text:span text:style-name="T6"> </text:span><text:span text:style-name="T6">for</text:span><text:span text:style-name="T6"> </text:span><text:span text:style-name="T6">C</text:span><text:span text:style-name="T6">2</text:span><text:span text:style-name="T6">B</text:span><text:span text:style-name="T6"> </text:span><text:span text:style-name="T6">data</text:span><text:span text:style-name="T6">) </text:span></text:p>
      <text:p text:style-name="P13"><text:span text:style-name="T5">Return</text:span><text:span text:style-name="T5"> </text:span><text:span text:style-name="T5">value</text:span><text:span text:style-name="T5">:</text:span><text:span text:style-name="T6"><text:tab/></text:span><text:span text:style-name="T6">ApplicationResponse</text:span><text:span text:style-name="T6"> </text:span><text:span text:style-name="T6">object</text:span><text:span text:style-name="T6">.</text:span></text:p>
      <text:p text:style-name="P13"><text:span text:style-name="T5">Exceptions</text:span><text:span text:style-name="T5">:</text:span><text:span text:style-name="T6"><text:tab/></text:span><text:span text:style-name="T6">RuntimeError</text:span><text:span text:style-name="T6"><text:tab/>(</text:span><text:span text:style-name="T6">If</text:span><text:span text:style-name="T6"> </text:span><text:span text:style-name="T6">the</text:span><text:span text:style-name="T6"> </text:span><text:span text:style-name="T6">upload</text:span><text:span text:style-name="T6"> </text:span><text:span text:style-name="T6">file</text:span><text:span text:style-name="T6"> </text:span><text:span text:style-name="T6">request</text:span><text:span text:style-name="T6"> </text:span><text:span text:style-name="T6">wasn</text:span><text:span text:style-name="T6">’</text:span><text:span text:style-name="T6">t</text:span><text:span text:style-name="T6"> </text:span><text:span text:style-name="T6">accepted</text:span><text:span text:style-name="T6"> </text:span><text:span text:style-name="T6">by</text:span><text:span text:style-name="T6"> </text:span><text:span text:style-name="T6">the</text:span><text:span text:style-name="T6"> </text:span><text:span text:style-name="T6">bank</text:span><text:span text:style-name="T6">)</text:span></text:p>
      <text:p text:style-name="P13"><text:span text:style-name="T4"># </text:span><text:span text:style-name="T4">You</text:span><text:span text:style-name="T4"> </text:span><text:span text:style-name="T4">should</text:span><text:span text:style-name="T4"> </text:span><text:span text:style-name="T4">save</text:span><text:span text:style-name="T4"> </text:span><text:span text:style-name="T4">at</text:span><text:span text:style-name="T4"> </text:span><text:span text:style-name="T4">least</text:span><text:span text:style-name="T4"> </text:span><text:span text:style-name="T4">reference</text:span><text:span text:style-name="T4"> </text:span><text:span text:style-name="T4">number</text:span><text:span text:style-name="T4"> </text:span><text:span text:style-name="T4">to</text:span><text:span text:style-name="T4"> </text:span><text:span text:style-name="T4">somewhere</text:span></text:p>
      <text:p text:style-name="P13"><text:span text:style-name="T4">&gt;&gt;&gt; </text:span><text:span text:style-name="T4">print</text:span><text:span text:style-name="T4">(</text:span><text:span text:style-name="T4">ar</text:span><text:span text:style-name="T4">.</text:span><text:span text:style-name="T4">references</text:span><text:span text:style-name="T4">[0].</text:span><text:span text:style-name="T4">reference</text:span><text:span text:style-name="T4">) # </text:span><text:span text:style-name="T4">Prints</text:span><text:span text:style-name="T4"> </text:span><text:span text:style-name="T4">uploaded</text:span><text:span text:style-name="T4"> </text:span><text:span text:style-name="T4">file</text:span><text:span text:style-name="T4"> </text:span><text:span text:style-name="T4">reference</text:span><text:span text:style-name="T4"> </text:span><text:span text:style-name="T4">number</text:span></text:p>
      <text:p text:style-name="P2"/>
      <text:p text:style-name="P2"><text:span text:style-name="T2">Get</text:span><text:span text:style-name="T2"> </text:span><text:span text:style-name="T2">file</text:span><text:span text:style-name="T2"> </text:span><text:span text:style-name="T2">from</text:span><text:span text:style-name="T2"> </text:span><text:span text:style-name="T2">bank</text:span><text:span text:style-name="T2">:</text:span><text:line-break/><text:tab/><text:span text:style-name="T4">&gt;&gt;&gt; </text:span><text:span text:style-name="T4">ws</text:span><text:span text:style-name="T4"> = </text:span><text:span text:style-name="T4">WebService</text:span><text:span text:style-name="T4">(</text:span><text:span text:style-name="T4">CustomerID</text:span><text:span text:style-name="T4">, </text:span><text:span text:style-name="T4">RSA</text:span><text:span text:style-name="T4"> - </text:span><text:span text:style-name="T4">key</text:span><text:span text:style-name="T4"> </text:span><text:span text:style-name="T4">filename</text:span><text:span text:style-name="T4">, </text:span><text:span text:style-name="T4">Certificate</text:span><text:span text:style-name="T4"> </text:span><text:span text:style-name="T4">filename</text:span><text:span text:style-name="T4">, </text:span><text:span text:style-name="T4">Bank</text:span><text:span text:style-name="T4"> </text:span><text:span text:style-name="T4">object</text:span><text:span text:style-name="T4">)</text:span></text:p>
      <text:p text:style-name="P2"><text:span text:style-name="T4"><text:tab/>&gt;&gt;&gt; </text:span><text:span text:style-name="T4">ar</text:span><text:span text:style-name="T4"> = </text:span><text:span text:style-name="T4">ws</text:span><text:span text:style-name="T4">.</text:span><text:span text:style-name="T4">download</text:span><text:span text:style-name="T4">_</text:span><text:span text:style-name="T4">file</text:span><text:span text:style-name="T4">(</text:span><text:span text:style-name="T4">File</text:span><text:span text:style-name="T4"> </text:span><text:span text:style-name="T4">reference</text:span><text:span text:style-name="T4"> </text:span><text:span text:style-name="T4">number</text:span><text:span text:style-name="T4">)</text:span></text:p>
      <text:p text:style-name="P2"><text:span text:style-name="T6"><text:tab/></text:span><text:span text:style-name="T5">Arguments</text:span><text:span text:style-name="T5">:</text:span><text:span text:style-name="T6"><text:tab/></text:span><text:span text:style-name="T6">File</text:span><text:span text:style-name="T6"> </text:span><text:span text:style-name="T6">reference</text:span><text:span text:style-name="T6"> </text:span><text:span text:style-name="T6">number</text:span><text:span text:style-name="T6"> </text:span><text:span text:style-name="T6">as</text:span><text:span text:style-name="T6"> </text:span><text:span text:style-name="T6">a</text:span><text:span text:style-name="T6"> </text:span><text:span text:style-name="T6">string</text:span><text:span text:style-name="T6">. (</text:span><text:span text:style-name="T6">Use</text:span><text:span text:style-name="T6"> </text:span><text:span text:style-name="T6">for</text:span><text:span text:style-name="T6"> </text:span><text:span text:style-name="T6">example</text:span><text:span text:style-name="T6"> </text:span><text:span text:style-name="T6">downloadfilelist</text:span><text:span text:style-name="T6"> </text:span><text:span text:style-name="T6">to</text:span><text:span text:style-name="T6"> </text:span><text:span text:style-name="T6">determine</text:span></text:p>
      <text:p text:style-name="P2"><text:span text:style-name="T6"><text:tab/><text:tab/><text:tab/></text:span><text:span text:style-name="T6">correct</text:span><text:span text:style-name="T6"> </text:span><text:span text:style-name="T6">reference</text:span><text:span text:style-name="T6"> </text:span><text:span text:style-name="T6">number</text:span><text:span text:style-name="T6">)</text:span></text:p>
      <text:p text:style-name="P2"><text:span text:style-name="T6"><text:tab/></text:span><text:span text:style-name="T5">Return</text:span><text:span text:style-name="T5"> </text:span><text:span text:style-name="T5">value</text:span><text:span text:style-name="T5">:</text:span><text:span text:style-name="T6"><text:tab/></text:span><text:span text:style-name="T6">ApplicationResponse</text:span><text:span text:style-name="T6"> </text:span><text:span text:style-name="T6">object</text:span><text:span text:style-name="T6">.</text:span></text:p>
      <text:p text:style-name="P2"><text:span text:style-name="T6"><text:tab/></text:span><text:span text:style-name="T5">Exceptions</text:span><text:span text:style-name="T5">:</text:span><text:span text:style-name="T6"><text:tab/></text:span><text:span text:style-name="T6">RuntimeError</text:span><text:span text:style-name="T6"><text:tab/>(</text:span><text:span text:style-name="T6">If</text:span><text:span text:style-name="T6"> </text:span><text:span text:style-name="T6">the</text:span><text:span text:style-name="T6"> </text:span><text:span text:style-name="T6">download</text:span><text:span text:style-name="T6"> </text:span><text:span text:style-name="T6">file</text:span><text:span text:style-name="T6"> </text:span><text:span text:style-name="T6">request</text:span><text:span text:style-name="T6"> </text:span><text:span text:style-name="T6">wasn</text:span><text:span text:style-name="T6">’</text:span><text:span text:style-name="T6">t</text:span><text:span text:style-name="T6"> </text:span><text:span text:style-name="T6">accepted</text:span><text:span text:style-name="T6"> </text:span><text:span text:style-name="T6">by</text:span><text:span text:style-name="T6"> </text:span><text:span text:style-name="T6">the</text:span><text:span text:style-name="T6"> </text:span><text:span text:style-name="T6">bank</text:span><text:span text:style-name="T6">)</text:span></text:p>
      <text:p text:style-name="P4"/>
      <text:p text:style-name="P2"><text:span text:style-name="T4"><text:tab/># </text:span><text:span text:style-name="T4">Downloaded</text:span><text:span text:style-name="T4"> </text:span><text:span text:style-name="T4">data</text:span><text:span text:style-name="T4"> </text:span><text:span text:style-name="T4">is</text:span><text:span text:style-name="T4"> </text:span><text:span text:style-name="T4">in</text:span><text:span text:style-name="T4"> </text:span><text:span text:style-name="T4">the</text:span><text:span text:style-name="T4"> </text:span><text:span text:style-name="T4">content</text:span><text:span text:style-name="T4"> </text:span><text:span text:style-name="T4">field</text:span><text:span text:style-name="T4"> </text:span><text:span text:style-name="T4">of</text:span><text:span text:style-name="T4"> </text:span><text:span text:style-name="T4">returned</text:span><text:span text:style-name="T4"> </text:span><text:span text:style-name="T4">object</text:span><text:span text:style-name="T4">.</text:span></text:p>
      <text:p text:style-name="P2"><text:span text:style-name="T4"><text:tab/>&gt;&gt;&gt; </text:span><text:span text:style-name="T4">print</text:span><text:span text:style-name="T4">(</text:span><text:span text:style-name="T4">ar</text:span><text:span text:style-name="T4">.</text:span><text:span text:style-name="T4">content</text:span><text:span text:style-name="T4">)<text:tab/></text:span></text:p>
      <text:p text:style-name="P7"/>
      <text:p text:style-name="P2"><text:span text:style-name="T2">List</text:span><text:span text:style-name="T2"> </text:span><text:span text:style-name="T2">files</text:span><text:span text:style-name="T2"> </text:span><text:span text:style-name="T2">saved</text:span><text:span text:style-name="T2"> </text:span><text:span text:style-name="T2">on</text:span><text:span text:style-name="T2"> </text:span><text:span text:style-name="T2">the</text:span><text:span text:style-name="T2"> </text:span><text:span text:style-name="T2">bank</text:span><text:span text:style-name="T2">:</text:span></text:p>
      <text:p text:style-name="P2"><text:span text:style-name="T4"><text:tab/>&gt;&gt;&gt; </text:span><text:span text:style-name="T4">ws</text:span><text:span text:style-name="T4"> = </text:span><text:span text:style-name="T4">WebService</text:span><text:span text:style-name="T4">(</text:span><text:span text:style-name="T4">CustomerID</text:span><text:span text:style-name="T4">, </text:span><text:span text:style-name="T4">RSA</text:span><text:span text:style-name="T4"> - </text:span><text:span text:style-name="T4">key</text:span><text:span text:style-name="T4">, </text:span><text:span text:style-name="T4">Certificate</text:span><text:span text:style-name="T4">, </text:span><text:span text:style-name="T4">Bank</text:span><text:span text:style-name="T4"> </text:span><text:span text:style-name="T4">object</text:span><text:span text:style-name="T4">)</text:span></text:p>
      <text:p text:style-name="P2"><text:span text:style-name="T4"><text:tab/>&gt;&gt;&gt; </text:span><text:span text:style-name="T4">ar</text:span><text:span text:style-name="T4"> = </text:span><text:span text:style-name="T4">ws</text:span><text:span text:style-name="T4">.</text:span><text:span text:style-name="T4">download</text:span><text:span text:style-name="T4">_</text:span><text:span text:style-name="T4">filelist</text:span><text:span text:style-name="T4">(</text:span><text:span text:style-name="T4">File</text:span><text:span text:style-name="T4"> </text:span><text:span text:style-name="T4">status</text:span><text:span text:style-name="T4">)</text:span></text:p>
      <text:p text:style-name="P2"><text:span text:style-name="T6"><text:tab/></text:span><text:span text:style-name="T5">Arguments</text:span><text:span text:style-name="T5">:</text:span><text:span text:style-name="T6"><text:tab/></text:span><text:span text:style-name="T6">File</text:span><text:span text:style-name="T6"> </text:span><text:span text:style-name="T6">status</text:span><text:span text:style-name="T6"> </text:span><text:span text:style-name="T6">as</text:span><text:span text:style-name="T6"> </text:span><text:span text:style-name="T6">a</text:span><text:span text:style-name="T6"> </text:span><text:span text:style-name="T6">string</text:span><text:span text:style-name="T6"> (</text:span><text:span text:style-name="T6">NEW</text:span><text:span text:style-name="T6">, </text:span><text:span text:style-name="T6">ALL</text:span><text:span text:style-name="T6">, </text:span><text:span text:style-name="T6">DLD</text:span><text:span text:style-name="T6">) (</text:span><text:span text:style-name="T6">new</text:span><text:span text:style-name="T6">, </text:span><text:span text:style-name="T6">all</text:span><text:span text:style-name="T6">, </text:span><text:span text:style-name="T6">downloaded</text:span><text:span text:style-name="T6">)</text:span></text:p>
      <text:p text:style-name="P2"><text:span text:style-name="T6"><text:tab/></text:span><text:span text:style-name="T5">Return</text:span><text:span text:style-name="T5"> </text:span><text:span text:style-name="T5">value</text:span><text:span text:style-name="T5">:</text:span><text:span text:style-name="T6"><text:tab/></text:span><text:span text:style-name="T6">ApplicationResponse</text:span><text:span text:style-name="T6"> </text:span><text:span text:style-name="T6">object</text:span><text:span text:style-name="T6">.</text:span></text:p>
      <text:p text:style-name="P2"><text:span text:style-name="T6"><text:tab/></text:span><text:span text:style-name="T5">Exceptions</text:span><text:span text:style-name="T5">:</text:span><text:span text:style-name="T6"><text:tab/></text:span><text:span text:style-name="T6">RuntimeError</text:span><text:span text:style-name="T6"><text:tab/>(</text:span><text:span text:style-name="T6">if</text:span><text:span text:style-name="T6"> </text:span><text:span text:style-name="T6">the</text:span><text:span text:style-name="T6"> </text:span><text:span text:style-name="T6">download</text:span><text:span text:style-name="T6"> </text:span><text:span text:style-name="T6">filelist</text:span><text:span text:style-name="T6"> </text:span><text:span text:style-name="T6">request</text:span><text:span text:style-name="T6"> </text:span><text:span text:style-name="T6">wasn</text:span><text:span text:style-name="T6">’</text:span><text:span text:style-name="T6">t</text:span><text:span text:style-name="T6"> </text:span><text:span text:style-name="T6">accepted</text:span><text:span text:style-name="T6"> </text:span><text:span text:style-name="T6">by</text:span><text:span text:style-name="T6"> </text:span><text:span text:style-name="T6">the</text:span><text:span text:style-name="T6"> </text:span><text:span text:style-name="T6">bank</text:span><text:span text:style-name="T6">)</text:span></text:p>
      <text:p text:style-name="P6"/>
      <text:p text:style-name="P2"><text:span text:style-name="T4"><text:tab/># </text:span><text:span text:style-name="T4">List</text:span><text:span text:style-name="T4"> </text:span><text:span text:style-name="T4">of</text:span><text:span text:style-name="T4"> </text:span><text:span text:style-name="T4">filerefences</text:span><text:span text:style-name="T4"> </text:span><text:span text:style-name="T4">is</text:span><text:span text:style-name="T4"> </text:span><text:span text:style-name="T4">in</text:span><text:span text:style-name="T4"> </text:span><text:span text:style-name="T4">references</text:span><text:span text:style-name="T4"> </text:span><text:span text:style-name="T4">field</text:span><text:span text:style-name="T4"> </text:span><text:span text:style-name="T4">of</text:span><text:span text:style-name="T4"> </text:span><text:span text:style-name="T4">returned</text:span><text:span text:style-name="T4"> </text:span><text:span text:style-name="T4">object</text:span></text:p>
      <text:p text:style-name="P13"><text:span text:style-name="T4">&gt;&gt;&gt; </text:span><text:span text:style-name="T4">for</text:span><text:span text:style-name="T4"> </text:span><text:span text:style-name="T4">reference</text:span><text:span text:style-name="T4"> </text:span><text:span text:style-name="T4">in</text:span><text:span text:style-name="T4"> </text:span><text:span text:style-name="T4">ar</text:span><text:span text:style-name="T4">.</text:span><text:span text:style-name="T4">references</text:span><text:span text:style-name="T4">:</text:span></text:p>
      <text:p text:style-name="P18"><text:span text:style-name="T4">print</text:span><text:span text:style-name="T4">(</text:span><text:span text:style-name="T4">reference</text:span><text:span text:style-name="T4">) # </text:span><text:span text:style-name="T4">prints</text:span><text:span text:style-name="T4"> </text:span><text:span text:style-name="T4">all</text:span><text:span text:style-name="T4"> </text:span><text:span text:style-name="T4">data</text:span><text:span text:style-name="T4"> </text:span><text:span text:style-name="T4">saved</text:span><text:span text:style-name="T4"> </text:span><text:span text:style-name="T4">on</text:span><text:span text:style-name="T4"> </text:span><text:span text:style-name="T4">reference</text:span><text:span text:style-name="T4"> </text:span><text:span text:style-name="T4">object</text:span></text:p>
      <text:p text:style-name="P2"><text:line-break/><text:span text:style-name="T2">Transaction</text:span><text:span text:style-name="T2"> </text:span><text:span text:style-name="T2">query</text:span><text:span text:style-name="T2"> (</text:span><text:span text:style-name="T2">Tapahtumaotekysely</text:span><text:span text:style-name="T2">™):</text:span></text:p>
      <text:p text:style-name="P2"><text:span text:style-name="T4"><text:tab/>&gt;&gt;&gt; </text:span><text:span text:style-name="T4">ws</text:span><text:span text:style-name="T4"> = </text:span><text:span text:style-name="T4">WebService</text:span><text:span text:style-name="T4">(</text:span><text:span text:style-name="T4">CustomerID</text:span><text:span text:style-name="T4">, </text:span><text:span text:style-name="T4">RSA</text:span><text:span text:style-name="T4"> - </text:span><text:span text:style-name="T4">key</text:span><text:span text:style-name="T4">, </text:span><text:span text:style-name="T4">Certificate</text:span><text:span text:style-name="T4">, </text:span><text:span text:style-name="T4">Bank</text:span><text:span text:style-name="T4"> </text:span><text:span text:style-name="T4">object</text:span><text:span text:style-name="T4">)</text:span></text:p>
      <text:p text:style-name="P2"><text:span text:style-name="T4"><text:tab/>&gt;&gt;&gt; </text:span><text:span text:style-name="T4">ret</text:span><text:span text:style-name="T4">_</text:span><text:span text:style-name="T4">val</text:span><text:span text:style-name="T4"> = </text:span><text:span text:style-name="T4">ws</text:span><text:span text:style-name="T4">.</text:span><text:span text:style-name="T4">transaction</text:span><text:span text:style-name="T4">_</text:span><text:span text:style-name="T4">query</text:span><text:span text:style-name="T4">(</text:span><text:span text:style-name="T4">account</text:span><text:span text:style-name="T4">_</text:span><text:span text:style-name="T4">number</text:span><text:span text:style-name="T4">) </text:span></text:p>
      <text:p text:style-name="P16"><text:span text:style-name="T5">Arguments</text:span><text:span text:style-name="T5">:</text:span><text:span text:style-name="T6"><text:tab/></text:span><text:span text:style-name="T6">Account</text:span><text:span text:style-name="T6"> </text:span><text:span text:style-name="T6">number</text:span><text:span text:style-name="T6"> </text:span><text:span text:style-name="T6">as</text:span><text:span text:style-name="T6"> </text:span><text:span text:style-name="T6">a</text:span><text:span text:style-name="T6"> </text:span><text:span text:style-name="T6">string</text:span><text:span text:style-name="T6"> </text:span><text:span text:style-name="T6">in</text:span><text:span text:style-name="T6"> </text:span><text:span text:style-name="T6">BBAN</text:span><text:span text:style-name="T6"> </text:span><text:span text:style-name="T6">or</text:span><text:span text:style-name="T6"> </text:span><text:span text:style-name="T6">IBAN</text:span><text:span text:style-name="T6"> </text:span><text:span text:style-name="T6">format</text:span></text:p>
      <text:p text:style-name="P12"><text:span text:style-name="T6">BBAN</text:span><text:span text:style-name="T6"> </text:span><text:span text:style-name="T6">account</text:span><text:span text:style-name="T6"> </text:span><text:span text:style-name="T6">number</text:span><text:span text:style-name="T6"> </text:span><text:span text:style-name="T6">format</text:span><text:span text:style-name="T6">: 112233-44556677</text:span></text:p>
      <text:p text:style-name="P12"><text:span text:style-name="T6">IBAN</text:span><text:span text:style-name="T6"> </text:span><text:span text:style-name="T6">account</text:span><text:span text:style-name="T6"> </text:span><text:span text:style-name="T6">number</text:span><text:span text:style-name="T6"> </text:span><text:span text:style-name="T6">FI</text:span><text:span text:style-name="T6">1122334455667788</text:span></text:p>
      <text:p text:style-name="P1"><text:span text:style-name="T6"><text:tab/></text:span><text:span text:style-name="T5">Return</text:span><text:span text:style-name="T5"> </text:span><text:span text:style-name="T5">value</text:span><text:span text:style-name="T5">:</text:span><text:span text:style-name="T6"><text:tab/></text:span><text:span text:style-name="T6">TransactionListResponse</text:span></text:p>
      <text:p text:style-name="P1"><text:span text:style-name="T6"><text:tab/></text:span><text:span text:style-name="T5">Exceptions</text:span><text:span text:style-name="T5">:</text:span><text:span text:style-name="T6"><text:tab/></text:span><text:span text:style-name="T6">ValueError</text:span><text:span text:style-name="T6"><text:tab/>(</text:span><text:span text:style-name="T6">if</text:span><text:span text:style-name="T6"> </text:span><text:span text:style-name="T6">account</text:span><text:span text:style-name="T6"> </text:span><text:span text:style-name="T6">number</text:span><text:span text:style-name="T6"> </text:span><text:span text:style-name="T6">is</text:span><text:span text:style-name="T6"> </text:span><text:span text:style-name="T6">not</text:span><text:span text:style-name="T6"> </text:span><text:span text:style-name="T6">valid</text:span><text:span text:style-name="T6">)</text:span></text:p>
      <text:p text:style-name="P1"><text:span text:style-name="T6"><text:tab/><text:tab/><text:tab/></text:span><text:span text:style-name="T6">RuntimeError</text:span><text:span text:style-name="T6"><text:tab/>(</text:span><text:span text:style-name="T6">if</text:span><text:span text:style-name="T6"> </text:span><text:span text:style-name="T6">request</text:span><text:span text:style-name="T6"> </text:span><text:span text:style-name="T6">wasn</text:span><text:span text:style-name="T6">’</text:span><text:span text:style-name="T6">t</text:span><text:span text:style-name="T6"> </text:span><text:span text:style-name="T6">accepted</text:span><text:span text:style-name="T6">.)</text:span></text:p>
      <text:p text:style-name="P1"/>
      <text:h text:style-name="P22" text:outline-level="10"><text:bookmark-start text:name="h.6vsk73xu53f2"/><text:soft-page-break/>Object<text:bookmark-end text:name="h.6vsk73xu53f2"/>s</text:h>
      <text:h text:style-name="P23" text:outline-level="10"><text:bookmark-start text:name="h.70k2aauzcp7a"/>Bank<text:bookmark-end text:name="h.70k2aauzcp7a"/></text:h>
      <text:p text:style-name="P1"/>
      <text:p text:style-name="P1"><text:span text:style-name="T2">Property</text:span><text:span text:style-name="T2"><text:tab/><text:tab/></text:span><text:span text:style-name="T2">Description</text:span></text:p>
      <text:p text:style-name="P1">BIC <text:tab/><text:tab/><text:tab/>Bank Identification Code<text:line-break/>wsdl_url<text:tab/><text:tab/>Location of bank WebService WSDL file (Production)<text:line-break/>wsdl_test_url <text:tab/><text:tab/>Location of bank WebService WSDL file (Test)<text:line-break/>id_url<text:tab/><text:tab/><text:tab/>Location of bank identification service WSDL file. (Production)<text:line-break/>id_test_url<text:tab/><text:tab/>Location of bank Identification service WSDL file. (Test)</text:p>
      <text:p text:style-name="P1"/>
      <text:p text:style-name="P1">Table 1. Bank object.</text:p>
      <text:p text:style-name="P1"/>
      <text:h text:style-name="P23" text:outline-level="10"><text:bookmark-start text:name="h.8papsmscrxz5"/>ApplicationResponse<text:bookmark-end text:name="h.8papsmscrxz5"/></text:h>
      <text:p text:style-name="P1"/>
      <text:p text:style-name="P1"><text:span text:style-name="T2">Property</text:span><text:tab/><text:tab/><text:span text:style-name="T2">Description</text:span></text:p>
      <text:p text:style-name="P1">content<text:tab/><text:tab/>Contains returned data. (In case of download file else this contains None)</text:p>
      <text:p text:style-name="P1">references<text:tab/><text:tab/>Contains list of file references </text:p>
      <text:p text:style-name="P1"/>
      <text:p text:style-name="P1">Table 2. ApplicationResponse Interface.</text:p>
      <text:p text:style-name="P1"/>
      <text:h text:style-name="P23" text:outline-level="10"><text:bookmark-start text:name="h.ngz8bet1dqth"/>TransactionListResponse<text:bookmark-end text:name="h.ngz8bet1dqth"/></text:h>
      <text:p text:style-name="P1"/>
      <text:p text:style-name="P1">TransactionListResponse is object that contains all data parsed from message.</text:p>
      <text:p text:style-name="P1"/>
      <text:p text:style-name="P1"><text:span text:style-name="T2">Property</text:span><text:span text:style-name="T2"><text:tab/><text:tab/></text:span><text:span text:style-name="T2">Description</text:span><text:line-break/>basic_record<text:tab/><text:tab/>Holds transaction basic record.<text:line-break/>transactions<text:tab/><text:tab/>Holds list of Transaction objects.<text:line-break/>balance_record<text:tab/>Holds balance record.<text:line-break/>information_record<text:tab/>Holds information record (This is only generated if there were some error.)<text:line-break/><text:line-break/>Table 3. TransactionListResponse Interface.<text:line-break/><text:line-break/><text:span text:style-name="T2">Property</text:span><text:span text:style-name="T2"><text:tab/><text:tab/></text:span><text:span text:style-name="T2">Description</text:span><text:line-break/>transaction<text:tab/><text:tab/>Contains TransactionBasicRecord<text:line-break/>extras<text:tab/><text:tab/><text:tab/>Contains list of TransactionExtraRecords.<text:line-break/><text:line-break/>Table 4. Transaction Interface</text:p>
      <text:p text:style-name="P1"><text:line-break/><text:span text:style-name="T2">Property</text:span><text:span text:style-name="T2"><text:tab/><text:tab/></text:span><text:span text:style-name="T2">Description</text:span><text:line-break/>account<text:tab/><text:tab/>User account number<text:line-break/>query_date<text:tab/><text:tab/>Date of the query<text:line-break/>generation_time<text:tab/>When the list of transactions were generated.<text:line-break/><text:soft-page-break/>account_information<text:tab/>Name, owner, limit and currency used.<text:line-break/>bank<text:tab/><text:tab/><text:tab/>Name of the bank.<text:line-break/><text:line-break/>Table 5. BasicRecord interface.</text:p>
      <text:p text:style-name="P1"><text:line-break/><text:span text:style-name="T2">Property</text:span><text:span text:style-name="T2"><text:tab/><text:tab/></text:span><text:span text:style-name="T2">Description</text:span><text:line-break/>transaction_marker<text:tab/>Transaction operation (Deposit, Intake, Fix for deposit, Fix for intake.) <text:line-break/>description<text:tab/><text:tab/>Code and description of transaction. (Format “code: description”)<text:line-break/>money<text:tab/><text:tab/><text:tab/>Amount of money in transaction.<text:line-break/>name<text:tab/><text:tab/><text:tab/>Name of Payee/Payer<text:line-break/>account<text:tab/><text:tab/>Payee account number (contains * account number has changed) <text:line-break/>reference_number<text:tab/>Transaction reference number.<text:line-break/><text:line-break/>Table 6. TransactionBasicRecord interface.<text:line-break/></text:p>
      <text:p text:style-name="P1"><text:span text:style-name="T2">Property</text:span><text:span text:style-name="T2"><text:tab/><text:tab/></text:span><text:span text:style-name="T2">Description</text:span><text:line-break/>content<text:tab/><text:tab/>Contains tuple(extra_record_type, textual_description).<text:line-break/><text:line-break/>Table 7. TransactionExtraRecord interface.</text:p>
      <text:p text:style-name="P1"><text:line-break/><text:span text:style-name="T2">Property</text:span><text:span text:style-name="T2"><text:tab/><text:tab/></text:span><text:span text:style-name="T2">Description</text:span><text:line-break/>query_date<text:tab/><text:tab/>Date of the query.<text:line-break/>balance<text:tab/><text:tab/>Account balance<text:line-break/>available_balance<text:tab/>Amount of usable balance.<text:line-break/><text:line-break/>Table 8. Transaction BalanceRecord interface.<text:line-break/><text:line-break/><text:span text:style-name="T2">Property</text:span><text:span text:style-name="T2"><text:tab/><text:tab/></text:span><text:span text:style-name="T2">Content</text:span><text:line-break/>messages<text:tab/><text:tab/>List of messages returned from bank.<text:line-break/><text:line-break/>Table 9. Transaction InformationRecord interface.</text:p>
      <text:p text:style-name="P1"/>
      <text:p text:style-name="P2"/>
      <text:h text:style-name="P21" text:outline-level="10"><text:bookmark-start text:name="h.r4blcbjgiise"/>FAQ<text:bookmark-end text:name="h.r4blcbjgiise"/>:</text:h>
      <text:p text:style-name="P2"><text:span text:style-name="T2">Q</text:span><text:span text:style-name="T2">:<text:tab/></text:span>In key generation example key is named as privkey.pem even though part of command says outform DER. Shouldn’t the private key be named as privkey.der ?</text:p>
      <text:p text:style-name="P3"/>
      <text:p text:style-name="P2"><text:span text:style-name="T2">A</text:span><text:span text:style-name="T2">:<text:tab/></text:span>No. OpenSSL syntax is little confusing here. Generated key will be in PEM - format. Certificate request and certificate that bank will return will be in DER - format.</text:p>
      <text:p text:style-name="P3"/>
      <text:p text:style-name="P3"/>
      <text:p text:style-name="P2"><text:span text:style-name="T2">Q</text:span><text:span text:style-name="T2">:</text:span><text:tab/> How long certificate is valid ?</text:p>
      <text:p text:style-name="P2"><text:span text:style-name="T2">A</text:span><text:span text:style-name="T2">:</text:span> <text:tab/>Certificate will be valid 2 years. (At least according to the bank documentation, the test certificate that bank returned was valid only for 1 year. )</text:p>
      <text:p text:style-name="P2"><text:soft-page-break/><text:line-break/><text:span text:style-name="T2">Q</text:span><text:span text:style-name="T2">:</text:span><text:tab/>When i need to renew my certificate ? <text:s text:c="8"/></text:p>
      <text:p text:style-name="P2"><text:span text:style-name="T2">A</text:span><text:span text:style-name="T2">:</text:span><text:tab/>You can renew your certificate when it has less than 60 days valid time left. You can use check_renewable_status to check if certificate is renewable. (Test environment let’s you renew your certificate whenever you want.) </text:p>
      <text:p text:style-name="P2"/>
      <text:p text:style-name="P2"><text:span text:style-name="T2">Q</text:span><text:span text:style-name="T2">:</text:span><text:tab/>Does library make any checks to transferkey ? </text:p>
      <text:p text:style-name="P2"><text:span text:style-name="T2">A</text:span><text:span text:style-name="T2">:</text:span> <text:tab/>Library makes Luhn modulus 10 check to transfer key which should detect typing errors in transfer key. </text:p>
      <text:p text:style-name="P2"/>
      <text:p text:style-name="P2"><text:span text:style-name="T2">Q</text:span><text:span text:style-name="T2">:<text:tab/></text:span>Luhn’s modulus 10 ?????</text:p>
      <text:p text:style-name="P2"><text:span text:style-name="T2">A</text:span><text:span text:style-name="T2">:</text:span><text:tab/>Luhn’s modulus 10 is a simple algorithm that is used to calculate check marks for number series. It’s used for example in credit card numbers and IMEI numbers. Read more from wikipedia http://en.wikipedia.org/wiki/Luhn_algorithm<text:tab/></text:p>
      <text:p text:style-name="P2"/>
      <text:p text:style-name="P2"><text:span text:style-name="T2">Q</text:span><text:span text:style-name="T2">:</text:span><text:tab/>Library raises InvalidCertificateException. What to do ? <text:line-break/><text:span text:style-name="T2">A</text:span><text:span text:style-name="T2">:</text:span><text:tab/> Secure transport relies on root certificate list which can be found in resources/cacert.pem file. If bank changes the CA authority it may be value that wasn’t on that list. <text:s/>You can try fixing the problem with downloading new version of root certificate list from <text:a xlink:type="simple" xlink:href="http://curl.haxx.se/ca/cacert.pem"><text:span text:style-name="T1">http</text:span></text:a><text:a xlink:type="simple" xlink:href="http://curl.haxx.se/ca/cacert.pem"><text:span text:style-name="T1">://</text:span></text:a><text:a xlink:type="simple" xlink:href="http://curl.haxx.se/ca/cacert.pem"><text:span text:style-name="T1">curl</text:span></text:a><text:a xlink:type="simple" xlink:href="http://curl.haxx.se/ca/cacert.pem"><text:span text:style-name="T1">.</text:span></text:a><text:a xlink:type="simple" xlink:href="http://curl.haxx.se/ca/cacert.pem"><text:span text:style-name="T1">haxx</text:span></text:a><text:a xlink:type="simple" xlink:href="http://curl.haxx.se/ca/cacert.pem"><text:span text:style-name="T1">.</text:span></text:a><text:a xlink:type="simple" xlink:href="http://curl.haxx.se/ca/cacert.pem"><text:span text:style-name="T1">se</text:span></text:a><text:a xlink:type="simple" xlink:href="http://curl.haxx.se/ca/cacert.pem"><text:span text:style-name="T1">/</text:span></text:a><text:a xlink:type="simple" xlink:href="http://curl.haxx.se/ca/cacert.pem"><text:span text:style-name="T1">ca</text:span></text:a><text:a xlink:type="simple" xlink:href="http://curl.haxx.se/ca/cacert.pem"><text:span text:style-name="T1">/</text:span></text:a><text:a xlink:type="simple" xlink:href="http://curl.haxx.se/ca/cacert.pem"><text:span text:style-name="T1">cacert</text:span></text:a><text:a xlink:type="simple" xlink:href="http://curl.haxx.se/ca/cacert.pem"><text:span text:style-name="T1">.</text:span></text:a><text:a xlink:type="simple" xlink:href="http://curl.haxx.se/ca/cacert.pem"><text:span text:style-name="T1">pem</text:span></text:a> (Curl uses same list (which is originally converted from mozilla’s certificate list). </text:p>
      <text:p text:style-name="P2"/>
      <text:p text:style-name="P2"><text:span text:style-name="T2">Q</text:span><text:span text:style-name="T2">:</text:span><text:tab/>What is this Tapahtumaotekysely ?</text:p>
      <text:p text:style-name="P2"><text:span text:style-name="T2">A</text:span><text:span text:style-name="T2">:</text:span><text:tab/>Tapahtumaotekysely is a name for the service that returns list of that day transactions.</text:p>
      <text:p text:style-name="P2"/>
      <text:p text:style-name="P2"><text:span text:style-name="T2">Q</text:span><text:span text:style-name="T2">:</text:span><text:tab/>I’m trying to use this library with some other bank than Osuuspankki. What is the BIC that is part of BANK object ? </text:p>
      <text:p text:style-name="P2"><text:span text:style-name="T2">A</text:span><text:span text:style-name="T2">:</text:span><text:tab/>BIC means Bank Identifier Code. You can check the code from <text:a xlink:type="simple" xlink:href="http://www.fkl.fi/teemasivut/sepa/tekninen_dokumentaatio/Sivut/default.aspx"><text:span text:style-name="T1">http</text:span></text:a><text:a xlink:type="simple" xlink:href="http://www.fkl.fi/teemasivut/sepa/tekninen_dokumentaatio/Sivut/default.aspx"><text:span text:style-name="T1">://</text:span></text:a><text:a xlink:type="simple" xlink:href="http://www.fkl.fi/teemasivut/sepa/tekninen_dokumentaatio/Sivut/default.aspx"><text:span text:style-name="T1">www</text:span></text:a><text:a xlink:type="simple" xlink:href="http://www.fkl.fi/teemasivut/sepa/tekninen_dokumentaatio/Sivut/default.aspx"><text:span text:style-name="T1">.</text:span></text:a><text:a xlink:type="simple" xlink:href="http://www.fkl.fi/teemasivut/sepa/tekninen_dokumentaatio/Sivut/default.aspx"><text:span text:style-name="T1">fkl</text:span></text:a><text:a xlink:type="simple" xlink:href="http://www.fkl.fi/teemasivut/sepa/tekninen_dokumentaatio/Sivut/default.aspx"><text:span text:style-name="T1">.</text:span></text:a><text:a xlink:type="simple" xlink:href="http://www.fkl.fi/teemasivut/sepa/tekninen_dokumentaatio/Sivut/default.aspx"><text:span text:style-name="T1">fi</text:span></text:a><text:a xlink:type="simple" xlink:href="http://www.fkl.fi/teemasivut/sepa/tekninen_dokumentaatio/Sivut/default.aspx"><text:span text:style-name="T1">/</text:span></text:a><text:a xlink:type="simple" xlink:href="http://www.fkl.fi/teemasivut/sepa/tekninen_dokumentaatio/Sivut/default.aspx"><text:span text:style-name="T1">teemasivut</text:span></text:a><text:a xlink:type="simple" xlink:href="http://www.fkl.fi/teemasivut/sepa/tekninen_dokumentaatio/Sivut/default.aspx"><text:span text:style-name="T1">/</text:span></text:a><text:a xlink:type="simple" xlink:href="http://www.fkl.fi/teemasivut/sepa/tekninen_dokumentaatio/Sivut/default.aspx"><text:span text:style-name="T1">sepa</text:span></text:a><text:a xlink:type="simple" xlink:href="http://www.fkl.fi/teemasivut/sepa/tekninen_dokumentaatio/Sivut/default.aspx"><text:span text:style-name="T1">/</text:span></text:a><text:a xlink:type="simple" xlink:href="http://www.fkl.fi/teemasivut/sepa/tekninen_dokumentaatio/Sivut/default.aspx"><text:span text:style-name="T1">tekninen</text:span></text:a><text:a xlink:type="simple" xlink:href="http://www.fkl.fi/teemasivut/sepa/tekninen_dokumentaatio/Sivut/default.aspx"><text:span text:style-name="T1">_</text:span></text:a><text:a xlink:type="simple" xlink:href="http://www.fkl.fi/teemasivut/sepa/tekninen_dokumentaatio/Sivut/default.aspx"><text:span text:style-name="T1">dokumentaatio</text:span></text:a><text:a xlink:type="simple" xlink:href="http://www.fkl.fi/teemasivut/sepa/tekninen_dokumentaatio/Sivut/default.aspx"><text:span text:style-name="T1">/</text:span></text:a><text:a xlink:type="simple" xlink:href="http://www.fkl.fi/teemasivut/sepa/tekninen_dokumentaatio/Sivut/default.aspx"><text:span text:style-name="T1">Sivut</text:span></text:a><text:a xlink:type="simple" xlink:href="http://www.fkl.fi/teemasivut/sepa/tekninen_dokumentaatio/Sivut/default.aspx"><text:span text:style-name="T1">/</text:span></text:a><text:a xlink:type="simple" xlink:href="http://www.fkl.fi/teemasivut/sepa/tekninen_dokumentaatio/Sivut/default.aspx"><text:span text:style-name="T1">default</text:span></text:a><text:a xlink:type="simple" xlink:href="http://www.fkl.fi/teemasivut/sepa/tekninen_dokumentaatio/Sivut/default.aspx"><text:span text:style-name="T1">.</text:span></text:a><text:a xlink:type="simple" xlink:href="http://www.fkl.fi/teemasivut/sepa/tekninen_dokumentaatio/Sivut/default.aspx"><text:span text:style-name="T1">aspx</text:span></text:a> -&gt; Suomalaiset rahalaitostunnukset ja BIC-koodit (PDF file)</text:p>
      <text:p text:style-name="P2"/>
      <text:p text:style-name="P2"><text:span text:style-name="T2">Q</text:span><text:span text:style-name="T2">:</text:span><text:tab/>I have read the source code. Why have you overrided SUDS default HTTP 500 Internal Service Error handler?</text:p>
      <text:p text:style-name="P2"><text:span text:style-name="T2">A</text:span><text:span text:style-name="T2">:</text:span><text:tab/>At least Osuuspankki returns rejected responses with 500 Internal Service Error. Suds default 500 Internal service handler crashes when it tries to parse that. ( Suds think that response in that case contains only &lt;name&gt; and &lt;reason&gt; tags. )</text:p>
      <text:p text:style-name="P2"/>
      <text:p text:style-name="P2"><text:span text:style-name="T2">Q</text:span><text:span text:style-name="T2">:</text:span><text:tab/>My BBAN account number doesn’t contain 8 number after ‘-’ ?</text:p>
      <text:p text:style-name="P2"><text:span text:style-name="T2">A</text:span><text:span text:style-name="T2">:</text:span><text:tab/>Don’t worry, just enter your account number as it is. Library will take care of adding zero’s to the account number.</text:p>
      <text:p text:style-name="P8"/>
      <text:h text:style-name="P21" text:outline-level="10"><text:bookmark-start text:name="h.93wt45czqhin"/>Example<text:bookmark-end text:name="h.93wt45czqhin"/> code:</text:h>
      <text:p text:style-name="P1">Notes:</text:p>
      <text:p text:style-name="P1"><text:soft-page-break/>CustomerID found on example is used in Osuuspankki examples so hopefully it doesn’t belong to anybody.</text:p>
      <text:p text:style-name="P1">Transferkey used in example code isn’t valid luhn10 sequence (just to make sure that example doesn’t contain values that belong to somebody)</text:p>
      <text:p text:style-name="P8"/>
      <text:p text:style-name="P8"/>
      <text:p text:style-name="P2"><text:span text:style-name="T7">''' </text:span><text:span text:style-name="T7">Demonstration</text:span><text:span text:style-name="T7"> </text:span><text:span text:style-name="T7">for</text:span><text:span text:style-name="T7"> </text:span><text:span text:style-name="T7">BANKWS</text:span><text:span text:style-name="T7"> </text:span><text:span text:style-name="T7">project</text:span><text:span text:style-name="T7">.'''</text:span><text:span text:style-name="T9"><text:line-break/><text:line-break/></text:span><text:span text:style-name="T11">import</text:span><text:span text:style-name="T9"> </text:span><text:span text:style-name="T9">os</text:span></text:p>
      <text:p text:style-name="P2"><text:span text:style-name="T9"><text:line-break/></text:span><text:span text:style-name="T11">from</text:span><text:span text:style-name="T9"> </text:span><text:span text:style-name="T9">bankws</text:span><text:span text:style-name="T13">.</text:span><text:span text:style-name="T9">idservice</text:span><text:span text:style-name="T9"> </text:span><text:span text:style-name="T11">import</text:span><text:span text:style-name="T9"> </text:span><text:span text:style-name="T9">OPCertificateRequest</text:span><text:span text:style-name="T9"><text:line-break/></text:span><text:span text:style-name="T11">from</text:span><text:span text:style-name="T9"> </text:span><text:span text:style-name="T9">bankws</text:span><text:span text:style-name="T9"> </text:span><text:span text:style-name="T11">import</text:span><text:span text:style-name="T9"> </text:span><text:span text:style-name="T9">certificate</text:span><text:span text:style-name="T9"><text:line-break/></text:span><text:span text:style-name="T11">from</text:span><text:span text:style-name="T9"> </text:span><text:span text:style-name="T9">bankws</text:span><text:span text:style-name="T13">.</text:span><text:span text:style-name="T9">webservice</text:span><text:span text:style-name="T9"> </text:span><text:span text:style-name="T11">import</text:span><text:span text:style-name="T9"> </text:span><text:span text:style-name="T9">WebService</text:span><text:span text:style-name="T9"><text:line-break/></text:span><text:span text:style-name="T11">from</text:span><text:span text:style-name="T9"> </text:span><text:span text:style-name="T9">bankws</text:span><text:span text:style-name="T13">.</text:span><text:span text:style-name="T9">transactionlistresponse</text:span><text:span text:style-name="T9"> </text:span><text:span text:style-name="T11">import</text:span><text:span text:style-name="T9"> </text:span><text:span text:style-name="T9">TransactionListResponse</text:span><text:span text:style-name="T9"><text:line-break/></text:span><text:span text:style-name="T11">from</text:span><text:span text:style-name="T9"> </text:span><text:span text:style-name="T9">bankws</text:span><text:span text:style-name="T13">.</text:span><text:span text:style-name="T9">bank</text:span><text:span text:style-name="T9"> </text:span><text:span text:style-name="T11">import</text:span><text:span text:style-name="T9"> </text:span><text:span text:style-name="T9">OP</text:span><text:span text:style-name="T9"><text:line-break/></text:span><text:span text:style-name="T11">from</text:span><text:span text:style-name="T9"> </text:span><text:span text:style-name="T9">bankws</text:span><text:span text:style-name="T9"> </text:span><text:span text:style-name="T11">import</text:span><text:span text:style-name="T9"> </text:span><text:span text:style-name="T9">c</text:span><text:span text:style-name="T9">2</text:span><text:span text:style-name="T9">b</text:span><text:span text:style-name="T9">_</text:span><text:span text:style-name="T9">test</text:span><text:span text:style-name="T9"><text:line-break/><text:line-break/><text:line-break/></text:span><text:span text:style-name="T11">def</text:span><text:span text:style-name="T9"> </text:span><text:span text:style-name="T9">main</text:span><text:span text:style-name="T13">():</text:span><text:span text:style-name="T9"><text:line-break/> <text:s text:c="3"/></text:span><text:span text:style-name="T7"># </text:span><text:span text:style-name="T7">First</text:span><text:span text:style-name="T7"> </text:span><text:span text:style-name="T7">check</text:span><text:span text:style-name="T7"> </text:span><text:span text:style-name="T7">certificate</text:span><text:span text:style-name="T7"> </text:span><text:span text:style-name="T7">related</text:span><text:span text:style-name="T7"> </text:span><text:span text:style-name="T7">stuff</text:span><text:span text:style-name="T9"><text:line-break/> <text:s text:c="3"/></text:span><text:span text:style-name="T11">print</text:span><text:span text:style-name="T13">(</text:span><text:span text:style-name="T15">"</text:span><text:span text:style-name="T15">Checking</text:span><text:span text:style-name="T15"> </text:span><text:span text:style-name="T15">for</text:span><text:span text:style-name="T15"> </text:span><text:span text:style-name="T15">existing</text:span><text:span text:style-name="T15"> </text:span><text:span text:style-name="T15">certificate</text:span><text:span text:style-name="T15">"</text:span><text:span text:style-name="T13">)</text:span><text:span text:style-name="T9"><text:line-break/> <text:s text:c="3"/></text:span><text:span text:style-name="T11">if</text:span><text:span text:style-name="T9"> </text:span><text:span text:style-name="T9">os</text:span><text:span text:style-name="T13">.</text:span><text:span text:style-name="T9">path</text:span><text:span text:style-name="T13">.</text:span><text:span text:style-name="T9">isfile</text:span><text:span text:style-name="T13">(</text:span><text:span text:style-name="T15">"</text:span><text:span text:style-name="T15">resources</text:span><text:span text:style-name="T15">/</text:span><text:span text:style-name="T15">op</text:span><text:span text:style-name="T15">.</text:span><text:span text:style-name="T15">crt</text:span><text:span text:style-name="T15">"</text:span><text:span text:style-name="T13">):</text:span><text:span text:style-name="T9"><text:line-break/> <text:s text:c="7"/></text:span><text:span text:style-name="T11">print</text:span><text:span text:style-name="T13">(</text:span><text:span text:style-name="T15">'</text:span><text:span text:style-name="T15">Found</text:span><text:span text:style-name="T15"> </text:span><text:span text:style-name="T15">existing</text:span><text:span text:style-name="T15"> </text:span><text:span text:style-name="T15">certificate</text:span><text:span text:style-name="T15">'</text:span><text:span text:style-name="T13">)</text:span><text:span text:style-name="T9"><text:line-break/> <text:s text:c="7"/></text:span><text:span text:style-name="T11">try</text:span><text:span text:style-name="T13">:</text:span><text:span text:style-name="T9"><text:line-break/> <text:s text:c="11"/></text:span><text:span text:style-name="T9">status</text:span><text:span text:style-name="T9"> </text:span><text:span text:style-name="T13">=</text:span><text:span text:style-name="T9"> </text:span><text:span text:style-name="T9">certificate</text:span><text:span text:style-name="T13">.</text:span><text:span text:style-name="T9">check</text:span><text:span text:style-name="T9">_</text:span><text:span text:style-name="T9">renewable</text:span><text:span text:style-name="T9">_</text:span><text:span text:style-name="T9">status</text:span><text:span text:style-name="T13">(</text:span><text:span text:style-name="T15">"</text:span><text:span text:style-name="T15">resources</text:span><text:span text:style-name="T15">/</text:span><text:span text:style-name="T15">op</text:span><text:span text:style-name="T15">.</text:span><text:span text:style-name="T15">crt</text:span><text:span text:style-name="T15">"</text:span><text:span text:style-name="T13">)</text:span><text:span text:style-name="T9"><text:line-break/> <text:s text:c="7"/></text:span><text:span text:style-name="T11">except</text:span><text:span text:style-name="T9"> </text:span><text:span text:style-name="T17">EnvironmentError</text:span><text:span text:style-name="T13">:</text:span><text:span text:style-name="T9"><text:line-break/> <text:s text:c="11"/></text:span><text:span text:style-name="T11">print</text:span><text:span text:style-name="T13">(</text:span><text:span text:style-name="T15">'</text:span><text:span text:style-name="T15">Unable</text:span><text:span text:style-name="T15"> </text:span><text:span text:style-name="T15">to</text:span><text:span text:style-name="T15"> </text:span><text:span text:style-name="T15">open</text:span><text:span text:style-name="T15"> </text:span><text:span text:style-name="T15">certificate</text:span><text:span text:style-name="T15"> </text:span><text:span text:style-name="T15">file</text:span><text:span text:style-name="T15">.'</text:span><text:span text:style-name="T13">)</text:span><text:span text:style-name="T9"><text:line-break/> <text:s text:c="11"/></text:span><text:span text:style-name="T11">return</text:span><text:span text:style-name="T9"><text:line-break/> <text:s text:c="7"/></text:span><text:span text:style-name="T11">except</text:span><text:span text:style-name="T9"> </text:span><text:span text:style-name="T17">RuntimeError</text:span><text:span text:style-name="T13">:</text:span><text:span text:style-name="T9"><text:line-break/> <text:s text:c="11"/></text:span><text:span text:style-name="T11">print</text:span><text:span text:style-name="T13">(</text:span><text:span text:style-name="T15">"</text:span><text:span text:style-name="T15">Certificate</text:span><text:span text:style-name="T15"> </text:span><text:span text:style-name="T15">outdated</text:span><text:span text:style-name="T15">."</text:span><text:span text:style-name="T13">)</text:span><text:span text:style-name="T9"><text:line-break/> <text:s text:c="11"/></text:span><text:span text:style-name="T11">print</text:span><text:span text:style-name="T13">(</text:span><text:span text:style-name="T15">"</text:span><text:span text:style-name="T15">Contact</text:span><text:span text:style-name="T15"> </text:span><text:span text:style-name="T15">your</text:span><text:span text:style-name="T15"> </text:span><text:span text:style-name="T15">bank</text:span><text:span text:style-name="T15"> </text:span><text:span text:style-name="T15">to</text:span><text:span text:style-name="T15"> </text:span><text:span text:style-name="T15">get</text:span><text:span text:style-name="T15"> </text:span><text:span text:style-name="T15">new</text:span><text:span text:style-name="T15"> </text:span><text:span text:style-name="T15">transferkey</text:span><text:span text:style-name="T15">."</text:span><text:span text:style-name="T13">)</text:span><text:span text:style-name="T9"><text:line-break/> <text:s text:c="11"/></text:span><text:span text:style-name="T11">return</text:span><text:span text:style-name="T9"><text:line-break/> <text:s text:c="7"/></text:span><text:span text:style-name="T11">if</text:span><text:span text:style-name="T9"> </text:span><text:span text:style-name="T9">status</text:span><text:span text:style-name="T13">:</text:span><text:span text:style-name="T9"><text:line-break/> <text:s text:c="11"/></text:span><text:span text:style-name="T7"># </text:span><text:span text:style-name="T7">Certificate</text:span><text:span text:style-name="T7"> </text:span><text:span text:style-name="T7">has</text:span><text:span text:style-name="T7"> </text:span><text:span text:style-name="T7">less</text:span><text:span text:style-name="T7"> </text:span><text:span text:style-name="T7">than</text:span><text:span text:style-name="T7"> 60 </text:span><text:span text:style-name="T7">days</text:span><text:span text:style-name="T7"> </text:span><text:span text:style-name="T7">time</text:span><text:span text:style-name="T7"> </text:span><text:span text:style-name="T7">left</text:span><text:span text:style-name="T7">.</text:span><text:span text:style-name="T9"><text:line-break/> <text:s text:c="11"/></text:span><text:span text:style-name="T11">print</text:span><text:span text:style-name="T13">(</text:span><text:span text:style-name="T15">"</text:span><text:span text:style-name="T15">You</text:span><text:span text:style-name="T15"> </text:span><text:span text:style-name="T15">can</text:span><text:span text:style-name="T15"> </text:span><text:span text:style-name="T15">renew</text:span><text:span text:style-name="T15"> </text:span><text:span text:style-name="T15">your</text:span><text:span text:style-name="T15"> </text:span><text:span text:style-name="T15">certificate</text:span><text:span text:style-name="T15">"</text:span><text:span text:style-name="T13">)</text:span><text:span text:style-name="T9"><text:line-break/> <text:s text:c="11"/></text:span><text:span text:style-name="T9">answer</text:span><text:span text:style-name="T9"> </text:span><text:span text:style-name="T13">=</text:span><text:span text:style-name="T9"> </text:span><text:span text:style-name="T19">input</text:span><text:span text:style-name="T13">(</text:span><text:span text:style-name="T15">"</text:span><text:span text:style-name="T15">Renew</text:span><text:span text:style-name="T15"> </text:span><text:span text:style-name="T15">certificate</text:span><text:span text:style-name="T15"> (</text:span><text:span text:style-name="T15">y</text:span><text:span text:style-name="T15">,</text:span><text:span text:style-name="T15">n</text:span><text:span text:style-name="T15">)&gt;&gt;"</text:span><text:span text:style-name="T13">)</text:span><text:span text:style-name="T9"><text:line-break/> <text:s text:c="11"/></text:span><text:span text:style-name="T11">if</text:span><text:span text:style-name="T9"> </text:span><text:span text:style-name="T9">answer</text:span><text:span text:style-name="T13">.</text:span><text:span text:style-name="T9">lower</text:span><text:span text:style-name="T13">()</text:span><text:span text:style-name="T9"> </text:span><text:span text:style-name="T21">==</text:span><text:span text:style-name="T9"> </text:span><text:span text:style-name="T15">'</text:span><text:span text:style-name="T15">y</text:span><text:span text:style-name="T15">'</text:span><text:span text:style-name="T13">:</text:span><text:span text:style-name="T9"><text:line-break/> <text:s text:c="15"/></text:span><text:span text:style-name="T9">op</text:span><text:span text:style-name="T9"> </text:span><text:span text:style-name="T13">=</text:span><text:span text:style-name="T9"> </text:span><text:span text:style-name="T9">OPCertificateRequest</text:span><text:span text:style-name="T13">(</text:span><text:span text:style-name="T15">"1000000000"</text:span><text:span text:style-name="T13">,</text:span><text:span text:style-name="T9"> <text:s/></text:span><text:span text:style-name="T7"># </text:span><text:span text:style-name="T7">CustomerId</text:span><text:span text:style-name="T9"><text:line-break/> <text:s text:c="41"/></text:span><text:span text:style-name="T15">"</text:span><text:span text:style-name="T15">TEST</text:span><text:span text:style-name="T15">"</text:span><text:span text:style-name="T13">)</text:span><text:span text:style-name="T9"> <text:s text:c="5"/></text:span><text:span text:style-name="T7"># </text:span><text:span text:style-name="T7">Environment</text:span><text:span text:style-name="T9"><text:line-break/> <text:s text:c="15"/></text:span><text:span text:style-name="T11">if</text:span><text:span text:style-name="T9"> </text:span><text:span text:style-name="T9">op</text:span><text:span text:style-name="T13">.</text:span><text:span text:style-name="T9">request</text:span><text:span text:style-name="T9">_</text:span><text:span text:style-name="T9">with</text:span><text:span text:style-name="T9">_</text:span><text:span text:style-name="T9">old</text:span><text:span text:style-name="T9">_</text:span><text:span text:style-name="T9">certificate</text:span><text:span text:style-name="T13">(</text:span><text:span text:style-name="T9"><text:line-break/> <text:s text:c="23"/></text:span><text:span text:style-name="T15">"</text:span><text:span text:style-name="T15">resources</text:span><text:span text:style-name="T15">/</text:span><text:span text:style-name="T15">key</text:span><text:span text:style-name="T15">.</text:span><text:span text:style-name="T15">pem</text:span><text:span text:style-name="T15">"</text:span><text:span text:style-name="T13">,</text:span><text:span text:style-name="T9"> <text:s/></text:span><text:span text:style-name="T7"># </text:span><text:span text:style-name="T7">RSA</text:span><text:span text:style-name="T7"> - </text:span><text:span text:style-name="T7">key</text:span><text:span text:style-name="T9"><text:line-break/> <text:s text:c="23"/></text:span><text:span text:style-name="T15">"</text:span><text:span text:style-name="T15">resources</text:span><text:span text:style-name="T15">/</text:span><text:span text:style-name="T15">req</text:span><text:span text:style-name="T15">.</text:span><text:span text:style-name="T15">der</text:span><text:span text:style-name="T15">"</text:span><text:span text:style-name="T13">,</text:span><text:span text:style-name="T9"> <text:s/></text:span><text:span text:style-name="T7"># </text:span><text:span text:style-name="T7">Certificate</text:span><text:span text:style-name="T7"> </text:span><text:span text:style-name="T7">Request</text:span><text:span text:style-name="T9"><text:line-break/> <text:s text:c="23"/></text:span><text:span text:style-name="T15">"</text:span><text:span text:style-name="T15">resources</text:span><text:span text:style-name="T15">/</text:span><text:span text:style-name="T15">op</text:span><text:span text:style-name="T15">.</text:span><text:span text:style-name="T15">crt</text:span><text:span text:style-name="T15">"</text:span><text:span text:style-name="T13">,</text:span><text:span text:style-name="T9"> <text:s text:c="2"/></text:span><text:span text:style-name="T7"># </text:span><text:span text:style-name="T7">Old</text:span><text:span text:style-name="T7"> </text:span><text:span text:style-name="T7">certificate</text:span><text:span text:style-name="T9"><text:line-break/> <text:s text:c="23"/></text:span><text:span text:style-name="T15">"</text:span><text:span text:style-name="T15">resources</text:span><text:span text:style-name="T15">/</text:span><text:span text:style-name="T15">new</text:span><text:span text:style-name="T15">.</text:span><text:span text:style-name="T15">crt</text:span><text:span text:style-name="T15">"</text:span><text:span text:style-name="T13">):</text:span><text:span text:style-name="T9"> </text:span><text:span text:style-name="T7"># </text:span><text:span text:style-name="T7">Filename</text:span><text:span text:style-name="T7"> </text:span><text:span text:style-name="T7">for</text:span><text:span text:style-name="T7"> </text:span><text:span text:style-name="T7">new</text:span><text:span text:style-name="T7"> </text:span><text:span text:style-name="T7">certificate</text:span><text:span text:style-name="T9"><text:line-break/> <text:s text:c="19"/></text:span><text:span text:style-name="T11">print</text:span><text:span text:style-name="T13">(</text:span><text:span text:style-name="T15">"</text:span><text:span text:style-name="T15">Request</text:span><text:span text:style-name="T15"> </text:span><text:span text:style-name="T15">accepted</text:span><text:span text:style-name="T15">"</text:span><text:span text:style-name="T13">)</text:span><text:span text:style-name="T9"><text:line-break/> <text:s text:c="15"/></text:span><text:span text:style-name="T11">else</text:span><text:span text:style-name="T13">:</text:span><text:span text:style-name="T9"><text:line-break/> <text:s text:c="19"/></text:span><text:span text:style-name="T11">print</text:span><text:span text:style-name="T13">(</text:span><text:span text:style-name="T15">"</text:span><text:span text:style-name="T15">There</text:span><text:span text:style-name="T15"> </text:span><text:span text:style-name="T15">was</text:span><text:span text:style-name="T15"> </text:span><text:span text:style-name="T15">problem</text:span><text:span text:style-name="T15"> </text:span><text:span text:style-name="T15">in</text:span><text:span text:style-name="T15"> </text:span><text:span text:style-name="T15">request</text:span><text:span text:style-name="T15"> </text:span><text:span text:style-name="T15">processing</text:span><text:span text:style-name="T15">."</text:span><text:span text:style-name="T13">)</text:span><text:span text:style-name="T9"><text:line-break/> <text:s text:c="7"/></text:span><text:span text:style-name="T11">else</text:span><text:span text:style-name="T13">:</text:span><text:span text:style-name="T9"><text:line-break/> <text:s text:c="11"/></text:span><text:span text:style-name="T11">print</text:span><text:span text:style-name="T13">(</text:span><text:span text:style-name="T15">"</text:span><text:span text:style-name="T15">Certificate</text:span><text:span text:style-name="T15"> </text:span><text:span text:style-name="T15">OK</text:span><text:span text:style-name="T15">."</text:span><text:span text:style-name="T13">)</text:span><text:span text:style-name="T9"><text:line-break/> <text:s text:c="11"/></text:span><text:span text:style-name="T11">print</text:span><text:span text:style-name="T13">(</text:span><text:span text:style-name="T15">"</text:span><text:span text:style-name="T15">Just</text:span><text:span text:style-name="T15"> </text:span><text:span text:style-name="T15">for</text:span><text:span text:style-name="T15"> </text:span><text:span text:style-name="T15">demonstration</text:span><text:span text:style-name="T15"> </text:span><text:span text:style-name="T15">purpose</text:span><text:span text:style-name="T15"> </text:span><text:span text:style-name="T15">print</text:span><text:span text:style-name="T15"> </text:span><text:span text:style-name="T15">all</text:span><text:span text:style-name="T15"> </text:span><text:span text:style-name="T15">certificates</text:span><text:span text:style-name="T15">"</text:span><text:span text:style-name="T13">)</text:span><text:span text:style-name="T9"><text:line-break/> <text:s text:c="11"/></text:span><text:span text:style-name="T9">op</text:span><text:span text:style-name="T9"> </text:span><text:span text:style-name="T13">=</text:span><text:span text:style-name="T9"> </text:span><text:span text:style-name="T9">OPCertificateRequest</text:span><text:span text:style-name="T13">(</text:span><text:span text:style-name="T15">"1000000000"</text:span><text:span text:style-name="T13">,</text:span><text:span text:style-name="T9"> <text:s/></text:span><text:span text:style-name="T7"># </text:span><text:span text:style-name="T7">CustomerId</text:span><text:span text:style-name="T9"><text:line-break/> <text:s text:c="37"/></text:span><text:span text:style-name="T15">"</text:span><text:span text:style-name="T15">TEST</text:span><text:span text:style-name="T15">"</text:span><text:span text:style-name="T13">)</text:span><text:span text:style-name="T9"> <text:s text:c="5"/></text:span><text:span text:style-name="T7"># </text:span><text:span text:style-name="T7">Environment</text:span><text:span text:style-name="T9"><text:line-break/><text:line-break/> <text:s text:c="11"/></text:span><text:span text:style-name="T9">status</text:span><text:span text:style-name="T13">,</text:span><text:span text:style-name="T9"> </text:span><text:span text:style-name="T9">response</text:span><text:span text:style-name="T9"> </text:span><text:span text:style-name="T13">=</text:span><text:span text:style-name="T9"> </text:span><text:span text:style-name="T9">op</text:span><text:span text:style-name="T13">.</text:span><text:span text:style-name="T9">get</text:span><text:span text:style-name="T9">_</text:span><text:span text:style-name="T9">certificates</text:span><text:span text:style-name="T13">()</text:span><text:span text:style-name="T9"><text:line-break/> <text:s text:c="11"/></text:span><text:span text:style-name="T11">if</text:span><text:span text:style-name="T9"> </text:span><text:span text:style-name="T9">status</text:span><text:span text:style-name="T13">:</text:span><text:span text:style-name="T9"><text:line-break/> <text:s text:c="15"/></text:span><text:span text:style-name="T11">print</text:span><text:span text:style-name="T13">(</text:span><text:span text:style-name="T15">"</text:span><text:span text:style-name="T15">Prints</text:span><text:span text:style-name="T15"> </text:span><text:span text:style-name="T15">common</text:span><text:span text:style-name="T15"> </text:span><text:span text:style-name="T15">name</text:span><text:span text:style-name="T15"> </text:span><text:span text:style-name="T15">from</text:span><text:span text:style-name="T15"> </text:span><text:span text:style-name="T15">first</text:span><text:span text:style-name="T15"> </text:span><text:span text:style-name="T15">certificate</text:span><text:span text:style-name="T15">"</text:span><text:span text:style-name="T13">)</text:span><text:span text:style-name="T9"><text:line-break/> <text:s text:c="15"/></text:span><text:span text:style-name="T7"># </text:span><text:span text:style-name="T7">You</text:span><text:span text:style-name="T7"> </text:span><text:span text:style-name="T7">can</text:span><text:span text:style-name="T7"> </text:span><text:span text:style-name="T7">access</text:span><text:span text:style-name="T7"> </text:span><text:span text:style-name="T7">certificates</text:span><text:span text:style-name="T7"> </text:span><text:span text:style-name="T7">after</text:span><text:span text:style-name="T7"> </text:span><text:span text:style-name="T7">the</text:span><text:span text:style-name="T7"> </text:span><text:span text:style-name="T7">request</text:span><text:span text:style-name="T7"> </text:span><text:span text:style-name="T7">so</text:span><text:span text:style-name="T9"><text:line-break/> <text:s text:c="15"/></text:span><text:span text:style-name="T7"># </text:span><text:span text:style-name="T7">you</text:span><text:span text:style-name="T7"> </text:span><text:span text:style-name="T7">can</text:span><text:span text:style-name="T7"> </text:span><text:span text:style-name="T7">for</text:span><text:span text:style-name="T7"> </text:span><text:span text:style-name="T7">example</text:span><text:span text:style-name="T7"> </text:span><text:span text:style-name="T7">save</text:span><text:span text:style-name="T7"> </text:span><text:span text:style-name="T7">missing</text:span><text:span text:style-name="T7"> </text:span><text:span text:style-name="T7">certificate</text:span><text:span text:style-name="T7"> </text:span><text:span text:style-name="T7">if</text:span><text:span text:style-name="T7"> </text:span><text:span text:style-name="T7">needed</text:span><text:span text:style-name="T7">.</text:span><text:span text:style-name="T9"><text:line-break/> <text:s text:c="15"/></text:span><text:span text:style-name="T11">print</text:span><text:span text:style-name="T13">(</text:span><text:span text:style-name="T9">response</text:span><text:span text:style-name="T13">.</text:span><text:span text:style-name="T9">certificates</text:span><text:span text:style-name="T13">[</text:span><text:span text:style-name="T22">0</text:span><text:span text:style-name="T13">].</text:span><text:span text:style-name="T9">name</text:span><text:span text:style-name="T13">)</text:span><text:span text:style-name="T9"><text:line-break/> <text:s text:c="11"/></text:span><text:span text:style-name="T11">else</text:span><text:span text:style-name="T13">:</text:span><text:span text:style-name="T9"><text:line-break/> <text:s text:c="15"/></text:span><text:span text:style-name="T11">print</text:span><text:span text:style-name="T13">(</text:span><text:span text:style-name="T15">"</text:span><text:span text:style-name="T15">There</text:span><text:span text:style-name="T15"> </text:span><text:span text:style-name="T15">was</text:span><text:span text:style-name="T15"> </text:span><text:span text:style-name="T15">problem</text:span><text:span text:style-name="T15"> </text:span><text:span text:style-name="T15">in</text:span><text:span text:style-name="T15"> </text:span><text:span text:style-name="T15">request</text:span><text:span text:style-name="T15"> </text:span><text:span text:style-name="T15">processing</text:span><text:span text:style-name="T15">."</text:span><text:span text:style-name="T13">)</text:span><text:span text:style-name="T9"><text:line-break/></text:span><text:soft-page-break/><text:span text:style-name="T9"><text:line-break/> <text:s text:c="3"/></text:span><text:span text:style-name="T11">else</text:span><text:span text:style-name="T13">:</text:span><text:span text:style-name="T9"><text:line-break/> <text:s text:c="7"/></text:span><text:span text:style-name="T11">print</text:span><text:span text:style-name="T13">(</text:span><text:span text:style-name="T15">"</text:span><text:span text:style-name="T15">No</text:span><text:span text:style-name="T15"> </text:span><text:span text:style-name="T15">existing</text:span><text:span text:style-name="T15"> </text:span><text:span text:style-name="T15">certificate</text:span><text:span text:style-name="T15">."</text:span><text:span text:style-name="T13">)</text:span><text:span text:style-name="T9"><text:line-break/> <text:s text:c="7"/></text:span><text:span text:style-name="T11">print</text:span><text:span text:style-name="T13">(</text:span><text:span text:style-name="T15">"</text:span><text:span text:style-name="T15">Getting</text:span><text:span text:style-name="T15"> </text:span><text:span text:style-name="T15">new</text:span><text:span text:style-name="T15"> </text:span><text:span text:style-name="T15">certificate</text:span><text:span text:style-name="T15">."</text:span><text:span text:style-name="T13">)</text:span><text:span text:style-name="T9"><text:line-break/> <text:s text:c="7"/></text:span><text:span text:style-name="T9">answer</text:span><text:span text:style-name="T9"> </text:span><text:span text:style-name="T13">=</text:span><text:span text:style-name="T9"> </text:span><text:span text:style-name="T19">input</text:span><text:span text:style-name="T13">(</text:span><text:span text:style-name="T15">"</text:span><text:span text:style-name="T15">Ok</text:span><text:span text:style-name="T15">(</text:span><text:span text:style-name="T15">y</text:span><text:span text:style-name="T15">/</text:span><text:span text:style-name="T15">n</text:span><text:span text:style-name="T15">)&gt;&gt;"</text:span><text:span text:style-name="T13">)</text:span><text:span text:style-name="T9"><text:line-break/> <text:s text:c="7"/></text:span><text:span text:style-name="T11">if</text:span><text:span text:style-name="T9"> </text:span><text:span text:style-name="T9">answer</text:span><text:span text:style-name="T9"> </text:span><text:span text:style-name="T21">==</text:span><text:span text:style-name="T9"> </text:span><text:span text:style-name="T15">"</text:span><text:span text:style-name="T15">y</text:span><text:span text:style-name="T15">"</text:span><text:span text:style-name="T13">:</text:span><text:span text:style-name="T9"><text:line-break/> <text:s text:c="11"/></text:span><text:span text:style-name="T9">op</text:span><text:span text:style-name="T9"> </text:span><text:span text:style-name="T13">=</text:span><text:span text:style-name="T9"> </text:span><text:span text:style-name="T9">OPCertificateRequest</text:span><text:span text:style-name="T13">(</text:span><text:span text:style-name="T15">"1000000000"</text:span><text:span text:style-name="T13">,</text:span><text:span text:style-name="T9"> </text:span><text:span text:style-name="T15">"</text:span><text:span text:style-name="T15">TEST</text:span><text:span text:style-name="T15">"</text:span><text:span text:style-name="T13">)</text:span><text:span text:style-name="T9"><text:line-break/> <text:s text:c="11"/></text:span><text:span text:style-name="T11">if</text:span><text:span text:style-name="T9"> </text:span><text:span text:style-name="T9">op</text:span><text:span text:style-name="T13">.</text:span><text:span text:style-name="T9">request</text:span><text:span text:style-name="T9">_</text:span><text:span text:style-name="T9">with</text:span><text:span text:style-name="T9">_</text:span><text:span text:style-name="T9">transferkey</text:span><text:span text:style-name="T13">(</text:span><text:span text:style-name="T9"><text:line-break/> <text:s text:c="23"/></text:span><text:span text:style-name="T15">"1234567890123456"</text:span><text:span text:style-name="T13">,</text:span><text:span text:style-name="T9"> <text:s text:c="4"/></text:span><text:span text:style-name="T7"># </text:span><text:span text:style-name="T7">transferkey</text:span><text:span text:style-name="T7"> </text:span><text:span text:style-name="T9"><text:line-break/> <text:s text:c="23"/></text:span><text:span text:style-name="T15">"</text:span><text:span text:style-name="T15">resources</text:span><text:span text:style-name="T15">/</text:span><text:span text:style-name="T15">req</text:span><text:span text:style-name="T15">.</text:span><text:span text:style-name="T15">der</text:span><text:span text:style-name="T15">"</text:span><text:span text:style-name="T13">,</text:span><text:span text:style-name="T9"> <text:s/></text:span><text:span text:style-name="T7"># </text:span><text:span text:style-name="T7">Certificate</text:span><text:span text:style-name="T7"> </text:span><text:span text:style-name="T7">request</text:span><text:span text:style-name="T9"><text:line-break/> <text:s text:c="23"/></text:span><text:span text:style-name="T15">"</text:span><text:span text:style-name="T15">resources</text:span><text:span text:style-name="T15">/</text:span><text:span text:style-name="T15">op</text:span><text:span text:style-name="T15">.</text:span><text:span text:style-name="T15">crt</text:span><text:span text:style-name="T15">"</text:span><text:span text:style-name="T9"> <text:s text:c="3"/></text:span><text:span text:style-name="T7"># </text:span><text:span text:style-name="T7">Filename</text:span><text:span text:style-name="T7"> </text:span><text:span text:style-name="T7">for</text:span><text:span text:style-name="T7"> </text:span><text:span text:style-name="T7">new</text:span><text:span text:style-name="T7"> </text:span><text:span text:style-name="T7">certificate</text:span><text:span text:style-name="T9"><text:line-break/> <text:s text:c="23"/></text:span><text:span text:style-name="T13">):</text:span><text:span text:style-name="T9"><text:line-break/> <text:s text:c="15"/></text:span><text:span text:style-name="T11">print</text:span><text:span text:style-name="T13">(</text:span><text:span text:style-name="T15">"</text:span><text:span text:style-name="T15">Saved</text:span><text:span text:style-name="T15"> </text:span><text:span text:style-name="T15">certificate</text:span><text:span text:style-name="T15"> </text:span><text:span text:style-name="T15">to</text:span><text:span text:style-name="T15"> </text:span><text:span text:style-name="T15">resources</text:span><text:span text:style-name="T15">/</text:span><text:span text:style-name="T15">op</text:span><text:span text:style-name="T15">.</text:span><text:span text:style-name="T15">crt</text:span><text:span text:style-name="T15">"</text:span><text:span text:style-name="T13">)</text:span><text:span text:style-name="T9"><text:line-break/> <text:s text:c="11"/></text:span><text:span text:style-name="T11">else</text:span><text:span text:style-name="T13">:</text:span><text:span text:style-name="T9"><text:line-break/> <text:s text:c="15"/></text:span><text:span text:style-name="T11">print</text:span><text:span text:style-name="T13">(</text:span><text:span text:style-name="T15">"</text:span><text:span text:style-name="T15">There</text:span><text:span text:style-name="T15"> </text:span><text:span text:style-name="T15">was</text:span><text:span text:style-name="T15"> </text:span><text:span text:style-name="T15">problem</text:span><text:span text:style-name="T15"> </text:span><text:span text:style-name="T15">in</text:span><text:span text:style-name="T15"> </text:span><text:span text:style-name="T15">request</text:span><text:span text:style-name="T15"> </text:span><text:span text:style-name="T15">processing</text:span><text:span text:style-name="T15">."</text:span><text:span text:style-name="T13">)</text:span><text:span text:style-name="T9"><text:line-break/><text:line-break/> <text:s text:c="3"/></text:span><text:span text:style-name="T7"># </text:span><text:span text:style-name="T7">Do</text:span><text:span text:style-name="T7"> </text:span><text:span text:style-name="T7">some</text:span><text:span text:style-name="T7"> </text:span><text:span text:style-name="T7">operation</text:span><text:span text:style-name="T7"> </text:span><text:span text:style-name="T7">on</text:span><text:span text:style-name="T7"> </text:span><text:span text:style-name="T7">webservice</text:span><text:span text:style-name="T7"> </text:span><text:span text:style-name="T7">side</text:span><text:span text:style-name="T9"><text:line-break/> <text:s text:c="3"/></text:span><text:span text:style-name="T11">try</text:span><text:span text:style-name="T13">:</text:span><text:span text:style-name="T9"><text:line-break/> <text:s text:c="7"/></text:span><text:span text:style-name="T9">ws</text:span><text:span text:style-name="T9"> </text:span><text:span text:style-name="T13">=</text:span><text:span text:style-name="T9"> </text:span><text:span text:style-name="T9">WebService</text:span><text:span text:style-name="T13">(</text:span><text:span text:style-name="T15">"1000000000"</text:span><text:span text:style-name="T13">,</text:span><text:span text:style-name="T9"> <text:s text:c="8"/></text:span><text:span text:style-name="T7"># </text:span><text:span text:style-name="T7">CustomerID</text:span><text:span text:style-name="T9"><text:line-break/> <text:s text:c="23"/></text:span><text:span text:style-name="T15">"</text:span><text:span text:style-name="T15">resources</text:span><text:span text:style-name="T15">/</text:span><text:span text:style-name="T15">key</text:span><text:span text:style-name="T15">.</text:span><text:span text:style-name="T15">pem</text:span><text:span text:style-name="T15">"</text:span><text:span text:style-name="T13">,</text:span><text:span text:style-name="T9"> <text:s/></text:span><text:span text:style-name="T7"># </text:span><text:span text:style-name="T7">Private</text:span><text:span text:style-name="T7"> </text:span><text:span text:style-name="T7">RSA</text:span><text:span text:style-name="T7"> - </text:span><text:span text:style-name="T7">key</text:span><text:span text:style-name="T9"><text:line-break/> <text:s text:c="23"/></text:span><text:span text:style-name="T15">"</text:span><text:span text:style-name="T15">resources</text:span><text:span text:style-name="T15">/</text:span><text:span text:style-name="T15">op</text:span><text:span text:style-name="T15">.</text:span><text:span text:style-name="T15">crt</text:span><text:span text:style-name="T15">"</text:span><text:span text:style-name="T13">,</text:span><text:span text:style-name="T9"> <text:s text:c="2"/></text:span><text:span text:style-name="T7"># </text:span><text:span text:style-name="T7">Signed</text:span><text:span text:style-name="T7"> </text:span><text:span text:style-name="T7">Certificate</text:span><text:span text:style-name="T9"><text:line-break/> <text:s text:c="23"/></text:span><text:span text:style-name="T9">OP</text:span><text:span text:style-name="T13">,</text:span><text:span text:style-name="T9"> <text:s text:c="18"/></text:span><text:span text:style-name="T7"># </text:span><text:span text:style-name="T7">Bank</text:span><text:span text:style-name="T7"> </text:span><text:span text:style-name="T7">object</text:span><text:span text:style-name="T9"><text:line-break/> <text:s text:c="23"/></text:span><text:span text:style-name="T9">environment</text:span><text:span text:style-name="T13">=</text:span><text:span text:style-name="T15">"</text:span><text:span text:style-name="T15">TEST</text:span><text:span text:style-name="T15">"</text:span><text:span text:style-name="T13">)</text:span><text:span text:style-name="T9"> <text:s text:c="2"/></text:span><text:span text:style-name="T7"># </text:span><text:span text:style-name="T7">Environment</text:span><text:span text:style-name="T9"><text:line-break/> <text:s text:c="3"/></text:span><text:span text:style-name="T11">except</text:span><text:span text:style-name="T9"> </text:span><text:span text:style-name="T17">ValueError</text:span><text:span text:style-name="T9"> </text:span><text:span text:style-name="T11">as</text:span><text:span text:style-name="T9"> </text:span><text:span text:style-name="T9">e</text:span><text:span text:style-name="T13">:</text:span><text:span text:style-name="T9"><text:line-break/> <text:s text:c="7"/></text:span><text:span text:style-name="T11">print</text:span><text:span text:style-name="T13">(</text:span><text:span text:style-name="T9">e</text:span><text:span text:style-name="T13">)</text:span><text:span text:style-name="T9"><text:line-break/> <text:s text:c="7"/></text:span><text:span text:style-name="T11">return</text:span><text:span text:style-name="T9"><text:line-break/><text:line-break/> <text:s text:c="3"/></text:span><text:span text:style-name="T11">while</text:span><text:span text:style-name="T9"> </text:span><text:span text:style-name="T17">True</text:span><text:span text:style-name="T13">:</text:span><text:span text:style-name="T9"><text:line-break/> <text:s text:c="7"/></text:span><text:span text:style-name="T11">print</text:span><text:span text:style-name="T13">(</text:span><text:span text:style-name="T15">"</text:span><text:span text:style-name="T15">Operations</text:span><text:span text:style-name="T15">:"</text:span><text:span text:style-name="T13">)</text:span><text:span text:style-name="T9"><text:line-break/> <text:s text:c="7"/></text:span><text:span text:style-name="T11">print</text:span><text:span text:style-name="T13">(</text:span><text:span text:style-name="T15">"1.</text:span><text:span text:style-name="T15">Upload</text:span><text:span text:style-name="T15"> </text:span><text:span text:style-name="T15">File</text:span><text:span text:style-name="T23">\</text:span><text:span text:style-name="T23">n</text:span><text:span text:style-name="T15">2.</text:span><text:span text:style-name="T15">Download</text:span><text:span text:style-name="T15"> </text:span><text:span text:style-name="T15">file</text:span><text:span text:style-name="T23">\</text:span><text:span text:style-name="T23">n</text:span><text:span text:style-name="T15">3.</text:span><text:span text:style-name="T15">Download</text:span><text:span text:style-name="T15"> </text:span><text:span text:style-name="T15">filelist</text:span><text:span text:style-name="T23">\</text:span><text:span text:style-name="T23">n</text:span><text:span text:style-name="T15">"</text:span><text:span text:style-name="T9"><text:line-break/> <text:s text:c="13"/></text:span><text:span text:style-name="T15">"4.</text:span><text:span text:style-name="T15">Make</text:span><text:span text:style-name="T15"> </text:span><text:span text:style-name="T15">transaction</text:span><text:span text:style-name="T15"> </text:span><text:span text:style-name="T15">query</text:span><text:span text:style-name="T23">\</text:span><text:span text:style-name="T23">n</text:span><text:span text:style-name="T15">"</text:span><text:span text:style-name="T13">)</text:span><text:span text:style-name="T9"><text:line-break/><text:line-break/> <text:s text:c="7"/></text:span><text:span text:style-name="T9">selection</text:span><text:span text:style-name="T9"> </text:span><text:span text:style-name="T13">=</text:span><text:span text:style-name="T9"> </text:span><text:span text:style-name="T19">input</text:span><text:span text:style-name="T13">(</text:span><text:span text:style-name="T15">"</text:span><text:span text:style-name="T15">Select</text:span><text:span text:style-name="T15"> </text:span><text:span text:style-name="T15">operation</text:span><text:span text:style-name="T15">[1-4]"</text:span><text:span text:style-name="T13">)</text:span><text:span text:style-name="T9"><text:line-break/><text:line-break/> <text:s text:c="7"/></text:span><text:span text:style-name="T11">if</text:span><text:span text:style-name="T9"> </text:span><text:span text:style-name="T9">selection</text:span><text:span text:style-name="T9"> </text:span><text:span text:style-name="T21">==</text:span><text:span text:style-name="T9"> </text:span><text:span text:style-name="T15">'1'</text:span><text:span text:style-name="T13">:</text:span><text:span text:style-name="T9"><text:line-break/> <text:s text:c="11"/></text:span><text:span text:style-name="T11">print</text:span><text:span text:style-name="T13">(</text:span><text:span text:style-name="T15">"</text:span><text:span text:style-name="T15">Upload</text:span><text:span text:style-name="T15"> </text:span><text:span text:style-name="T15">file</text:span><text:span text:style-name="T15">"</text:span><text:span text:style-name="T13">)</text:span><text:span text:style-name="T9"><text:line-break/> <text:s text:c="11"/></text:span><text:span text:style-name="T11">print</text:span><text:span text:style-name="T13">(</text:span><text:span text:style-name="T15">"</text:span><text:span text:style-name="T15">Upload</text:span><text:span text:style-name="T15"> </text:span><text:span text:style-name="T15">c</text:span><text:span text:style-name="T15">2</text:span><text:span text:style-name="T15">b</text:span><text:span text:style-name="T15"> </text:span><text:span text:style-name="T15">message</text:span><text:span text:style-name="T15"> </text:span><text:span text:style-name="T15">to</text:span><text:span text:style-name="T15"> </text:span><text:span text:style-name="T15">bank</text:span><text:span text:style-name="T15">"</text:span><text:span text:style-name="T13">)</text:span><text:span text:style-name="T9"><text:line-break/> <text:s text:c="11"/></text:span><text:span text:style-name="T9">content</text:span><text:span text:style-name="T9"> </text:span><text:span text:style-name="T13">=</text:span><text:span text:style-name="T9"> </text:span><text:span text:style-name="T9">c</text:span><text:span text:style-name="T9">2</text:span><text:span text:style-name="T9">b</text:span><text:span text:style-name="T9">_</text:span><text:span text:style-name="T9">test</text:span><text:span text:style-name="T13">.</text:span><text:span text:style-name="T9">pmt</text:span><text:span text:style-name="T9">_</text:span><text:span text:style-name="T9">xml</text:span><text:span text:style-name="T9"><text:line-break/> <text:s text:c="11"/></text:span><text:span text:style-name="T11">try</text:span><text:span text:style-name="T13">:</text:span><text:span text:style-name="T9"><text:line-break/> <text:s text:c="15"/></text:span><text:span text:style-name="T9">ret</text:span><text:span text:style-name="T9">_</text:span><text:span text:style-name="T9">val</text:span><text:span text:style-name="T9"> </text:span><text:span text:style-name="T13">=</text:span><text:span text:style-name="T9"> </text:span><text:span text:style-name="T9">ws</text:span><text:span text:style-name="T13">.</text:span><text:span text:style-name="T9">upload</text:span><text:span text:style-name="T9">_</text:span><text:span text:style-name="T9">file</text:span><text:span text:style-name="T13">(</text:span><text:span text:style-name="T9"><text:line-break/> <text:s text:c="31"/></text:span><text:span text:style-name="T9">content</text:span><text:span text:style-name="T13">,</text:span><text:span text:style-name="T9"> <text:s text:c="10"/></text:span><text:span text:style-name="T7"># </text:span><text:span text:style-name="T7">Content</text:span><text:span text:style-name="T7"> </text:span><text:span text:style-name="T7">to</text:span><text:span text:style-name="T7"> </text:span><text:span text:style-name="T7">be</text:span><text:span text:style-name="T7"> </text:span><text:span text:style-name="T7">uploaded</text:span><text:span text:style-name="T9"><text:line-break/> <text:s text:c="31"/></text:span><text:span text:style-name="T15">"</text:span><text:span text:style-name="T15">pain</text:span><text:span text:style-name="T15">.001.001.02"</text:span><text:span text:style-name="T9"> <text:s/></text:span><text:span text:style-name="T7"># </text:span><text:span text:style-name="T7">Filetype</text:span><text:span text:style-name="T9"><text:line-break/> <text:s text:c="31"/></text:span><text:span text:style-name="T13">)</text:span><text:span text:style-name="T9"><text:line-break/> <text:s text:c="11"/></text:span><text:span text:style-name="T11">except</text:span><text:span text:style-name="T9"> </text:span><text:span text:style-name="T17">RuntimeError</text:span><text:span text:style-name="T9"> </text:span><text:span text:style-name="T11">as</text:span><text:span text:style-name="T9"> </text:span><text:span text:style-name="T9">e</text:span><text:span text:style-name="T13">:</text:span><text:span text:style-name="T9"><text:line-break/> <text:s text:c="15"/></text:span><text:span text:style-name="T11">print</text:span><text:span text:style-name="T13">(</text:span><text:span text:style-name="T9">e</text:span><text:span text:style-name="T13">)</text:span><text:span text:style-name="T9"><text:line-break/> <text:s text:c="11"/></text:span><text:span text:style-name="T11">else</text:span><text:span text:style-name="T13">:</text:span><text:span text:style-name="T9"><text:line-break/> <text:s text:c="15"/></text:span><text:span text:style-name="T7"># </text:span><text:span text:style-name="T7">Print</text:span><text:span text:style-name="T7"> </text:span><text:span text:style-name="T7">out</text:span><text:span text:style-name="T7"> </text:span><text:span text:style-name="T7">reference</text:span><text:span text:style-name="T7"> </text:span><text:span text:style-name="T7">number</text:span><text:span text:style-name="T7"> </text:span><text:span text:style-name="T7">for</text:span><text:span text:style-name="T7"> </text:span><text:span text:style-name="T7">uploaded</text:span><text:span text:style-name="T7"> </text:span><text:span text:style-name="T7">file</text:span><text:span text:style-name="T7"> </text:span><text:span text:style-name="T7">so</text:span><text:span text:style-name="T7"> </text:span><text:span text:style-name="T7">you</text:span><text:span text:style-name="T7"> </text:span><text:span text:style-name="T7">can</text:span><text:span text:style-name="T9"><text:line-break/> <text:s text:c="15"/></text:span><text:span text:style-name="T7"># </text:span><text:span text:style-name="T7">use</text:span><text:span text:style-name="T7"> </text:span><text:span text:style-name="T7">it</text:span><text:span text:style-name="T7"> </text:span><text:span text:style-name="T7">the</text:span><text:span text:style-name="T7"> </text:span><text:span text:style-name="T7">find</text:span><text:span text:style-name="T7"> </text:span><text:span text:style-name="T7">out</text:span><text:span text:style-name="T7"> </text:span><text:span text:style-name="T7">which</text:span><text:span text:style-name="T7"> </text:span><text:span text:style-name="T7">file</text:span><text:span text:style-name="T7"> </text:span><text:span text:style-name="T7">to</text:span><text:span text:style-name="T7"> </text:span><text:span text:style-name="T7">download</text:span><text:span text:style-name="T7"> </text:span><text:span text:style-name="T7">from</text:span><text:span text:style-name="T7"> </text:span><text:span text:style-name="T7">bank</text:span><text:span text:style-name="T7">.</text:span><text:span text:style-name="T9"><text:line-break/> <text:s text:c="15"/></text:span><text:span text:style-name="T11">print</text:span><text:span text:style-name="T13">(</text:span><text:span text:style-name="T9">ret</text:span><text:span text:style-name="T9">_</text:span><text:span text:style-name="T9">val</text:span><text:span text:style-name="T13">.</text:span><text:span text:style-name="T9">references</text:span><text:span text:style-name="T13">[</text:span><text:span text:style-name="T22">0</text:span><text:span text:style-name="T13">].</text:span><text:span text:style-name="T9">reference</text:span><text:span text:style-name="T13">)</text:span><text:span text:style-name="T9"><text:line-break/><text:line-break/> <text:s text:c="7"/></text:span><text:span text:style-name="T11">elif</text:span><text:span text:style-name="T9"> </text:span><text:span text:style-name="T9">selection</text:span><text:span text:style-name="T9"> </text:span><text:span text:style-name="T21">==</text:span><text:span text:style-name="T9"> </text:span><text:span text:style-name="T15">'2'</text:span><text:span text:style-name="T13">:</text:span><text:span text:style-name="T9"><text:line-break/> <text:s text:c="11"/></text:span><text:span text:style-name="T11">print</text:span><text:span text:style-name="T13">(</text:span><text:span text:style-name="T15">'</text:span><text:span text:style-name="T15">Download</text:span><text:span text:style-name="T15"> </text:span><text:span text:style-name="T15">file</text:span><text:span text:style-name="T15">'</text:span><text:span text:style-name="T13">)</text:span><text:span text:style-name="T9"><text:line-break/> <text:s text:c="11"/></text:span><text:span text:style-name="T11">print</text:span><text:span text:style-name="T13">(</text:span><text:span text:style-name="T15">"</text:span><text:span text:style-name="T15">Use</text:span><text:span text:style-name="T15"> </text:span><text:span text:style-name="T15">Download</text:span><text:span text:style-name="T15"> </text:span><text:span text:style-name="T15">filelist</text:span><text:span text:style-name="T15"> </text:span><text:span text:style-name="T15">to</text:span><text:span text:style-name="T15"> </text:span><text:span text:style-name="T15">get</text:span><text:span text:style-name="T15"> </text:span><text:span text:style-name="T15">list</text:span><text:span text:style-name="T15"> </text:span><text:span text:style-name="T15">of</text:span><text:span text:style-name="T15"> </text:span><text:span text:style-name="T15">reference</text:span><text:span text:style-name="T15"> </text:span><text:span text:style-name="T15">numbers</text:span><text:span text:style-name="T15">"</text:span><text:span text:style-name="T13">)</text:span><text:span text:style-name="T9"><text:line-break/> <text:s text:c="11"/></text:span><text:span text:style-name="T9">refnumber</text:span><text:span text:style-name="T9"> </text:span><text:span text:style-name="T13">=</text:span><text:span text:style-name="T9"> </text:span><text:span text:style-name="T19">input</text:span><text:span text:style-name="T13">(</text:span><text:span text:style-name="T15">"</text:span><text:span text:style-name="T15">Reference</text:span><text:span text:style-name="T15"> </text:span><text:span text:style-name="T15">number</text:span><text:span text:style-name="T15">(-1 </text:span><text:span text:style-name="T15">to</text:span><text:span text:style-name="T15"> </text:span><text:span text:style-name="T15">cancel</text:span><text:span text:style-name="T15">)&gt;&gt;"</text:span><text:span text:style-name="T13">)</text:span><text:span text:style-name="T9"><text:line-break/> <text:s text:c="11"/></text:span><text:span text:style-name="T11">if</text:span><text:span text:style-name="T9"> </text:span><text:span text:style-name="T9">refnumber</text:span><text:span text:style-name="T9"> </text:span><text:span text:style-name="T21">==</text:span><text:span text:style-name="T9"> </text:span><text:span text:style-name="T15">'-1'</text:span><text:span text:style-name="T13">:</text:span><text:span text:style-name="T9"><text:line-break/> <text:s text:c="15"/></text:span><text:span text:style-name="T11">break</text:span><text:span text:style-name="T9"><text:line-break/> <text:s text:c="11"/></text:span><text:span text:style-name="T11">try</text:span><text:span text:style-name="T13">:</text:span><text:span text:style-name="T9"><text:line-break/> <text:s text:c="15"/></text:span><text:span text:style-name="T7"># </text:span><text:span text:style-name="T7">Downloads</text:span><text:span text:style-name="T7"> </text:span><text:span text:style-name="T7">file</text:span><text:span text:style-name="T7"> </text:span><text:span text:style-name="T7">from</text:span><text:span text:style-name="T7"> </text:span><text:span text:style-name="T7">bank</text:span><text:span text:style-name="T7">.</text:span><text:span text:style-name="T9"><text:line-break/> <text:s text:c="15"/></text:span><text:span text:style-name="T9">ret</text:span><text:span text:style-name="T9">_</text:span><text:span text:style-name="T9">val</text:span><text:span text:style-name="T9"> </text:span><text:span text:style-name="T13">=</text:span><text:span text:style-name="T9"> </text:span><text:span text:style-name="T9">ws</text:span><text:span text:style-name="T13">.</text:span><text:span text:style-name="T9">download</text:span><text:span text:style-name="T9">_</text:span><text:span text:style-name="T9">file</text:span><text:span text:style-name="T13">(</text:span><text:span text:style-name="T9"><text:line-break/> <text:s text:c="31"/></text:span><text:span text:style-name="T9">refnumber</text:span><text:span text:style-name="T9"> <text:s/></text:span><text:span text:style-name="T7"># </text:span><text:span text:style-name="T7">Refnumber</text:span><text:span text:style-name="T7"> </text:span><text:span text:style-name="T7">is</text:span><text:span text:style-name="T7"> </text:span><text:span text:style-name="T7">unique</text:span><text:span text:style-name="T7"> </text:span><text:span text:style-name="T7">id</text:span><text:span text:style-name="T7"> </text:span><text:span text:style-name="T7">for</text:span><text:span text:style-name="T7"> </text:span><text:span text:style-name="T7">file</text:span><text:span text:style-name="T9"><text:line-break/> <text:s text:c="31"/></text:span><text:span text:style-name="T13">)</text:span><text:span text:style-name="T9"><text:line-break/> <text:s text:c="11"/></text:span><text:span text:style-name="T11">except</text:span><text:span text:style-name="T9"> </text:span><text:span text:style-name="T17">RuntimeError</text:span><text:span text:style-name="T9"> </text:span><text:span text:style-name="T11">as</text:span><text:span text:style-name="T9"> </text:span><text:span text:style-name="T9">e</text:span><text:span text:style-name="T13">:</text:span><text:span text:style-name="T9"><text:line-break/></text:span><text:soft-page-break/><text:span text:style-name="T9"> <text:s text:c="15"/></text:span><text:span text:style-name="T11">print</text:span><text:span text:style-name="T13">(</text:span><text:span text:style-name="T9">e</text:span><text:span text:style-name="T13">)</text:span><text:span text:style-name="T9"><text:line-break/> <text:s text:c="11"/></text:span><text:span text:style-name="T11">else</text:span><text:span text:style-name="T13">:</text:span><text:span text:style-name="T9"><text:line-break/> <text:s text:c="15"/></text:span><text:span text:style-name="T11">print</text:span><text:span text:style-name="T13">(</text:span><text:span text:style-name="T9">ret</text:span><text:span text:style-name="T9">_</text:span><text:span text:style-name="T9">val</text:span><text:span text:style-name="T13">.</text:span><text:span text:style-name="T9">content</text:span><text:span text:style-name="T13">)</text:span><text:span text:style-name="T9"><text:line-break/><text:line-break/> <text:s text:c="7"/></text:span><text:span text:style-name="T11">elif</text:span><text:span text:style-name="T9"> </text:span><text:span text:style-name="T9">selection</text:span><text:span text:style-name="T9"> </text:span><text:span text:style-name="T21">==</text:span><text:span text:style-name="T9"> </text:span><text:span text:style-name="T15">'3'</text:span><text:span text:style-name="T13">:</text:span><text:span text:style-name="T9"><text:line-break/> <text:s text:c="11"/></text:span><text:span text:style-name="T11">print</text:span><text:span text:style-name="T13">(</text:span><text:span text:style-name="T15">'</text:span><text:span text:style-name="T15">Download</text:span><text:span text:style-name="T15"> </text:span><text:span text:style-name="T15">filelist</text:span><text:span text:style-name="T15">'</text:span><text:span text:style-name="T13">)</text:span><text:span text:style-name="T9"><text:line-break/> <text:s text:c="11"/></text:span><text:span text:style-name="T11">try</text:span><text:span text:style-name="T13">:</text:span><text:span text:style-name="T9"><text:line-break/> <text:s text:c="15"/></text:span><text:span text:style-name="T7"># </text:span><text:span text:style-name="T7">Gets</text:span><text:span text:style-name="T7"> </text:span><text:span text:style-name="T7">list</text:span><text:span text:style-name="T7"> </text:span><text:span text:style-name="T7">of</text:span><text:span text:style-name="T7"> </text:span><text:span text:style-name="T7">files</text:span><text:span text:style-name="T7"> </text:span><text:span text:style-name="T7">that</text:span><text:span text:style-name="T7"> </text:span><text:span text:style-name="T7">haven</text:span><text:span text:style-name="T7">'</text:span><text:span text:style-name="T7">t</text:span><text:span text:style-name="T7"> </text:span><text:span text:style-name="T7">been</text:span><text:span text:style-name="T7"> </text:span><text:span text:style-name="T7">downloaded</text:span><text:span text:style-name="T7"> </text:span><text:span text:style-name="T7">from</text:span><text:span text:style-name="T7"> </text:span><text:span text:style-name="T7">bank</text:span><text:span text:style-name="T7">.</text:span><text:span text:style-name="T9"><text:line-break/> <text:s text:c="15"/></text:span><text:span text:style-name="T9">ret</text:span><text:span text:style-name="T9">_</text:span><text:span text:style-name="T9">val</text:span><text:span text:style-name="T9"> </text:span><text:span text:style-name="T13">=</text:span><text:span text:style-name="T9"> </text:span><text:span text:style-name="T9">ws</text:span><text:span text:style-name="T13">.</text:span><text:span text:style-name="T9">download</text:span><text:span text:style-name="T9">_</text:span><text:span text:style-name="T9">filelist</text:span><text:span text:style-name="T13">(</text:span><text:span text:style-name="T15">'</text:span><text:span text:style-name="T15">NEW</text:span><text:span text:style-name="T15">'</text:span><text:span text:style-name="T13">)</text:span><text:span text:style-name="T9"> <text:s/></text:span><text:span text:style-name="T7"># </text:span><text:span text:style-name="T7">Supports</text:span><text:span text:style-name="T7"> </text:span><text:span text:style-name="T7">NEW</text:span><text:span text:style-name="T7">, </text:span><text:span text:style-name="T7">DLD</text:span><text:span text:style-name="T7">, </text:span><text:span text:style-name="T7">ALL</text:span><text:span text:style-name="T9"><text:line-break/> <text:s text:c="11"/></text:span><text:span text:style-name="T11">except</text:span><text:span text:style-name="T9"> </text:span><text:span text:style-name="T17">RuntimeError</text:span><text:span text:style-name="T9"> </text:span><text:span text:style-name="T11">as</text:span><text:span text:style-name="T9"> </text:span><text:span text:style-name="T9">e</text:span><text:span text:style-name="T13">:</text:span><text:span text:style-name="T9"><text:line-break/> <text:s text:c="15"/></text:span><text:span text:style-name="T11">print</text:span><text:span text:style-name="T13">(</text:span><text:span text:style-name="T9">e</text:span><text:span text:style-name="T13">)</text:span><text:span text:style-name="T9"><text:line-break/> <text:s text:c="11"/></text:span><text:span text:style-name="T11">else</text:span><text:span text:style-name="T13">:</text:span><text:span text:style-name="T9"><text:line-break/> <text:s text:c="15"/></text:span><text:span text:style-name="T7"># </text:span><text:span text:style-name="T7">If</text:span><text:span text:style-name="T7"> </text:span><text:span text:style-name="T7">you</text:span><text:span text:style-name="T7"> </text:span><text:span text:style-name="T7">have</text:span><text:span text:style-name="T7"> </text:span><text:span text:style-name="T7">uploaded</text:span><text:span text:style-name="T7"> </text:span><text:span text:style-name="T7">file</text:span><text:span text:style-name="T7"> </text:span><text:span text:style-name="T7">to</text:span><text:span text:style-name="T7"> </text:span><text:span text:style-name="T7">bank</text:span><text:span text:style-name="T7"> </text:span><text:span text:style-name="T7">and</text:span><text:span text:style-name="T7"> </text:span><text:span text:style-name="T7">bank</text:span><text:span text:style-name="T7"> </text:span><text:span text:style-name="T7">has</text:span><text:span text:style-name="T7"> </text:span><text:span text:style-name="T7">processed</text:span><text:span text:style-name="T9"><text:line-break/> <text:s text:c="15"/></text:span><text:span text:style-name="T7"># </text:span><text:span text:style-name="T7">file</text:span><text:span text:style-name="T7"> </text:span><text:span text:style-name="T7">some</text:span><text:span text:style-name="T7"> </text:span><text:span text:style-name="T7">of</text:span><text:span text:style-name="T7"> </text:span><text:span text:style-name="T7">parentfile</text:span><text:span text:style-name="T7"> </text:span><text:span text:style-name="T7">reference</text:span><text:span text:style-name="T7"> </text:span><text:span text:style-name="T7">should</text:span><text:span text:style-name="T7"> </text:span><text:span text:style-name="T7">contain</text:span><text:span text:style-name="T7"> </text:span><text:span text:style-name="T7">the</text:span><text:span text:style-name="T9"><text:line-break/> <text:s text:c="15"/></text:span><text:span text:style-name="T7"># </text:span><text:span text:style-name="T7">referencenumber</text:span><text:span text:style-name="T7"> </text:span><text:span text:style-name="T7">that</text:span><text:span text:style-name="T7"> </text:span><text:span text:style-name="T7">bank</text:span><text:span text:style-name="T7"> </text:span><text:span text:style-name="T7">returned</text:span><text:span text:style-name="T7"> </text:span><text:span text:style-name="T7">in</text:span><text:span text:style-name="T7"> </text:span><text:span text:style-name="T7">uploadfile</text:span><text:span text:style-name="T7"> </text:span><text:span text:style-name="T7">operation</text:span><text:span text:style-name="T7">.</text:span><text:span text:style-name="T9"><text:line-break/> <text:s text:c="15"/></text:span><text:span text:style-name="T11">for</text:span><text:span text:style-name="T9"> </text:span><text:span text:style-name="T9">reference</text:span><text:span text:style-name="T9"> </text:span><text:span text:style-name="T11">in</text:span><text:span text:style-name="T9"> </text:span><text:span text:style-name="T9">ret</text:span><text:span text:style-name="T9">_</text:span><text:span text:style-name="T9">val</text:span><text:span text:style-name="T13">.</text:span><text:span text:style-name="T9">references</text:span><text:span text:style-name="T13">:</text:span><text:span text:style-name="T9"><text:line-break/> <text:s text:c="19"/></text:span><text:span text:style-name="T11">print</text:span><text:span text:style-name="T13">(</text:span><text:span text:style-name="T9">reference</text:span><text:span text:style-name="T13">) # </text:span><text:span text:style-name="T13">Prints</text:span><text:span text:style-name="T13"> </text:span><text:span text:style-name="T13">all</text:span><text:span text:style-name="T13"> </text:span><text:span text:style-name="T13">values</text:span><text:span text:style-name="T13"> </text:span><text:span text:style-name="T13">saved</text:span><text:span text:style-name="T13"> </text:span><text:span text:style-name="T13">on</text:span><text:span text:style-name="T13"> </text:span><text:span text:style-name="T13">reference</text:span><text:span text:style-name="T13"> </text:span><text:span text:style-name="T13">object</text:span><text:span text:style-name="T9"><text:line-break/> <text:s text:c="7"/></text:span><text:span text:style-name="T11">elif</text:span><text:span text:style-name="T9"> </text:span><text:span text:style-name="T9">selection</text:span><text:span text:style-name="T9"> </text:span><text:span text:style-name="T21">==</text:span><text:span text:style-name="T9"> </text:span><text:span text:style-name="T15">'4'</text:span><text:span text:style-name="T13">:</text:span><text:span text:style-name="T9"><text:line-break/> <text:s text:c="11"/></text:span><text:span text:style-name="T11">print</text:span><text:span text:style-name="T13">(</text:span><text:span text:style-name="T15">"</text:span><text:span text:style-name="T15">Make</text:span><text:span text:style-name="T15"> </text:span><text:span text:style-name="T15">transaction</text:span><text:span text:style-name="T15"> </text:span><text:span text:style-name="T15">query</text:span><text:span text:style-name="T15"> </text:span><text:span text:style-name="T15">to</text:span><text:span text:style-name="T15"> </text:span><text:span text:style-name="T15">bank</text:span><text:span text:style-name="T15">"</text:span><text:span text:style-name="T13">)</text:span><text:span text:style-name="T9"><text:line-break/> <text:s text:c="11"/></text:span><text:span text:style-name="T11">print</text:span><text:span text:style-name="T13">(</text:span><text:span text:style-name="T15">"</text:span><text:span text:style-name="T15">Input</text:span><text:span text:style-name="T15"> </text:span><text:span text:style-name="T15">your</text:span><text:span text:style-name="T15"> </text:span><text:span text:style-name="T15">account</text:span><text:span text:style-name="T15"> </text:span><text:span text:style-name="T15">number</text:span><text:span text:style-name="T15"> (</text:span><text:span text:style-name="T15">in</text:span><text:span text:style-name="T15"> </text:span><text:span text:style-name="T15">old</text:span><text:span text:style-name="T15"> </text:span><text:span text:style-name="T15">format</text:span><text:span text:style-name="T15"> </text:span><text:span text:style-name="T15">or</text:span><text:span text:style-name="T15"> </text:span><text:span text:style-name="T15">IBAN</text:span><text:span text:style-name="T15"> </text:span><text:span text:style-name="T15">number</text:span><text:span text:style-name="T15">)"</text:span><text:span text:style-name="T13">)</text:span><text:span text:style-name="T9"><text:line-break/> <text:s text:c="11"/></text:span><text:span text:style-name="T9">account</text:span><text:span text:style-name="T9"> </text:span><text:span text:style-name="T13">=</text:span><text:span text:style-name="T9"> </text:span><text:span text:style-name="T19">input</text:span><text:span text:style-name="T13">(</text:span><text:span text:style-name="T15">"</text:span><text:span text:style-name="T15">Account</text:span><text:span text:style-name="T15"> </text:span><text:span text:style-name="T15">number</text:span><text:span text:style-name="T15">&gt;&gt; "</text:span><text:span text:style-name="T13">)</text:span><text:span text:style-name="T9"><text:line-break/> <text:s text:c="11"/></text:span><text:span text:style-name="T11">try</text:span><text:span text:style-name="T13">:</text:span><text:span text:style-name="T9"><text:line-break/> <text:s text:c="15"/></text:span><text:span text:style-name="T9">ret</text:span><text:span text:style-name="T9">_</text:span><text:span text:style-name="T9">val</text:span><text:span text:style-name="T9"> </text:span><text:span text:style-name="T13">=</text:span><text:span text:style-name="T9"> </text:span><text:span text:style-name="T9">ws</text:span><text:span text:style-name="T13">.</text:span><text:span text:style-name="T9">transaction</text:span><text:span text:style-name="T9">_</text:span><text:span text:style-name="T9">query</text:span><text:span text:style-name="T13">(</text:span><text:span text:style-name="T9">account</text:span><text:span text:style-name="T13">)</text:span><text:span text:style-name="T9"><text:line-break/> <text:s text:c="11"/></text:span><text:span text:style-name="T11">except</text:span><text:span text:style-name="T9"> </text:span><text:span text:style-name="T13">(</text:span><text:span text:style-name="T17">RuntimeError</text:span><text:span text:style-name="T13">,</text:span><text:span text:style-name="T9"> </text:span><text:span text:style-name="T17">ValueError</text:span><text:span text:style-name="T13">)</text:span><text:span text:style-name="T9"> </text:span><text:span text:style-name="T11">as</text:span><text:span text:style-name="T9"> </text:span><text:span text:style-name="T9">e</text:span><text:span text:style-name="T13">:</text:span><text:span text:style-name="T9"><text:line-break/> <text:s text:c="15"/></text:span><text:span text:style-name="T11">print</text:span><text:span text:style-name="T13">(</text:span><text:span text:style-name="T9">e</text:span><text:span text:style-name="T13">)</text:span><text:span text:style-name="T9"><text:line-break/> <text:s text:c="11"/></text:span><text:span text:style-name="T11">else</text:span><text:span text:style-name="T13">:</text:span><text:span text:style-name="T9"><text:line-break/> <text:s text:c="15"/></text:span><text:span text:style-name="T11">if</text:span><text:span text:style-name="T9"> </text:span><text:span text:style-name="T19">isinstance</text:span><text:span text:style-name="T13">(</text:span><text:span text:style-name="T9">ret</text:span><text:span text:style-name="T9">_</text:span><text:span text:style-name="T9">val</text:span><text:span text:style-name="T13">,</text:span><text:span text:style-name="T9"> </text:span><text:span text:style-name="T9">TransactionListResponse</text:span><text:span text:style-name="T13">):</text:span><text:span text:style-name="T9"><text:line-break/> <text:s text:c="19"/></text:span><text:span text:style-name="T11">if</text:span><text:span text:style-name="T9"> </text:span><text:span text:style-name="T9">ret</text:span><text:span text:style-name="T9">_</text:span><text:span text:style-name="T9">val</text:span><text:span text:style-name="T13">.</text:span><text:span text:style-name="T9">is</text:span><text:span text:style-name="T9">_</text:span><text:span text:style-name="T9">problem</text:span><text:span text:style-name="T9">_</text:span><text:span text:style-name="T9">free</text:span><text:span text:style-name="T13">():</text:span><text:span text:style-name="T9"><text:line-break/> <text:s text:c="23"/></text:span><text:span text:style-name="T11">for</text:span><text:span text:style-name="T9"> </text:span><text:span text:style-name="T9">transaction</text:span><text:span text:style-name="T9"> </text:span><text:span text:style-name="T11">in</text:span><text:span text:style-name="T9"> </text:span><text:span text:style-name="T9">ret</text:span><text:span text:style-name="T9">_</text:span><text:span text:style-name="T9">val</text:span><text:span text:style-name="T13">.</text:span><text:span text:style-name="T9">transactions</text:span><text:span text:style-name="T13">:</text:span><text:span text:style-name="T9"><text:line-break/> <text:s text:c="27"/></text:span><text:span text:style-name="T7"># </text:span><text:span text:style-name="T7">Transaction</text:span><text:span text:style-name="T7"> </text:span><text:span text:style-name="T7">type</text:span><text:span text:style-name="T9"><text:line-break/> <text:s text:c="27"/></text:span><text:span text:style-name="T11">print</text:span><text:span text:style-name="T13">(</text:span><text:span text:style-name="T9">transaction</text:span><text:span text:style-name="T13">.</text:span><text:span text:style-name="T9">transaction</text:span><text:span text:style-name="T13">.</text:span><text:span text:style-name="T9">description</text:span><text:span text:style-name="T13">)</text:span><text:span text:style-name="T9"><text:line-break/> <text:s text:c="27"/></text:span><text:span text:style-name="T7"># </text:span><text:span text:style-name="T7">Amount</text:span><text:span text:style-name="T7"> </text:span><text:span text:style-name="T7">of</text:span><text:span text:style-name="T7"> </text:span><text:span text:style-name="T7">money</text:span><text:span text:style-name="T7"> </text:span><text:span text:style-name="T7">transferred</text:span><text:span text:style-name="T7">.</text:span><text:span text:style-name="T9"><text:line-break/> <text:s text:c="27"/></text:span><text:span text:style-name="T11">print</text:span><text:span text:style-name="T13">(</text:span><text:span text:style-name="T9">transaction</text:span><text:span text:style-name="T13">.</text:span><text:span text:style-name="T9">transaction</text:span><text:span text:style-name="T13">.</text:span><text:span text:style-name="T9">money</text:span><text:span text:style-name="T13">)</text:span><text:span text:style-name="T9"><text:line-break/> <text:s text:c="27"/></text:span><text:span text:style-name="T7"># </text:span><text:span text:style-name="T7">Name</text:span><text:span text:style-name="T7"> </text:span><text:span text:style-name="T7">of</text:span><text:span text:style-name="T7"> </text:span><text:span text:style-name="T7">payee</text:span><text:span text:style-name="T7">/</text:span><text:span text:style-name="T7">payer</text:span><text:span text:style-name="T9"><text:line-break/> <text:s text:c="27"/></text:span><text:span text:style-name="T11">print</text:span><text:span text:style-name="T13">(</text:span><text:span text:style-name="T9">transaction</text:span><text:span text:style-name="T13">.</text:span><text:span text:style-name="T9">transaction</text:span><text:span text:style-name="T13">.</text:span><text:span text:style-name="T9">name</text:span><text:span text:style-name="T13">)</text:span><text:span text:style-name="T9"><text:line-break/> <text:s text:c="27"/></text:span><text:span text:style-name="T7"># </text:span><text:span text:style-name="T7">Payee</text:span><text:span text:style-name="T7"> </text:span><text:span text:style-name="T7">account</text:span><text:span text:style-name="T7"> </text:span><text:span text:style-name="T7">number</text:span><text:span text:style-name="T9"><text:line-break/> <text:s text:c="27"/></text:span><text:span text:style-name="T11">print</text:span><text:span text:style-name="T13">(</text:span><text:span text:style-name="T9">transaction</text:span><text:span text:style-name="T13">.</text:span><text:span text:style-name="T9">transaction</text:span><text:span text:style-name="T13">.</text:span><text:span text:style-name="T9">account</text:span><text:span text:style-name="T13">)</text:span><text:span text:style-name="T9"><text:line-break/> <text:s text:c="27"/></text:span><text:span text:style-name="T7"># </text:span><text:span text:style-name="T7">Reference</text:span><text:span text:style-name="T7"> </text:span><text:span text:style-name="T7">number</text:span><text:span text:style-name="T9"><text:line-break/> <text:s text:c="27"/></text:span><text:span text:style-name="T11">print</text:span><text:span text:style-name="T13">(</text:span><text:span text:style-name="T9">transaction</text:span><text:span text:style-name="T13">.</text:span><text:span text:style-name="T9">transaction</text:span><text:span text:style-name="T13">.</text:span><text:span text:style-name="T9">reference</text:span><text:span text:style-name="T9">_</text:span><text:span text:style-name="T9">number</text:span><text:span text:style-name="T13">)</text:span><text:span text:style-name="T9"><text:line-break/> <text:s text:c="19"/></text:span><text:span text:style-name="T11">else</text:span><text:span text:style-name="T13">:</text:span><text:span text:style-name="T9"><text:line-break/> <text:s text:c="23"/></text:span><text:span text:style-name="T7"># </text:span><text:span text:style-name="T7">If</text:span><text:span text:style-name="T7"> </text:span><text:span text:style-name="T7">TLR</text:span><text:span text:style-name="T7"> </text:span><text:span text:style-name="T7">wasn</text:span><text:span text:style-name="T7">’</text:span><text:span text:style-name="T7">t</text:span><text:span text:style-name="T7"> </text:span><text:span text:style-name="T7">problem</text:span><text:span text:style-name="T7"> </text:span><text:span text:style-name="T7">free</text:span><text:span text:style-name="T7"> </text:span><text:span text:style-name="T7">it</text:span><text:span text:style-name="T7"> </text:span><text:span text:style-name="T7">contains</text:span><text:span text:style-name="T7"> </text:span><text:span text:style-name="T7">information</text:span><text:span text:style-name="T7"> </text:span><text:span text:style-name="T7">record</text:span><text:span text:style-name="T7"> </text:span><text:span text:style-name="T7">which</text:span><text:span text:style-name="T7"> </text:span><text:span text:style-name="T9"><text:line-break/> <text:s text:c="23"/></text:span><text:span text:style-name="T7"># </text:span><text:span text:style-name="T7">contains</text:span><text:span text:style-name="T7"> </text:span><text:span text:style-name="T7">some</text:span><text:span text:style-name="T7"> </text:span><text:span text:style-name="T7">reason</text:span><text:span text:style-name="T7"> </text:span><text:span text:style-name="T7">for</text:span><text:span text:style-name="T7"> </text:span><text:span text:style-name="T7">the</text:span><text:span text:style-name="T7"> </text:span><text:span text:style-name="T7">problem</text:span><text:span text:style-name="T7">.</text:span><text:span text:style-name="T9"><text:line-break/> <text:s text:c="23"/></text:span><text:span text:style-name="T11">for</text:span><text:span text:style-name="T9"> </text:span><text:span text:style-name="T9">message</text:span><text:span text:style-name="T9"> </text:span><text:span text:style-name="T11">in</text:span><text:span text:style-name="T9"> </text:span><text:span text:style-name="T9">ret</text:span><text:span text:style-name="T9">_</text:span><text:span text:style-name="T9">val</text:span><text:span text:style-name="T13">.</text:span><text:span text:style-name="T9">information</text:span><text:span text:style-name="T9">_</text:span><text:span text:style-name="T9">record</text:span><text:span text:style-name="T13">.</text:span><text:span text:style-name="T9">messages</text:span><text:span text:style-name="T13">:</text:span><text:span text:style-name="T9"><text:line-break/> <text:s text:c="27"/></text:span><text:span text:style-name="T11">print</text:span><text:span text:style-name="T13">(</text:span><text:span text:style-name="T9">message</text:span><text:span text:style-name="T13">)</text:span><text:span text:style-name="T9"><text:line-break/> <text:s text:c="15"/></text:span><text:span text:style-name="T11">else</text:span><text:span text:style-name="T13">:</text:span><text:span text:style-name="T9"><text:line-break/> <text:s text:c="19"/></text:span><text:span text:style-name="T7"># </text:span><text:span text:style-name="T7">transaction</text:span><text:span text:style-name="T7">_</text:span><text:span text:style-name="T7">query</text:span><text:span text:style-name="T7"> </text:span><text:span text:style-name="T7">returned</text:span><text:span text:style-name="T7"> </text:span><text:span text:style-name="T7">ApplicationResponse</text:span><text:span text:style-name="T9"><text:line-break/> <text:s text:c="19"/></text:span><text:span text:style-name="T7"># </text:span><text:span text:style-name="T7">TransactionList</text:span><text:span text:style-name="T7"> </text:span><text:span text:style-name="T7">must</text:span><text:span text:style-name="T7"> </text:span><text:span text:style-name="T7">be</text:span><text:span text:style-name="T7"> </text:span><text:span text:style-name="T7">separately</text:span><text:span text:style-name="T7"> </text:span><text:span text:style-name="T7">downloaded</text:span><text:span text:style-name="T7">.</text:span><text:span text:style-name="T9"><text:line-break/> <text:s text:c="19"/></text:span><text:span text:style-name="T11">print</text:span><text:span text:style-name="T13">(</text:span><text:span text:style-name="T9">ret</text:span><text:span text:style-name="T9">_</text:span><text:span text:style-name="T9">val</text:span><text:span text:style-name="T13">.</text:span><text:span text:style-name="T9">references</text:span><text:span text:style-name="T13">[</text:span><text:span text:style-name="T22">0</text:span><text:span text:style-name="T13">])</text:span><text:span text:style-name="T9"><text:line-break/> <text:s text:c="7"/></text:span><text:span text:style-name="T11">else</text:span><text:span text:style-name="T13">:</text:span><text:span text:style-name="T9"><text:line-break/> <text:s text:c="11"/></text:span><text:span text:style-name="T11">print</text:span><text:span text:style-name="T13">(</text:span><text:span text:style-name="T15">"</text:span><text:span text:style-name="T15">Exit</text:span><text:span text:style-name="T15">.."</text:span><text:span text:style-name="T13">)</text:span><text:span text:style-name="T9"><text:line-break/> <text:s text:c="11"/></text:span><text:span text:style-name="T11">return</text:span><text:span text:style-name="T9"><text:line-break/><text:line-break/></text:span><text:span text:style-name="T11">if</text:span><text:span text:style-name="T9"> </text:span><text:span text:style-name="T17">__</text:span><text:span text:style-name="T17">name</text:span><text:span text:style-name="T17">__</text:span><text:span text:style-name="T9"> </text:span><text:span text:style-name="T21">==</text:span><text:span text:style-name="T9"> </text:span><text:span text:style-name="T15">'__</text:span><text:span text:style-name="T15">main</text:span><text:span text:style-name="T15">__'</text:span><text:span text:style-name="T13">:</text:span><text:span text:style-name="T9"><text:line-break/> <text:s text:c="3"/></text:span><text:span text:style-name="T9">main</text:span><text:span text:style-name="T13">()</text:span></text:p>
      <text:p text:style-name="P8"/>
      <text:p text:style-name="P2"/>
      <text:p text:style-name="P2">To create the payment-file and upload it to the bank, user <text:span text:style-name="T25">can use the </text:span>following lines <text:span text:style-name="T25">to perform</text:span> that <text:span text:style-name="T25">operation</text:span>.</text:p>
      <text:p text:style-name="P2"/>
      <text:p text:style-name="P9"><text:span text:style-name="T8"># </text:span><text:span text:style-name="T8">Import</text:span><text:span text:style-name="T8"> </text:span><text:span text:style-name="T8">the</text:span><text:span text:style-name="T8"> </text:span><text:span text:style-name="T8">required</text:span><text:span text:style-name="T8"> </text:span><text:span text:style-name="T8">modules</text:span><text:span text:style-name="T10"><text:line-break/></text:span><text:span text:style-name="T12">from</text:span><text:span text:style-name="T10"> </text:span><text:span text:style-name="T10">bankws</text:span><text:span text:style-name="T10"> </text:span><text:span text:style-name="T12">import</text:span><text:span text:style-name="T10"> </text:span><text:span text:style-name="T10">c</text:span><text:span text:style-name="T10">2</text:span><text:span text:style-name="T10">b</text:span><text:span text:style-name="T10"><text:line-break/></text:span><text:soft-page-break/><text:span text:style-name="T12">from</text:span><text:span text:style-name="T10"> </text:span><text:span text:style-name="T10">bankws</text:span><text:span text:style-name="T10"> </text:span><text:span text:style-name="T12">import</text:span><text:span text:style-name="T10"> </text:span><text:span text:style-name="T10">c</text:span><text:span text:style-name="T10">2</text:span><text:span text:style-name="T10">bhelper</text:span><text:span text:style-name="T10"><text:line-break/></text:span><text:span text:style-name="T12">from</text:span><text:span text:style-name="T10"> </text:span><text:span text:style-name="T10">bankws</text:span><text:span text:style-name="T10"> </text:span><text:span text:style-name="T12">import</text:span><text:span text:style-name="T10"> </text:span><text:span text:style-name="T10">entity</text:span><text:span text:style-name="T10"><text:line-break/></text:span><text:span text:style-name="T12">from</text:span><text:span text:style-name="T10"> </text:span><text:span text:style-name="T10">bankws</text:span><text:span text:style-name="T10"> </text:span><text:span text:style-name="T12">import</text:span><text:span text:style-name="T10"> </text:span><text:span text:style-name="T10">webservice</text:span><text:span text:style-name="T10"><text:line-break/></text:span><text:span text:style-name="T12">from</text:span><text:span text:style-name="T10"> </text:span><text:span text:style-name="T10">bankws</text:span><text:span text:style-name="T10"> </text:span><text:span text:style-name="T12">import</text:span><text:span text:style-name="T10"> </text:span><text:span text:style-name="T10">bank</text:span><text:span text:style-name="T10"><text:line-break/><text:line-break/></text:span><text:span text:style-name="T8"># </text:span><text:span text:style-name="T8">Create</text:span><text:span text:style-name="T8"> </text:span><text:span text:style-name="T8">the</text:span><text:span text:style-name="T8"> </text:span><text:span text:style-name="T8">company</text:span><text:span text:style-name="T8"> </text:span><text:span text:style-name="T8">which</text:span><text:span text:style-name="T8"> </text:span><text:span text:style-name="T8">originates</text:span><text:span text:style-name="T8"> </text:span><text:span text:style-name="T8">the</text:span><text:span text:style-name="T8"> </text:span><text:span text:style-name="T8">payment</text:span><text:span text:style-name="T10"><text:line-break/></text:span><text:span text:style-name="T10">company</text:span><text:span text:style-name="T10"> </text:span><text:span text:style-name="T14">=</text:span><text:span text:style-name="T10"> </text:span><text:span text:style-name="T10">entity</text:span><text:span text:style-name="T14">.</text:span><text:span text:style-name="T10">Entity</text:span><text:span text:style-name="T14">(</text:span><text:span text:style-name="T16">'</text:span><text:span text:style-name="T16">Firma</text:span><text:span text:style-name="T16"> </text:span><text:span text:style-name="T16">Oy</text:span><text:span text:style-name="T16">'</text:span><text:span text:style-name="T14">,</text:span><text:span text:style-name="T10"> </text:span><text:span text:style-name="T16">'</text:span><text:span text:style-name="T16">FI</text:span><text:span text:style-name="T16">'</text:span><text:span text:style-name="T14">,</text:span><text:span text:style-name="T10"> </text:span><text:span text:style-name="T16">'</text:span><text:span text:style-name="T16">Teollisuuskatu</text:span><text:span text:style-name="T16"> 1'</text:span><text:span text:style-name="T14">,</text:span><text:span text:style-name="T10"> </text:span><text:span text:style-name="T16">'00550'</text:span><text:span text:style-name="T14">,</text:span><text:span text:style-name="T10"> </text:span><text:span text:style-name="T16">'</text:span><text:span text:style-name="T16">Helsinki</text:span><text:span text:style-name="T16">'</text:span><text:span text:style-name="T14">)</text:span><text:span text:style-name="T10"><text:line-break/><text:line-break/></text:span><text:span text:style-name="T8"># </text:span><text:span text:style-name="T8">Create</text:span><text:span text:style-name="T8"> </text:span><text:span text:style-name="T8">the</text:span><text:span text:style-name="T8"> </text:span><text:span text:style-name="T8">payment</text:span><text:span text:style-name="T8"> </text:span><text:span text:style-name="T8">receiver</text:span><text:span text:style-name="T10"><text:line-break/></text:span><text:span text:style-name="T10">receiver</text:span><text:span text:style-name="T10"> </text:span><text:span text:style-name="T14">=</text:span><text:span text:style-name="T10"> </text:span><text:span text:style-name="T10">entity</text:span><text:span text:style-name="T14">.</text:span><text:span text:style-name="T10">Entity</text:span><text:span text:style-name="T14">(</text:span><text:span text:style-name="T16">'</text:span><text:span text:style-name="T16">Ville</text:span><text:span text:style-name="T16"> </text:span><text:span text:style-name="T16">Velkoja</text:span><text:span text:style-name="T16">'</text:span><text:span text:style-name="T14">,</text:span><text:span text:style-name="T10"> </text:span><text:span text:style-name="T16">'</text:span><text:span text:style-name="T16">FI</text:span><text:span text:style-name="T16">'</text:span><text:span text:style-name="T14">,</text:span><text:span text:style-name="T10"> </text:span><text:span text:style-name="T16">'</text:span><text:span text:style-name="T16">Rahakatu</text:span><text:span text:style-name="T16"> 71'</text:span><text:span text:style-name="T14">,</text:span><text:span text:style-name="T10"> </text:span><text:span text:style-name="T16">'26458'</text:span><text:span text:style-name="T14">,</text:span><text:span text:style-name="T10"> </text:span><text:span text:style-name="T16">'</text:span><text:span text:style-name="T16">Pankkila</text:span><text:span text:style-name="T16">'</text:span><text:span text:style-name="T14">)</text:span><text:span text:style-name="T10"><text:line-break/><text:line-break/></text:span><text:span text:style-name="T8"># </text:span><text:span text:style-name="T8">create</text:span><text:span text:style-name="T8"> </text:span><text:span text:style-name="T8">the</text:span><text:span text:style-name="T8"> </text:span><text:span text:style-name="T8">C</text:span><text:span text:style-name="T8">2</text:span><text:span text:style-name="T8">B</text:span><text:span text:style-name="T8">-</text:span><text:span text:style-name="T8">payment</text:span><text:span text:style-name="T8"> </text:span><text:span text:style-name="T8">using</text:span><text:span text:style-name="T8"> </text:span><text:span text:style-name="T8">the</text:span><text:span text:style-name="T8"> </text:span><text:span text:style-name="T8">payer</text:span><text:span text:style-name="T8"> </text:span><text:span text:style-name="T8">as</text:span><text:span text:style-name="T8"> </text:span><text:span text:style-name="T8">an</text:span><text:span text:style-name="T8"> </text:span><text:span text:style-name="T8">argument</text:span><text:span text:style-name="T10"><text:line-break/></text:span><text:span text:style-name="T10">payment</text:span><text:span text:style-name="T10"> </text:span><text:span text:style-name="T14">=</text:span><text:span text:style-name="T10"> </text:span><text:span text:style-name="T10">c</text:span><text:span text:style-name="T10">2</text:span><text:span text:style-name="T10">b</text:span><text:span text:style-name="T14">.</text:span><text:span text:style-name="T10">C</text:span><text:span text:style-name="T10">2</text:span><text:span text:style-name="T10">B</text:span><text:span text:style-name="T14">(</text:span><text:span text:style-name="T10">company</text:span><text:span text:style-name="T14">)</text:span><text:span text:style-name="T10"><text:line-break/><text:line-break/></text:span><text:span text:style-name="T8"># </text:span><text:span text:style-name="T8">Add</text:span><text:span text:style-name="T8"> </text:span><text:span text:style-name="T8">group</text:span><text:span text:style-name="T8"> </text:span><text:span text:style-name="T8">header</text:span><text:span text:style-name="T8"> </text:span><text:span text:style-name="T8">to</text:span><text:span text:style-name="T8"> </text:span><text:span text:style-name="T8">identify</text:span><text:span text:style-name="T8"> </text:span><text:span text:style-name="T8">payment</text:span><text:span text:style-name="T8"> </text:span><text:span text:style-name="T8">and</text:span><text:span text:style-name="T8"> </text:span><text:span text:style-name="T8">MIXD</text:span><text:span text:style-name="T8"> </text:span><text:span text:style-name="T8">to</text:span><text:span text:style-name="T8"> </text:span><text:span text:style-name="T8">tell</text:span><text:span text:style-name="T8">, </text:span><text:span text:style-name="T8">that</text:span><text:span text:style-name="T8"> </text:span><text:span text:style-name="T8">there</text:span><text:span text:style-name="T8"> </text:span><text:span text:style-name="T8">is</text:span><text:span text:style-name="T8"> </text:span><text:span text:style-name="T8">one</text:span><text:span text:style-name="T8"> </text:span><text:span text:style-name="T8">or</text:span><text:span text:style-name="T8"> </text:span><text:span text:style-name="T8">more</text:span><text:span text:style-name="T8"> </text:span><text:span text:style-name="T8">of</text:span><text:span text:style-name="T10"><text:line-break/></text:span><text:span text:style-name="T8"># </text:span><text:span text:style-name="T8">PmtInf</text:span><text:span text:style-name="T8">-</text:span><text:span text:style-name="T8">sections</text:span><text:span text:style-name="T8"> </text:span><text:span text:style-name="T8">holding</text:span><text:span text:style-name="T8"> </text:span><text:span text:style-name="T8">one</text:span><text:span text:style-name="T8"> </text:span><text:span text:style-name="T8">or</text:span><text:span text:style-name="T8"> </text:span><text:span text:style-name="T8">more</text:span><text:span text:style-name="T8"> </text:span><text:span text:style-name="T8">of</text:span><text:span text:style-name="T8"> </text:span><text:span text:style-name="T8">CdtTrfTxInf</text:span><text:span text:style-name="T8">-</text:span><text:span text:style-name="T8">sections</text:span><text:span text:style-name="T8">.</text:span><text:span text:style-name="T10"><text:line-break/></text:span><text:span text:style-name="T10">payment</text:span><text:span text:style-name="T14">.</text:span><text:span text:style-name="T10">group</text:span><text:span text:style-name="T10">_</text:span><text:span text:style-name="T10">header</text:span><text:span text:style-name="T14">(</text:span><text:span text:style-name="T16">'</text:span><text:span text:style-name="T16">test</text:span><text:span text:style-name="T16">_</text:span><text:span text:style-name="T16">payment</text:span><text:span text:style-name="T16">_4'</text:span><text:span text:style-name="T14">,</text:span><text:span text:style-name="T10"> </text:span><text:span text:style-name="T16">'</text:span><text:span text:style-name="T16">MIXD</text:span><text:span text:style-name="T16">'</text:span><text:span text:style-name="T14">)</text:span><text:span text:style-name="T10"><text:line-break/><text:line-break/></text:span><text:span text:style-name="T8"># </text:span><text:span text:style-name="T8">Create</text:span><text:span text:style-name="T8"> </text:span><text:span text:style-name="T8">individual</text:span><text:span text:style-name="T8"> </text:span><text:span text:style-name="T8">payment</text:span><text:span text:style-name="T8"> </text:span><text:span text:style-name="T8">using</text:span><text:span text:style-name="T8"> </text:span><text:span text:style-name="T8">the</text:span><text:span text:style-name="T8"> </text:span><text:span text:style-name="T8">following</text:span><text:span text:style-name="T8"> </text:span><text:span text:style-name="T8">information</text:span><text:span text:style-name="T8">. </text:span><text:span text:style-name="T8">See</text:span><text:span text:style-name="T8"> </text:span><text:span text:style-name="T8">the</text:span><text:span text:style-name="T8"> </text:span><text:span text:style-name="T8">documentation</text:span><text:span text:style-name="T8"> </text:span><text:span text:style-name="T8">for</text:span><text:span text:style-name="T10"><text:line-break/></text:span><text:span text:style-name="T8"># </text:span><text:span text:style-name="T8">the</text:span><text:span text:style-name="T8"> </text:span><text:span text:style-name="T8">meaning</text:span><text:span text:style-name="T8"> </text:span><text:span text:style-name="T8">of</text:span><text:span text:style-name="T8"> </text:span><text:span text:style-name="T8">different</text:span><text:span text:style-name="T8"> </text:span><text:span text:style-name="T8">parameters</text:span><text:span text:style-name="T8">.</text:span><text:span text:style-name="T10"><text:line-break/></text:span><text:span text:style-name="T10">sepa</text:span><text:span text:style-name="T10"> </text:span><text:span text:style-name="T14">=</text:span><text:span text:style-name="T10"> </text:span><text:span text:style-name="T10">c</text:span><text:span text:style-name="T10">2</text:span><text:span text:style-name="T10">bhelper</text:span><text:span text:style-name="T14">.</text:span><text:span text:style-name="T10">SEPA</text:span><text:span text:style-name="T14">(</text:span><text:span text:style-name="T10">company</text:span><text:span text:style-name="T14">,</text:span><text:span text:style-name="T10"> </text:span><text:span text:style-name="T16">'</text:span><text:span text:style-name="T16">TRA</text:span><text:span text:style-name="T16">'</text:span><text:span text:style-name="T14">,</text:span><text:span text:style-name="T10"> </text:span><text:span text:style-name="T16">'</text:span><text:span text:style-name="T16">SEPA</text:span><text:span text:style-name="T16">'</text:span><text:span text:style-name="T14">,</text:span><text:span text:style-name="T10"> </text:span><text:span text:style-name="T16">'2012-05-28'</text:span><text:span text:style-name="T14">,</text:span><text:span text:style-name="T10"><text:line-break/> <text:s text:c="18"/></text:span><text:span text:style-name="T16">'</text:span><text:span text:style-name="T16">material</text:span><text:span text:style-name="T16">-</text:span><text:span text:style-name="T16">id</text:span><text:span text:style-name="T16">_7'</text:span><text:span text:style-name="T14">,</text:span><text:span text:style-name="T10"> </text:span><text:span text:style-name="T16">'</text:span><text:span text:style-name="T16">FI</text:span><text:span text:style-name="T16">2550001520322972'</text:span><text:span text:style-name="T14">,</text:span><text:span text:style-name="T10"> </text:span><text:span text:style-name="T16">'</text:span><text:span text:style-name="T16">OKOYFIHH</text:span><text:span text:style-name="T16">'</text:span><text:span text:style-name="T14">,</text:span><text:span text:style-name="T10"><text:line-break/> <text:s text:c="18"/></text:span><text:span text:style-name="T16">'</text:span><text:span text:style-name="T16">SLEV</text:span><text:span text:style-name="T16">'</text:span><text:span text:style-name="T14">,</text:span><text:span text:style-name="T10"> </text:span><text:span text:style-name="T16">'</text:span><text:span text:style-name="T16">pmt</text:span><text:span text:style-name="T16">_</text:span><text:span text:style-name="T16">inf</text:span><text:span text:style-name="T16">_</text:span><text:span text:style-name="T16">id</text:span><text:span text:style-name="T16">'</text:span><text:span text:style-name="T14">,</text:span><text:span text:style-name="T10"> </text:span><text:span text:style-name="T16">'</text:span><text:span text:style-name="T16">instr</text:span><text:span text:style-name="T16">_</text:span><text:span text:style-name="T16">prty</text:span><text:span text:style-name="T16">'</text:span><text:span text:style-name="T14">,</text:span><text:span text:style-name="T10"> </text:span><text:span text:style-name="T16">'</text:span><text:span text:style-name="T16">EUR</text:span><text:span text:style-name="T16">'</text:span><text:span text:style-name="T14">,</text:span><text:span text:style-name="T10"> </text:span><text:span text:style-name="T16">'</text:span><text:span text:style-name="T16">Toinen</text:span><text:span text:style-name="T16"> </text:span><text:span text:style-name="T16">Firma</text:span><text:span text:style-name="T16"> </text:span><text:span text:style-name="T16">Oy</text:span><text:span text:style-name="T16">'</text:span><text:span text:style-name="T14">)</text:span><text:span text:style-name="T10"><text:line-break/><text:line-break/></text:span><text:span text:style-name="T8"># </text:span><text:span text:style-name="T8">Add</text:span><text:span text:style-name="T8"> </text:span><text:span text:style-name="T8">the</text:span><text:span text:style-name="T8"> “</text:span><text:span text:style-name="T8">Maksun</text:span><text:span text:style-name="T8"> </text:span><text:span text:style-name="T8">hyvityspuolen</text:span><text:span text:style-name="T8"> </text:span><text:span text:style-name="T8">tiedot</text:span><text:span text:style-name="T8">” </text:span><text:span text:style-name="T8">to</text:span><text:span text:style-name="T8"> </text:span><text:span text:style-name="T8">the</text:span><text:span text:style-name="T8"> </text:span><text:span text:style-name="T8">payment</text:span><text:span text:style-name="T8">. </text:span><text:span text:style-name="T8">Check</text:span><text:span text:style-name="T8"> </text:span><text:span text:style-name="T8">the</text:span><text:span text:style-name="T8"> </text:span><text:span text:style-name="T8">start</text:span><text:span text:style-name="T8"> </text:span><text:span text:style-name="T8">of</text:span><text:span text:style-name="T8"> </text:span><text:span text:style-name="T8">this</text:span><text:span text:style-name="T8"> </text:span><text:span text:style-name="T8">document</text:span></text:p>
      <text:p text:style-name="P9"><text:span text:style-name="T8"># </text:span><text:span text:style-name="T8">for</text:span><text:span text:style-name="T8"> </text:span><text:span text:style-name="T8">the</text:span><text:span text:style-name="T8"> </text:span><text:span text:style-name="T8">meaning</text:span><text:span text:style-name="T8"> </text:span><text:span text:style-name="T8">of</text:span><text:span text:style-name="T8"> </text:span><text:span text:style-name="T8">different</text:span><text:span text:style-name="T8"> </text:span><text:span text:style-name="T8">parameters</text:span><text:span text:style-name="T8">.</text:span><text:span text:style-name="T10"><text:line-break/></text:span><text:span text:style-name="T10">tr</text:span><text:span text:style-name="T10"> </text:span><text:span text:style-name="T14">=</text:span><text:span text:style-name="T10"> </text:span><text:span text:style-name="T10">c</text:span><text:span text:style-name="T10">2</text:span><text:span text:style-name="T10">bhelper</text:span><text:span text:style-name="T14">.</text:span><text:span text:style-name="T10">CdtTrfTxInf</text:span><text:span text:style-name="T14">(</text:span><text:span text:style-name="T10">receiver</text:span><text:span text:style-name="T14">,</text:span><text:span text:style-name="T10"> </text:span><text:span text:style-name="T18">None</text:span><text:span text:style-name="T14">,</text:span><text:span text:style-name="T10"> </text:span><text:span text:style-name="T16">'</text:span><text:span text:style-name="T16">unique</text:span><text:span text:style-name="T16">_</text:span><text:span text:style-name="T16">transaction</text:span><text:span text:style-name="T16">_7'</text:span><text:span text:style-name="T14">,</text:span><text:span text:style-name="T10"> </text:span><text:span text:style-name="T24">8000.01</text:span><text:span text:style-name="T14">,</text:span><text:span text:style-name="T10"><text:line-break/> <text:s text:c="25"/></text:span><text:span text:style-name="T16">'</text:span><text:span text:style-name="T16">EUR</text:span><text:span text:style-name="T16">'</text:span><text:span text:style-name="T14">,</text:span><text:span text:style-name="T10"> </text:span><text:span text:style-name="T16">'</text:span><text:span text:style-name="T16">OKOYFIHH</text:span><text:span text:style-name="T16">'</text:span><text:span text:style-name="T14">,</text:span><text:span text:style-name="T10"> </text:span><text:span text:style-name="T16">'</text:span><text:span text:style-name="T16">FI</text:span><text:span text:style-name="T16">8937040044053000'</text:span><text:span text:style-name="T14">,</text:span><text:span text:style-name="T10"> </text:span><text:span text:style-name="T16">'</text:span><text:span text:style-name="T16">SLEV</text:span><text:span text:style-name="T16">'</text:span><text:span text:style-name="T14">,</text:span><text:span text:style-name="T10"><text:line-break/> <text:s text:c="25"/></text:span><text:span text:style-name="T16">'</text:span><text:span text:style-name="T16">unique</text:span><text:span text:style-name="T16">_</text:span><text:span text:style-name="T16">transaction</text:span><text:span text:style-name="T16">_7 (</text:span><text:span text:style-name="T16">InstrId</text:span><text:span text:style-name="T16">)'</text:span><text:span text:style-name="T14">,</text:span><text:span text:style-name="T10"> </text:span><text:span text:style-name="T16">'</text:span><text:span text:style-name="T16">HIGH</text:span><text:span text:style-name="T16">'</text:span><text:span text:style-name="T14">,</text:span><text:span text:style-name="T10"><text:line-break/> <text:s text:c="26"/></text:span><text:span text:style-name="T18">None</text:span><text:span text:style-name="T14">,</text:span><text:span text:style-name="T10"> </text:span><text:span text:style-name="T16">'</text:span><text:span text:style-name="T16">Testiviesti</text:span><text:span text:style-name="T16"> </text:span><text:span text:style-name="T16">vastaanottajalle</text:span><text:span text:style-name="T16">'</text:span><text:span text:style-name="T14">,</text:span><text:span text:style-name="T10"> </text:span><text:span text:style-name="T18">None</text:span><text:span text:style-name="T14">)</text:span><text:span text:style-name="T10"><text:line-break/><text:line-break/></text:span><text:span text:style-name="T8"># </text:span><text:span text:style-name="T8">Add</text:span><text:span text:style-name="T8"> </text:span><text:span text:style-name="T8">the</text:span><text:span text:style-name="T8"> </text:span><text:span text:style-name="T8">transaction</text:span><text:span text:style-name="T8"> </text:span><text:span text:style-name="T8">to</text:span><text:span text:style-name="T8"> </text:span><text:span text:style-name="T8">the</text:span><text:span text:style-name="T8"> </text:span><text:span text:style-name="T8">list</text:span><text:span text:style-name="T8"> </text:span><text:span text:style-name="T8">of</text:span><text:span text:style-name="T8"> </text:span><text:span text:style-name="T8">transactions</text:span><text:span text:style-name="T8"> </text:span><text:span text:style-name="T8">in</text:span><text:span text:style-name="T8"> </text:span><text:span text:style-name="T8">a</text:span><text:span text:style-name="T8"> </text:span><text:span text:style-name="T8">payment</text:span><text:span text:style-name="T10"><text:line-break/></text:span><text:span text:style-name="T10">sepa</text:span><text:span text:style-name="T14">.</text:span><text:span text:style-name="T10">add</text:span><text:span text:style-name="T10">_</text:span><text:span text:style-name="T10">transaction</text:span><text:span text:style-name="T14">(</text:span><text:span text:style-name="T10">tr</text:span><text:span text:style-name="T10">1</text:span><text:span text:style-name="T14">)</text:span><text:span text:style-name="T10"><text:line-break/><text:line-break/></text:span><text:span text:style-name="T8"># </text:span><text:span text:style-name="T8">Add</text:span><text:span text:style-name="T8"> </text:span><text:span text:style-name="T8">payment</text:span><text:span text:style-name="T8"> </text:span><text:span text:style-name="T8">to</text:span><text:span text:style-name="T8"> </text:span><text:span text:style-name="T8">the</text:span><text:span text:style-name="T8"> </text:span><text:span text:style-name="T8">list</text:span><text:span text:style-name="T8"> </text:span><text:span text:style-name="T8">of</text:span><text:span text:style-name="T8"> </text:span><text:span text:style-name="T8">individual</text:span><text:span text:style-name="T8"> </text:span><text:span text:style-name="T8">payments</text:span><text:span text:style-name="T8"> </text:span><text:span text:style-name="T8">in</text:span><text:span text:style-name="T8"> </text:span><text:span text:style-name="T8">a</text:span><text:span text:style-name="T8"> </text:span><text:span text:style-name="T8">message</text:span><text:span text:style-name="T10"><text:line-break/></text:span><text:span text:style-name="T10">payment</text:span><text:span text:style-name="T14">.</text:span><text:span text:style-name="T10">add</text:span><text:span text:style-name="T10">_</text:span><text:span text:style-name="T10">SEPA</text:span><text:span text:style-name="T10">_</text:span><text:span text:style-name="T10">payment</text:span><text:span text:style-name="T14">(</text:span><text:span text:style-name="T10">sepa</text:span><text:span text:style-name="T14">)</text:span><text:span text:style-name="T10"><text:line-break/><text:line-break/></text:span><text:span text:style-name="T8"># </text:span><text:span text:style-name="T8">Create</text:span><text:span text:style-name="T8"> </text:span><text:span text:style-name="T8">the</text:span><text:span text:style-name="T8"> </text:span><text:span text:style-name="T8">webservice</text:span><text:span text:style-name="T8">-</text:span><text:span text:style-name="T8">object</text:span><text:span text:style-name="T8"> </text:span><text:span text:style-name="T8">with</text:span><text:span text:style-name="T8"> </text:span><text:span text:style-name="T8">a</text:span><text:span text:style-name="T8"> </text:span><text:span text:style-name="T8">customer</text:span><text:span text:style-name="T8">’</text:span><text:span text:style-name="T8">s</text:span><text:span text:style-name="T8"> </text:span><text:span text:style-name="T8">ID</text:span><text:span text:style-name="T8">, </text:span><text:span text:style-name="T8">key</text:span><text:span text:style-name="T8">-</text:span><text:span text:style-name="T8">and</text:span><text:span text:style-name="T8"> </text:span><text:span text:style-name="T8">bank</text:span><text:span text:style-name="T8">’</text:span><text:span text:style-name="T8">s</text:span><text:span text:style-name="T8"> </text:span><text:span text:style-name="T8">information</text:span><text:span text:style-name="T8">.</text:span><text:span text:style-name="T10"><text:line-break/></text:span><text:span text:style-name="T10">ws</text:span><text:span text:style-name="T10"> </text:span><text:span text:style-name="T14">=</text:span><text:span text:style-name="T10"> </text:span><text:span text:style-name="T10">webservice</text:span><text:span text:style-name="T14">.</text:span><text:span text:style-name="T10">WebService</text:span><text:span text:style-name="T14">(</text:span><text:span text:style-name="T10">CustomerID</text:span><text:span text:style-name="T14">,</text:span><text:span text:style-name="T10"> </text:span><text:span text:style-name="T10">RSA</text:span><text:span text:style-name="T10"> </text:span><text:span text:style-name="T10">keyfile</text:span><text:span text:style-name="T10"> </text:span><text:span text:style-name="T10">name</text:span><text:span text:style-name="T14">,</text:span><text:span text:style-name="T10"> </text:span><text:span text:style-name="T10">Certificate</text:span><text:span text:style-name="T10"> </text:span><text:span text:style-name="T10">file</text:span><text:span text:style-name="T10"> </text:span><text:span text:style-name="T10">name</text:span><text:span text:style-name="T14">,</text:span><text:span text:style-name="T10"> </text:span><text:span text:style-name="T10">Bank</text:span><text:span text:style-name="T10"> </text:span><text:span text:style-name="T20">object</text:span><text:span text:style-name="T14">)</text:span><text:span text:style-name="T10"><text:line-break/><text:line-break/></text:span><text:span text:style-name="T8"># </text:span><text:span text:style-name="T8">Upload</text:span><text:span text:style-name="T8"> </text:span><text:span text:style-name="T8">file</text:span><text:span text:style-name="T8"> </text:span><text:span text:style-name="T8">to</text:span><text:span text:style-name="T8"> </text:span><text:span text:style-name="T8">the</text:span><text:span text:style-name="T8"> </text:span><text:span text:style-name="T8">bank</text:span><text:span text:style-name="T10"><text:line-break/></text:span><text:span text:style-name="T10">pmt</text:span><text:span text:style-name="T10">_</text:span><text:span text:style-name="T10">xml</text:span><text:span text:style-name="T10"> </text:span><text:span text:style-name="T14">=</text:span><text:span text:style-name="T10"> </text:span><text:span text:style-name="T20">str</text:span><text:span text:style-name="T14">(</text:span><text:span text:style-name="T10">payment</text:span><text:span text:style-name="T14">)</text:span><text:span text:style-name="T10"><text:line-break/></text:span><text:span text:style-name="T10">ar</text:span><text:span text:style-name="T10"> </text:span><text:span text:style-name="T14">=</text:span><text:span text:style-name="T10"> </text:span><text:span text:style-name="T10">ws</text:span><text:span text:style-name="T14">.</text:span><text:span text:style-name="T10">upload</text:span><text:span text:style-name="T10">_</text:span><text:span text:style-name="T10">file</text:span><text:span text:style-name="T14">(</text:span><text:span text:style-name="T10">pmt</text:span><text:span text:style-name="T10">_</text:span><text:span text:style-name="T10">xml</text:span><text:span text:style-name="T14">)</text:span><text:span text:style-name="T10"><text:line-break/><text:line-break/></text:span><text:span text:style-name="T8"># </text:span><text:span text:style-name="T8">Print</text:span><text:span text:style-name="T8"> </text:span><text:span text:style-name="T8">the</text:span><text:span text:style-name="T8"> </text:span><text:span text:style-name="T8">payment</text:span><text:span text:style-name="T8">’</text:span><text:span text:style-name="T8">s</text:span><text:span text:style-name="T8"> </text:span><text:span text:style-name="T8">reference</text:span><text:span text:style-name="T8"> </text:span><text:span text:style-name="T8">number</text:span><text:span text:style-name="T8"> </text:span><text:span text:style-name="T8">returned</text:span><text:span text:style-name="T8"> </text:span><text:span text:style-name="T8">by</text:span><text:span text:style-name="T8"> </text:span><text:span text:style-name="T8">the</text:span><text:span text:style-name="T8"> </text:span><text:span text:style-name="T8">bank</text:span><text:span text:style-name="T8"> </text:span><text:span text:style-name="T8">later</text:span><text:span text:style-name="T8"> </text:span><text:span text:style-name="T8">used</text:span><text:span text:style-name="T8"> </text:span><text:span text:style-name="T8">when</text:span><text:span text:style-name="T8"> </text:span><text:span text:style-name="T8">downloading</text:span></text:p>
      <text:p text:style-name="P9"><text:span text:style-name="T8"># </text:span><text:span text:style-name="T8">the</text:span><text:span text:style-name="T8"> </text:span><text:span text:style-name="T8">filelist</text:span><text:span text:style-name="T8">. </text:span><text:span text:style-name="T8">This</text:span><text:span text:style-name="T8"> </text:span><text:span text:style-name="T8">output</text:span><text:span text:style-name="T8"> </text:span><text:span text:style-name="T8">number</text:span><text:span text:style-name="T8"> </text:span><text:span text:style-name="T8">is</text:span><text:span text:style-name="T8"> </text:span><text:span text:style-name="T8">used</text:span><text:span text:style-name="T8"> </text:span><text:span text:style-name="T8">as</text:span><text:span text:style-name="T8"> </text:span><text:span text:style-name="T8">a</text:span><text:span text:style-name="T8"> </text:span><text:span text:style-name="T8">parent</text:span><text:span text:style-name="T8"> </text:span><text:span text:style-name="T8">reference</text:span><text:span text:style-name="T8">-</text:span><text:span text:style-name="T8">number</text:span><text:span text:style-name="T8"> </text:span><text:span text:style-name="T8">when</text:span><text:span text:style-name="T8"> </text:span><text:span text:style-name="T8">selecting</text:span></text:p>
      <text:p text:style-name="P2"><text:span text:style-name="T7"># the appropriate feedback to be downloaded regarding this particular message</text:span><text:span text:style-name="T9"><text:line-break/></text:span><text:span text:style-name="T11">print</text:span><text:span text:style-name="T13">(</text:span><text:span text:style-name="T9">ar</text:span><text:span text:style-name="T13">.</text:span><text:span text:style-name="T9">references</text:span><text:span text:style-name="T13">[</text:span><text:span text:style-name="T22">0</text:span><text:span text:style-name="T13">])</text:span><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nsolas" svg:font-family="Consolas"/>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meta:initial-creator/>
    <dc:creator>Petri Luojus</dc:creator>
    <meta:editing-cycles>3</meta:editing-cycles>
    <dc:date>2012-06-01T07:31:28</dc:date>
    <meta:editing-duration>PT00H01M51S</meta:editing-duration>
    <meta:document-statistic meta:table-count="0" meta:image-count="0" meta:object-count="0" meta:page-count="14" meta:paragraph-count="296" meta:word-count="3568" meta:character-count="29335"/>
  </office:meta>
</office:document-meta>
</file>